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2e64" officeooo:paragraph-rsid="00062e64"/>
    </style:style>
    <style:style style:name="P2" style:family="paragraph" style:parent-style-name="Standard">
      <style:text-properties officeooo:rsid="00062e64" officeooo:paragraph-rsid="002aa312"/>
    </style:style>
    <style:style style:name="P3" style:family="paragraph" style:parent-style-name="Standard">
      <style:text-properties officeooo:rsid="00062e64" officeooo:paragraph-rsid="0066cbd0"/>
    </style:style>
    <style:style style:name="P4" style:family="paragraph" style:parent-style-name="Standard">
      <style:text-properties officeooo:rsid="00062e64" officeooo:paragraph-rsid="00806e85"/>
    </style:style>
    <style:style style:name="P5" style:family="paragraph" style:parent-style-name="Standard">
      <style:text-properties officeooo:rsid="00062e64" officeooo:paragraph-rsid="00b41e59"/>
    </style:style>
    <style:style style:name="P6" style:family="paragraph" style:parent-style-name="Standard">
      <style:text-properties officeooo:rsid="00062e64" officeooo:paragraph-rsid="012d5155"/>
    </style:style>
    <style:style style:name="P7" style:family="paragraph" style:parent-style-name="Standard">
      <style:text-properties officeooo:rsid="00062e64" officeooo:paragraph-rsid="013b0c88"/>
    </style:style>
    <style:style style:name="P8" style:family="paragraph" style:parent-style-name="Standard">
      <style:text-properties officeooo:rsid="00062e64" officeooo:paragraph-rsid="014f897c"/>
    </style:style>
    <style:style style:name="P9" style:family="paragraph" style:parent-style-name="Standard">
      <style:text-properties officeooo:rsid="00062e64" officeooo:paragraph-rsid="01510b5b"/>
    </style:style>
    <style:style style:name="P10" style:family="paragraph" style:parent-style-name="Standard">
      <style:text-properties officeooo:rsid="00062e64" officeooo:paragraph-rsid="01528b55"/>
    </style:style>
    <style:style style:name="P11" style:family="paragraph" style:parent-style-name="Standard">
      <style:text-properties officeooo:rsid="00062e64" officeooo:paragraph-rsid="015cfc7e"/>
    </style:style>
    <style:style style:name="P12" style:family="paragraph" style:parent-style-name="Standard">
      <style:text-properties officeooo:rsid="00062e64" officeooo:paragraph-rsid="016c684d"/>
    </style:style>
    <style:style style:name="P13" style:family="paragraph" style:parent-style-name="Standard">
      <style:text-properties officeooo:rsid="002972df" officeooo:paragraph-rsid="002972df"/>
    </style:style>
    <style:style style:name="P14" style:family="paragraph" style:parent-style-name="Standard">
      <style:text-properties officeooo:rsid="002972df" officeooo:paragraph-rsid="002aa312"/>
    </style:style>
    <style:style style:name="P15" style:family="paragraph" style:parent-style-name="Standard">
      <style:text-properties officeooo:rsid="002972df" officeooo:paragraph-rsid="0066cbd0"/>
    </style:style>
    <style:style style:name="P16" style:family="paragraph" style:parent-style-name="Standard">
      <style:text-properties officeooo:rsid="002972df" officeooo:paragraph-rsid="00b41e59"/>
    </style:style>
    <style:style style:name="P17" style:family="paragraph" style:parent-style-name="Standard">
      <style:text-properties officeooo:rsid="002972df" officeooo:paragraph-rsid="00806e85"/>
    </style:style>
    <style:style style:name="P18" style:family="paragraph" style:parent-style-name="Standard">
      <style:text-properties officeooo:rsid="002972df" officeooo:paragraph-rsid="0116a0f7"/>
    </style:style>
    <style:style style:name="P19" style:family="paragraph" style:parent-style-name="Standard">
      <style:text-properties officeooo:rsid="002972df" officeooo:paragraph-rsid="019f1d2b"/>
    </style:style>
    <style:style style:name="P20" style:family="paragraph" style:parent-style-name="Standard">
      <style:text-properties fo:font-size="14pt" fo:font-weight="bold" officeooo:paragraph-rsid="00001924" style:font-size-asian="14pt" style:font-weight-asian="bold" style:font-size-complex="14pt" style:font-weight-complex="bold"/>
    </style:style>
    <style:style style:name="P21" style:family="paragraph" style:parent-style-name="Standard">
      <style:text-properties fo:font-size="14pt" fo:font-weight="bold" officeooo:paragraph-rsid="002aa312" style:font-size-asian="14pt" style:font-weight-asian="bold" style:font-size-complex="14pt" style:font-weight-complex="bold"/>
    </style:style>
    <style:style style:name="P22" style:family="paragraph" style:parent-style-name="Standard">
      <style:text-properties fo:font-size="14pt" fo:font-weight="bold" officeooo:paragraph-rsid="0054994b" style:font-size-asian="14pt" style:font-weight-asian="bold" style:font-size-complex="14pt" style:font-weight-complex="bold"/>
    </style:style>
    <style:style style:name="P23" style:family="paragraph" style:parent-style-name="Standard">
      <style:text-properties fo:font-size="14pt" fo:font-weight="bold" officeooo:paragraph-rsid="00806e85" style:font-size-asian="14pt" style:font-weight-asian="bold" style:font-size-complex="14pt" style:font-weight-complex="bold"/>
    </style:style>
    <style:style style:name="P24" style:family="paragraph" style:parent-style-name="Standard">
      <style:text-properties fo:font-size="14pt" fo:font-weight="bold" officeooo:paragraph-rsid="00b41e59" style:font-size-asian="14pt" style:font-weight-asian="bold" style:font-size-complex="14pt" style:font-weight-complex="bold"/>
    </style:style>
    <style:style style:name="P25" style:family="paragraph" style:parent-style-name="Standard">
      <style:text-properties fo:font-size="14pt" fo:font-weight="bold" officeooo:paragraph-rsid="0089ad58" style:font-size-asian="14pt" style:font-weight-asian="bold" style:font-size-complex="14pt" style:font-weight-complex="bold"/>
    </style:style>
    <style:style style:name="P26" style:family="paragraph" style:parent-style-name="Standard">
      <style:text-properties fo:font-size="14pt" fo:font-weight="bold" officeooo:paragraph-rsid="0066cbd0" style:font-size-asian="14pt" style:font-weight-asian="bold" style:font-size-complex="14pt" style:font-weight-complex="bold"/>
    </style:style>
    <style:style style:name="P27" style:family="paragraph" style:parent-style-name="Standard">
      <style:text-properties fo:font-size="14pt" fo:font-weight="bold" officeooo:paragraph-rsid="0116a0f7" style:font-size-asian="14pt" style:font-weight-asian="bold" style:font-size-complex="14pt" style:font-weight-complex="bold"/>
    </style:style>
    <style:style style:name="P28" style:family="paragraph" style:parent-style-name="Standard">
      <style:text-properties fo:font-size="14pt" fo:font-weight="bold" officeooo:paragraph-rsid="012d5155" style:font-size-asian="14pt" style:font-weight-asian="bold" style:font-size-complex="14pt" style:font-weight-complex="bold"/>
    </style:style>
    <style:style style:name="P29" style:family="paragraph" style:parent-style-name="Standard">
      <style:text-properties fo:font-size="14pt" fo:font-weight="bold" officeooo:paragraph-rsid="014f897c" style:font-size-asian="14pt" style:font-weight-asian="bold" style:font-size-complex="14pt" style:font-weight-complex="bold"/>
    </style:style>
    <style:style style:name="P30" style:family="paragraph" style:parent-style-name="Standard">
      <style:text-properties fo:font-size="14pt" fo:font-weight="bold" officeooo:paragraph-rsid="0165ea8e" style:font-size-asian="14pt" style:font-weight-asian="bold" style:font-size-complex="14pt" style:font-weight-complex="bold"/>
    </style:style>
    <style:style style:name="P31" style:family="paragraph" style:parent-style-name="Standard">
      <style:text-properties style:text-underline-style="solid" style:text-underline-width="auto" style:text-underline-color="font-color" fo:font-weight="normal" officeooo:paragraph-rsid="00062e64" style:font-weight-asian="normal" style:font-weight-complex="normal"/>
    </style:style>
    <style:style style:name="P32" style:family="paragraph" style:parent-style-name="Standard">
      <style:text-properties style:text-underline-style="solid" style:text-underline-width="auto" style:text-underline-color="font-color" fo:font-weight="normal" officeooo:paragraph-rsid="002aa312" style:font-weight-asian="normal" style:font-weight-complex="normal"/>
    </style:style>
    <style:style style:name="P33" style:family="paragraph" style:parent-style-name="Standard">
      <style:text-properties style:text-underline-style="solid" style:text-underline-width="auto" style:text-underline-color="font-color" fo:font-weight="normal" officeooo:paragraph-rsid="0066cbd0" style:font-weight-asian="normal" style:font-weight-complex="normal"/>
    </style:style>
    <style:style style:name="P34" style:family="paragraph" style:parent-style-name="Standard">
      <style:text-properties style:text-underline-style="solid" style:text-underline-width="auto" style:text-underline-color="font-color" fo:font-weight="normal" officeooo:paragraph-rsid="00806e85" style:font-weight-asian="normal" style:font-weight-complex="normal"/>
    </style:style>
    <style:style style:name="P35" style:family="paragraph" style:parent-style-name="Standard">
      <style:text-properties style:text-underline-style="solid" style:text-underline-width="auto" style:text-underline-color="font-color" fo:font-weight="normal" officeooo:paragraph-rsid="00b41e59" style:font-weight-asian="normal" style:font-weight-complex="normal"/>
    </style:style>
    <style:style style:name="P36" style:family="paragraph" style:parent-style-name="Standard">
      <style:text-properties style:text-underline-style="solid" style:text-underline-width="auto" style:text-underline-color="font-color" fo:font-weight="normal" officeooo:paragraph-rsid="0116a0f7" style:font-weight-asian="normal" style:font-weight-complex="normal"/>
    </style:style>
    <style:style style:name="P37" style:family="paragraph" style:parent-style-name="Standard">
      <style:text-properties style:text-underline-style="solid" style:text-underline-width="auto" style:text-underline-color="font-color" fo:font-weight="normal" officeooo:paragraph-rsid="012d5155" style:font-weight-asian="normal" style:font-weight-complex="normal"/>
    </style:style>
    <style:style style:name="P38" style:family="paragraph" style:parent-style-name="Standard">
      <style:text-properties style:text-underline-style="solid" style:text-underline-width="auto" style:text-underline-color="font-color" fo:font-weight="normal" officeooo:paragraph-rsid="014f897c" style:font-weight-asian="normal" style:font-weight-complex="normal"/>
    </style:style>
    <style:style style:name="P39" style:family="paragraph" style:parent-style-name="Standard">
      <style:text-properties style:text-underline-style="solid" style:text-underline-width="auto" style:text-underline-color="font-color" fo:font-weight="normal" officeooo:paragraph-rsid="0165ea8e" style:font-weight-asian="normal" style:font-weight-complex="normal"/>
    </style:style>
    <style:style style:name="P40" style:family="paragraph" style:parent-style-name="Standard">
      <style:text-properties style:text-underline-style="solid" style:text-underline-width="auto" style:text-underline-color="font-color" officeooo:paragraph-rsid="00062e64"/>
    </style:style>
    <style:style style:name="P41" style:family="paragraph" style:parent-style-name="Standard">
      <style:text-properties style:text-underline-style="solid" style:text-underline-width="auto" style:text-underline-color="font-color" officeooo:paragraph-rsid="002aa312"/>
    </style:style>
    <style:style style:name="P42" style:family="paragraph" style:parent-style-name="Standard">
      <style:text-properties style:text-underline-style="solid" style:text-underline-width="auto" style:text-underline-color="font-color" officeooo:paragraph-rsid="0066cbd0"/>
    </style:style>
    <style:style style:name="P43" style:family="paragraph" style:parent-style-name="Standard">
      <style:text-properties style:text-underline-style="solid" style:text-underline-width="auto" style:text-underline-color="font-color" officeooo:paragraph-rsid="00806e85"/>
    </style:style>
    <style:style style:name="P44" style:family="paragraph" style:parent-style-name="Standard">
      <style:text-properties style:text-underline-style="solid" style:text-underline-width="auto" style:text-underline-color="font-color" officeooo:paragraph-rsid="00b41e59"/>
    </style:style>
    <style:style style:name="P45" style:family="paragraph" style:parent-style-name="Standard">
      <style:text-properties style:text-underline-style="solid" style:text-underline-width="auto" style:text-underline-color="font-color" officeooo:rsid="002152e7" officeooo:paragraph-rsid="00f425a0"/>
    </style:style>
    <style:style style:name="P46" style:family="paragraph" style:parent-style-name="Standard">
      <style:text-properties style:text-underline-style="solid" style:text-underline-width="auto" style:text-underline-color="font-color" officeooo:paragraph-rsid="0116a0f7"/>
    </style:style>
    <style:style style:name="P47" style:family="paragraph" style:parent-style-name="Standard">
      <style:text-properties style:text-underline-style="solid" style:text-underline-width="auto" style:text-underline-color="font-color" officeooo:paragraph-rsid="012d5155"/>
    </style:style>
    <style:style style:name="P48" style:family="paragraph" style:parent-style-name="Standard">
      <style:text-properties style:text-underline-style="solid" style:text-underline-width="auto" style:text-underline-color="font-color" officeooo:rsid="0132b265" officeooo:paragraph-rsid="0132b265"/>
    </style:style>
    <style:style style:name="P49" style:family="paragraph" style:parent-style-name="Standard">
      <style:text-properties style:text-underline-style="solid" style:text-underline-width="auto" style:text-underline-color="font-color" officeooo:rsid="006d7e0a" officeooo:paragraph-rsid="01372a40"/>
    </style:style>
    <style:style style:name="P50" style:family="paragraph" style:parent-style-name="Standard">
      <style:text-properties style:text-underline-style="solid" style:text-underline-width="auto" style:text-underline-color="font-color" officeooo:paragraph-rsid="014f897c"/>
    </style:style>
    <style:style style:name="P51" style:family="paragraph" style:parent-style-name="Standard">
      <style:text-properties style:text-underline-style="solid" style:text-underline-width="auto" style:text-underline-color="font-color" officeooo:paragraph-rsid="0165ea8e"/>
    </style:style>
    <style:style style:name="P52" style:family="paragraph" style:parent-style-name="Standard">
      <style:text-properties officeooo:paragraph-rsid="00062e64"/>
    </style:style>
    <style:style style:name="P53" style:family="paragraph" style:parent-style-name="Standard">
      <style:text-properties officeooo:paragraph-rsid="00001924"/>
    </style:style>
    <style:style style:name="P54" style:family="paragraph" style:parent-style-name="Standard">
      <style:text-properties officeooo:rsid="000b7584" officeooo:paragraph-rsid="000b7584"/>
    </style:style>
    <style:style style:name="P55" style:family="paragraph" style:parent-style-name="Standard">
      <style:text-properties officeooo:rsid="000b7584" officeooo:paragraph-rsid="002aa312"/>
    </style:style>
    <style:style style:name="P56" style:family="paragraph" style:parent-style-name="Standard">
      <style:text-properties officeooo:rsid="000b7584" officeooo:paragraph-rsid="0066cbd0"/>
    </style:style>
    <style:style style:name="P57" style:family="paragraph" style:parent-style-name="Standard">
      <style:text-properties officeooo:rsid="000be2f5" officeooo:paragraph-rsid="002aa312"/>
    </style:style>
    <style:style style:name="P58" style:family="paragraph" style:parent-style-name="Standard">
      <style:text-properties officeooo:rsid="000be2f5" officeooo:paragraph-rsid="0066cbd0"/>
    </style:style>
    <style:style style:name="P59" style:family="paragraph" style:parent-style-name="Standard">
      <style:text-properties officeooo:rsid="000be2f5" officeooo:paragraph-rsid="00806e85"/>
    </style:style>
    <style:style style:name="P60" style:family="paragraph" style:parent-style-name="Standard">
      <style:text-properties officeooo:rsid="001b1148" officeooo:paragraph-rsid="00366dc5"/>
    </style:style>
    <style:style style:name="P61" style:family="paragraph" style:parent-style-name="Standard">
      <style:text-properties officeooo:rsid="001b1148" officeooo:paragraph-rsid="0037d144"/>
    </style:style>
    <style:style style:name="P62" style:family="paragraph" style:parent-style-name="Standard">
      <style:text-properties officeooo:rsid="001d2ccc" officeooo:paragraph-rsid="002aa312"/>
    </style:style>
    <style:style style:name="P63" style:family="paragraph" style:parent-style-name="Standard">
      <style:text-properties officeooo:rsid="001d2ccc" officeooo:paragraph-rsid="00f425a0"/>
    </style:style>
    <style:style style:name="P64" style:family="paragraph" style:parent-style-name="Standard">
      <style:text-properties officeooo:rsid="001d2ccc" officeooo:paragraph-rsid="01a353a6"/>
    </style:style>
    <style:style style:name="P65" style:family="paragraph" style:parent-style-name="Standard">
      <style:text-properties officeooo:rsid="001f1498" officeooo:paragraph-rsid="00f425a0"/>
    </style:style>
    <style:style style:name="P66" style:family="paragraph" style:parent-style-name="Standard">
      <style:text-properties officeooo:rsid="001f1498" officeooo:paragraph-rsid="010c1121"/>
    </style:style>
    <style:style style:name="P67" style:family="paragraph" style:parent-style-name="Standard">
      <style:text-properties officeooo:rsid="001f1498" officeooo:paragraph-rsid="01a353a6"/>
    </style:style>
    <style:style style:name="P68" style:family="paragraph" style:parent-style-name="Standard">
      <style:text-properties officeooo:rsid="002152e7" officeooo:paragraph-rsid="002aa312"/>
    </style:style>
    <style:style style:name="P69" style:family="paragraph" style:parent-style-name="Standard">
      <style:text-properties officeooo:rsid="002152e7" officeooo:paragraph-rsid="00916930"/>
    </style:style>
    <style:style style:name="P70" style:family="paragraph" style:parent-style-name="Standard">
      <style:text-properties officeooo:rsid="002152e7" officeooo:paragraph-rsid="00f425a0"/>
    </style:style>
    <style:style style:name="P71" style:family="paragraph" style:parent-style-name="Standard">
      <style:text-properties officeooo:rsid="002152e7" officeooo:paragraph-rsid="013b4f62"/>
    </style:style>
    <style:style style:name="P72" style:family="paragraph" style:parent-style-name="Standard">
      <style:text-properties officeooo:rsid="002152e7" officeooo:paragraph-rsid="0158743d"/>
    </style:style>
    <style:style style:name="P73" style:family="paragraph" style:parent-style-name="Standard">
      <style:text-properties officeooo:rsid="002152e7" officeooo:paragraph-rsid="0165ea8e"/>
    </style:style>
    <style:style style:name="P74" style:family="paragraph" style:parent-style-name="Standard">
      <style:text-properties officeooo:rsid="002152e7" officeooo:paragraph-rsid="01935782"/>
    </style:style>
    <style:style style:name="P75" style:family="paragraph" style:parent-style-name="Standard">
      <style:text-properties officeooo:rsid="0027830a" officeooo:paragraph-rsid="0027830a"/>
    </style:style>
    <style:style style:name="P76" style:family="paragraph" style:parent-style-name="Standard">
      <style:text-properties officeooo:rsid="0027830a" officeooo:paragraph-rsid="002aa312"/>
    </style:style>
    <style:style style:name="P77" style:family="paragraph" style:parent-style-name="Standard">
      <style:text-properties officeooo:rsid="0027830a" officeooo:paragraph-rsid="0066cbd0"/>
    </style:style>
    <style:style style:name="P78" style:family="paragraph" style:parent-style-name="Standard">
      <style:text-properties officeooo:rsid="0027830a" officeooo:paragraph-rsid="00806e85"/>
    </style:style>
    <style:style style:name="P79" style:family="paragraph" style:parent-style-name="Standard">
      <style:text-properties officeooo:rsid="0027830a" officeooo:paragraph-rsid="00b41e59"/>
    </style:style>
    <style:style style:name="P80" style:family="paragraph" style:parent-style-name="Standard">
      <style:text-properties officeooo:rsid="0027830a" officeooo:paragraph-rsid="0116a0f7"/>
    </style:style>
    <style:style style:name="P81" style:family="paragraph" style:parent-style-name="Standard">
      <style:text-properties officeooo:rsid="0027830a" officeooo:paragraph-rsid="012d5155"/>
    </style:style>
    <style:style style:name="P82" style:family="paragraph" style:parent-style-name="Standard">
      <style:text-properties officeooo:rsid="0027830a" officeooo:paragraph-rsid="014f897c"/>
    </style:style>
    <style:style style:name="P83" style:family="paragraph" style:parent-style-name="Standard">
      <style:text-properties officeooo:rsid="0027830a" officeooo:paragraph-rsid="0165ea8e"/>
    </style:style>
    <style:style style:name="P84" style:family="paragraph" style:parent-style-name="Standard">
      <style:text-properties officeooo:rsid="0023c0a8" officeooo:paragraph-rsid="002aa312"/>
    </style:style>
    <style:style style:name="P85" style:family="paragraph" style:parent-style-name="Standard">
      <style:text-properties officeooo:rsid="0023c0a8" officeooo:paragraph-rsid="002d29e3"/>
    </style:style>
    <style:style style:name="P86" style:family="paragraph" style:parent-style-name="Standard">
      <style:text-properties officeooo:rsid="0023c0a8" officeooo:paragraph-rsid="0023c0a8"/>
    </style:style>
    <style:style style:name="P87" style:family="paragraph" style:parent-style-name="Standard">
      <style:text-properties officeooo:paragraph-rsid="002aa312"/>
    </style:style>
    <style:style style:name="P88" style:family="paragraph" style:parent-style-name="Standard">
      <style:text-properties officeooo:rsid="002b48e3" officeooo:paragraph-rsid="002b48e3"/>
    </style:style>
    <style:style style:name="P89" style:family="paragraph" style:parent-style-name="Standard">
      <style:text-properties officeooo:rsid="002d333c" officeooo:paragraph-rsid="002d333c"/>
    </style:style>
    <style:style style:name="P90" style:family="paragraph" style:parent-style-name="Standard">
      <style:text-properties officeooo:rsid="002d793a" officeooo:paragraph-rsid="002d793a"/>
    </style:style>
    <style:style style:name="P91" style:family="paragraph" style:parent-style-name="Standard">
      <style:text-properties officeooo:rsid="0030dc20" officeooo:paragraph-rsid="0037d144"/>
    </style:style>
    <style:style style:name="P92" style:family="paragraph" style:parent-style-name="Standard">
      <style:text-properties fo:font-weight="bold" officeooo:rsid="000135eb" officeooo:paragraph-rsid="00001924" style:font-weight-asian="bold" style:font-weight-complex="bold"/>
    </style:style>
    <style:style style:name="P93" style:family="paragraph" style:parent-style-name="Standard">
      <style:text-properties fo:font-weight="normal" officeooo:rsid="00c11136" officeooo:paragraph-rsid="00c11136" style:font-weight-asian="normal" style:font-weight-complex="normal"/>
    </style:style>
    <style:style style:name="P94" style:family="paragraph" style:parent-style-name="Standard">
      <style:text-properties fo:font-weight="normal" officeooo:rsid="00c27ae1" officeooo:paragraph-rsid="00c27ae1" style:font-weight-asian="normal" style:font-weight-complex="normal"/>
    </style:style>
    <style:style style:name="P95" style:family="paragraph" style:parent-style-name="Standard">
      <style:text-properties fo:font-weight="normal" officeooo:rsid="00c94249" officeooo:paragraph-rsid="00c94249" style:font-weight-asian="normal" style:font-weight-complex="normal"/>
    </style:style>
    <style:style style:name="P96" style:family="paragraph" style:parent-style-name="Standard">
      <style:text-properties fo:font-weight="normal" officeooo:rsid="00c9b65b" officeooo:paragraph-rsid="00c9b65b" style:font-weight-asian="normal" style:font-weight-complex="normal"/>
    </style:style>
    <style:style style:name="P97" style:family="paragraph" style:parent-style-name="Standard">
      <style:text-properties fo:font-weight="normal" officeooo:rsid="00c9b65b" officeooo:paragraph-rsid="00e41aee" style:font-weight-asian="normal" style:font-weight-complex="normal"/>
    </style:style>
    <style:style style:name="P98" style:family="paragraph" style:parent-style-name="Standard">
      <style:text-properties fo:font-weight="normal" officeooo:rsid="00cafeb2" officeooo:paragraph-rsid="00cafeb2" style:font-weight-asian="normal" style:font-weight-complex="normal"/>
    </style:style>
    <style:style style:name="P99" style:family="paragraph" style:parent-style-name="Standard">
      <style:text-properties fo:font-weight="normal" officeooo:rsid="0125b1f9" officeooo:paragraph-rsid="014f897c" style:font-weight-asian="normal" style:font-weight-complex="normal"/>
    </style:style>
    <style:style style:name="P100" style:family="paragraph" style:parent-style-name="Standard">
      <style:text-properties fo:font-weight="normal" officeooo:rsid="00c53f68" officeooo:paragraph-rsid="00c53f68" style:font-weight-asian="normal" style:font-weight-complex="normal"/>
    </style:style>
    <style:style style:name="P101" style:family="paragraph" style:parent-style-name="Standard">
      <style:text-properties fo:font-weight="normal" officeooo:rsid="01c7b1eb" officeooo:paragraph-rsid="01c7b1eb" style:font-weight-asian="normal" style:font-weight-complex="normal"/>
    </style:style>
    <style:style style:name="P102" style:family="paragraph" style:parent-style-name="Standard">
      <style:text-properties fo:font-weight="normal" officeooo:rsid="00cc218d" officeooo:paragraph-rsid="00cc218d" style:font-weight-asian="normal" style:font-weight-complex="normal"/>
    </style:style>
    <style:style style:name="P103" style:family="paragraph" style:parent-style-name="Standard">
      <style:text-properties fo:font-weight="normal" officeooo:rsid="01cbd564" officeooo:paragraph-rsid="01cbd564" style:font-weight-asian="normal" style:font-weight-complex="normal"/>
    </style:style>
    <style:style style:name="P104" style:family="paragraph" style:parent-style-name="Standard">
      <style:text-properties fo:font-weight="normal" officeooo:rsid="01cd6a33" officeooo:paragraph-rsid="01cd6a33" style:font-weight-asian="normal" style:font-weight-complex="normal"/>
    </style:style>
    <style:style style:name="P105" style:family="paragraph" style:parent-style-name="Standard">
      <style:text-properties fo:font-weight="normal" officeooo:rsid="01cfb5c7" officeooo:paragraph-rsid="01cfb5c7" style:font-weight-asian="normal" style:font-weight-complex="normal"/>
    </style:style>
    <style:style style:name="P106" style:family="paragraph" style:parent-style-name="Standard">
      <style:text-properties fo:font-weight="normal" officeooo:rsid="01d1548d" officeooo:paragraph-rsid="01d1548d" style:font-weight-asian="normal" style:font-weight-complex="normal"/>
    </style:style>
    <style:style style:name="P107" style:family="paragraph" style:parent-style-name="Standard">
      <style:text-properties officeooo:rsid="0033b116" officeooo:paragraph-rsid="00366dc5"/>
    </style:style>
    <style:style style:name="P108" style:family="paragraph" style:parent-style-name="Standard">
      <style:text-properties officeooo:rsid="0033b116" officeooo:paragraph-rsid="0037d144"/>
    </style:style>
    <style:style style:name="P109" style:family="paragraph" style:parent-style-name="Standard">
      <style:text-properties officeooo:rsid="00366dc5" officeooo:paragraph-rsid="00366dc5"/>
    </style:style>
    <style:style style:name="P110" style:family="paragraph" style:parent-style-name="Standard">
      <style:text-properties officeooo:rsid="00366dc5" officeooo:paragraph-rsid="0037d144"/>
    </style:style>
    <style:style style:name="P111" style:family="paragraph" style:parent-style-name="Standard">
      <style:text-properties officeooo:rsid="004cd04b" officeooo:paragraph-rsid="004cd04b"/>
    </style:style>
    <style:style style:name="P112" style:family="paragraph" style:parent-style-name="Standard">
      <style:text-properties officeooo:rsid="0063a93d" officeooo:paragraph-rsid="0066cbd0"/>
    </style:style>
    <style:style style:name="P113" style:family="paragraph" style:parent-style-name="Standard">
      <style:text-properties officeooo:rsid="0063a93d" officeooo:paragraph-rsid="00735dec"/>
    </style:style>
    <style:style style:name="P114" style:family="paragraph" style:parent-style-name="Standard">
      <style:text-properties officeooo:rsid="0063a93d" officeooo:paragraph-rsid="007544df"/>
    </style:style>
    <style:style style:name="P115" style:family="paragraph" style:parent-style-name="Standard">
      <style:text-properties officeooo:rsid="0063a93d" officeooo:paragraph-rsid="007e61ca"/>
    </style:style>
    <style:style style:name="P116" style:family="paragraph" style:parent-style-name="Standard">
      <style:text-properties officeooo:rsid="0063a93d" officeooo:paragraph-rsid="015b2b19"/>
    </style:style>
    <style:style style:name="P117" style:family="paragraph" style:parent-style-name="Standard">
      <style:text-properties officeooo:paragraph-rsid="0066cbd0"/>
    </style:style>
    <style:style style:name="P118" style:family="paragraph" style:parent-style-name="Standard">
      <style:text-properties officeooo:rsid="007268a1" officeooo:paragraph-rsid="007268a1"/>
    </style:style>
    <style:style style:name="P119" style:family="paragraph" style:parent-style-name="Standard">
      <style:text-properties officeooo:rsid="00796aa8" officeooo:paragraph-rsid="007e61ca"/>
    </style:style>
    <style:style style:name="P120" style:family="paragraph" style:parent-style-name="Standard">
      <style:text-properties officeooo:rsid="00796aa8" officeooo:paragraph-rsid="01de7b9b"/>
    </style:style>
    <style:style style:name="P121" style:family="paragraph" style:parent-style-name="Standard">
      <style:text-properties officeooo:paragraph-rsid="00806e85"/>
    </style:style>
    <style:style style:name="P122" style:family="paragraph" style:parent-style-name="Standard">
      <style:text-properties officeooo:rsid="006d7e0a" officeooo:paragraph-rsid="00806e85"/>
    </style:style>
    <style:style style:name="P123" style:family="paragraph" style:parent-style-name="Standard">
      <style:text-properties officeooo:rsid="006d7e0a" officeooo:paragraph-rsid="00b41e59"/>
    </style:style>
    <style:style style:name="P124" style:family="paragraph" style:parent-style-name="Standard">
      <style:text-properties officeooo:rsid="006d7e0a" officeooo:paragraph-rsid="014f897c"/>
    </style:style>
    <style:style style:name="P125" style:family="paragraph" style:parent-style-name="Standard">
      <style:text-properties officeooo:paragraph-rsid="0089ad58"/>
    </style:style>
    <style:style style:name="P126" style:family="paragraph" style:parent-style-name="Standard">
      <style:text-properties fo:font-size="18pt" fo:font-weight="bold" officeooo:rsid="0000a73a" officeooo:paragraph-rsid="0000a73a" style:font-size-asian="15.75pt" style:font-weight-asian="bold" style:font-size-complex="18pt" style:font-weight-complex="bold"/>
    </style:style>
    <style:style style:name="P127" style:family="paragraph" style:parent-style-name="Standard">
      <style:text-properties officeooo:rsid="008b7380" officeooo:paragraph-rsid="008d67b5"/>
    </style:style>
    <style:style style:name="P128" style:family="paragraph" style:parent-style-name="Standard">
      <style:text-properties officeooo:rsid="008b7380" officeooo:paragraph-rsid="00b41e59"/>
    </style:style>
    <style:style style:name="P129" style:family="paragraph" style:parent-style-name="Standard">
      <style:text-properties officeooo:rsid="008e432c" officeooo:paragraph-rsid="008e432c"/>
    </style:style>
    <style:style style:name="P130" style:family="paragraph" style:parent-style-name="Standard">
      <style:text-properties officeooo:rsid="009c8b12" officeooo:paragraph-rsid="009c8b12"/>
    </style:style>
    <style:style style:name="P131" style:family="paragraph" style:parent-style-name="Standard">
      <style:text-properties officeooo:rsid="009f22bb" officeooo:paragraph-rsid="009f22bb"/>
    </style:style>
    <style:style style:name="P132" style:family="paragraph" style:parent-style-name="Standard">
      <style:text-properties officeooo:rsid="00aa5af1" officeooo:paragraph-rsid="00aa5af1"/>
    </style:style>
    <style:style style:name="P133" style:family="paragraph" style:parent-style-name="Standard">
      <style:text-properties officeooo:paragraph-rsid="00b41e59"/>
    </style:style>
    <style:style style:name="P134" style:family="paragraph" style:parent-style-name="Standard">
      <style:text-properties officeooo:rsid="00bb2b47" officeooo:paragraph-rsid="00bb2b47"/>
    </style:style>
    <style:style style:name="P135" style:family="paragraph" style:parent-style-name="Standard">
      <style:text-properties officeooo:rsid="00bf632b" officeooo:paragraph-rsid="00bf632b"/>
    </style:style>
    <style:style style:name="P136" style:family="paragraph" style:parent-style-name="Standard">
      <style:text-properties officeooo:rsid="00e2e033" officeooo:paragraph-rsid="00e2e033"/>
    </style:style>
    <style:style style:name="P137" style:family="paragraph" style:parent-style-name="Standard">
      <style:text-properties style:text-underline-style="none" officeooo:rsid="0041317b" officeooo:paragraph-rsid="0041317b"/>
    </style:style>
    <style:style style:name="P138" style:family="paragraph" style:parent-style-name="Standard">
      <style:text-properties style:text-underline-style="none" fo:font-weight="normal" officeooo:rsid="001bcb7c" officeooo:paragraph-rsid="00366dc5" style:font-weight-asian="normal" style:font-weight-complex="normal"/>
    </style:style>
    <style:style style:name="P139" style:family="paragraph" style:parent-style-name="Standard">
      <style:text-properties style:text-underline-style="none" fo:font-weight="normal" officeooo:rsid="001bcb7c" officeooo:paragraph-rsid="0037d144" style:font-weight-asian="normal" style:font-weight-complex="normal"/>
    </style:style>
    <style:style style:name="P140" style:family="paragraph" style:parent-style-name="Standard">
      <style:text-properties style:text-underline-style="none" fo:font-weight="normal" officeooo:rsid="001bcb7c" officeooo:paragraph-rsid="01cd6a33" style:font-weight-asian="normal" style:font-weight-complex="normal"/>
    </style:style>
    <style:style style:name="P141" style:family="paragraph" style:parent-style-name="Standard">
      <style:text-properties style:text-underline-style="none" fo:font-weight="normal" officeooo:rsid="00c3d4d9" officeooo:paragraph-rsid="00c3d4d9" style:font-weight-asian="normal" style:font-weight-complex="normal"/>
    </style:style>
    <style:style style:name="P142" style:family="paragraph" style:parent-style-name="Standard">
      <style:text-properties style:text-underline-style="none" fo:font-weight="normal" officeooo:rsid="00c53f68" officeooo:paragraph-rsid="00c53f68" style:font-weight-asian="normal" style:font-weight-complex="normal"/>
    </style:style>
    <style:style style:name="P143" style:family="paragraph" style:parent-style-name="Standard">
      <style:text-properties style:text-underline-style="none" fo:font-weight="normal" officeooo:rsid="00c94249" officeooo:paragraph-rsid="00c94249" style:font-weight-asian="normal" style:font-weight-complex="normal"/>
    </style:style>
    <style:style style:name="P144" style:family="paragraph" style:parent-style-name="Standard">
      <style:text-properties style:text-underline-style="none" fo:font-weight="normal" officeooo:rsid="00cc218d" officeooo:paragraph-rsid="00cc218d" style:font-weight-asian="normal" style:font-weight-complex="normal"/>
    </style:style>
    <style:style style:name="P145" style:family="paragraph" style:parent-style-name="Standard">
      <style:text-properties style:text-underline-style="none" fo:font-weight="normal" officeooo:rsid="01c990e0" officeooo:paragraph-rsid="01c990e0" style:font-weight-asian="normal" style:font-weight-complex="normal"/>
    </style:style>
    <style:style style:name="P146" style:family="paragraph" style:parent-style-name="Standard">
      <style:text-properties style:text-underline-style="none" fo:font-weight="normal" officeooo:rsid="01cb30e5" officeooo:paragraph-rsid="01cb30e5" style:font-weight-asian="normal" style:font-weight-complex="normal"/>
    </style:style>
    <style:style style:name="P147" style:family="paragraph" style:parent-style-name="Standard">
      <style:text-properties style:text-underline-style="none" fo:font-weight="normal" officeooo:rsid="01cbd564" officeooo:paragraph-rsid="01cbd564" style:font-weight-asian="normal" style:font-weight-complex="normal"/>
    </style:style>
    <style:style style:name="P148" style:family="paragraph" style:parent-style-name="Standard">
      <style:text-properties style:text-underline-style="none" fo:font-weight="normal" officeooo:rsid="01cfb5c7" officeooo:paragraph-rsid="01cfb5c7" style:font-weight-asian="normal" style:font-weight-complex="normal"/>
    </style:style>
    <style:style style:name="P149" style:family="paragraph" style:parent-style-name="Standard">
      <style:text-properties style:text-underline-style="none" fo:font-weight="normal" officeooo:rsid="01d01451" officeooo:paragraph-rsid="01d01451" style:font-weight-asian="normal" style:font-weight-complex="normal"/>
    </style:style>
    <style:style style:name="P150" style:family="paragraph" style:parent-style-name="Standard">
      <style:text-properties style:text-underline-style="none" fo:font-weight="normal" officeooo:rsid="01d1548d" officeooo:paragraph-rsid="01d1548d" style:font-weight-asian="normal" style:font-weight-complex="normal"/>
    </style:style>
    <style:style style:name="P151" style:family="paragraph" style:parent-style-name="Standard">
      <style:text-properties style:text-underline-style="none" officeooo:rsid="0030dc20" officeooo:paragraph-rsid="0030dc20"/>
    </style:style>
    <style:style style:name="P152" style:family="paragraph" style:parent-style-name="Standard">
      <style:text-properties style:text-underline-style="none" officeooo:rsid="0030dc20" officeooo:paragraph-rsid="0037d144"/>
    </style:style>
    <style:style style:name="P153" style:family="paragraph" style:parent-style-name="Standard">
      <style:text-properties style:text-underline-style="none" officeooo:rsid="00e2e033" officeooo:paragraph-rsid="00e2e033"/>
    </style:style>
    <style:style style:name="P154" style:family="paragraph" style:parent-style-name="Standard">
      <style:text-properties style:text-underline-style="none" officeooo:rsid="00e37806" officeooo:paragraph-rsid="00e37806"/>
    </style:style>
    <style:style style:name="P155" style:family="paragraph" style:parent-style-name="Standard">
      <style:text-properties style:text-underline-style="none" officeooo:rsid="008e432c" officeooo:paragraph-rsid="008e432c"/>
    </style:style>
    <style:style style:name="P156" style:family="paragraph" style:parent-style-name="Standard">
      <style:text-properties style:text-underline-style="none" officeooo:rsid="00af6174" officeooo:paragraph-rsid="00af6174"/>
    </style:style>
    <style:style style:name="P157" style:family="paragraph" style:parent-style-name="Standard">
      <style:text-properties style:text-underline-style="none" officeooo:rsid="00e73b53" officeooo:paragraph-rsid="00e73b53"/>
    </style:style>
    <style:style style:name="P158" style:family="paragraph" style:parent-style-name="Standard">
      <style:text-properties style:text-underline-style="none" officeooo:rsid="00e90840" officeooo:paragraph-rsid="00e90840"/>
    </style:style>
    <style:style style:name="P159" style:family="paragraph" style:parent-style-name="Standard">
      <style:text-properties style:text-underline-style="none" officeooo:rsid="00eba04f" officeooo:paragraph-rsid="00eba04f"/>
    </style:style>
    <style:style style:name="P160" style:family="paragraph" style:parent-style-name="Standard">
      <style:text-properties style:text-underline-style="none" officeooo:rsid="00ee21f6" officeooo:paragraph-rsid="00ee21f6"/>
    </style:style>
    <style:style style:name="P161" style:family="paragraph" style:parent-style-name="Standard">
      <style:text-properties style:text-underline-style="none" officeooo:rsid="00f23e19" officeooo:paragraph-rsid="00f23e19"/>
    </style:style>
    <style:style style:name="P162" style:family="paragraph" style:parent-style-name="Standard">
      <style:text-properties style:text-underline-style="none" officeooo:rsid="00f950ed" officeooo:paragraph-rsid="00f950ed"/>
    </style:style>
    <style:style style:name="P163" style:family="paragraph" style:parent-style-name="Standard">
      <style:text-properties style:text-underline-style="none" officeooo:rsid="00fe5ebd" officeooo:paragraph-rsid="00fe5ebd"/>
    </style:style>
    <style:style style:name="P164" style:family="paragraph" style:parent-style-name="Standard">
      <style:text-properties style:text-underline-style="none" officeooo:rsid="00fba15b" officeooo:paragraph-rsid="00fba15b"/>
    </style:style>
    <style:style style:name="P165" style:family="paragraph" style:parent-style-name="Standard">
      <style:text-properties style:text-underline-style="none" officeooo:rsid="00ff04c7" officeooo:paragraph-rsid="00ff04c7"/>
    </style:style>
    <style:style style:name="P166" style:family="paragraph" style:parent-style-name="Standard">
      <style:text-properties style:text-underline-style="none" officeooo:rsid="013aa708" officeooo:paragraph-rsid="01479d27"/>
    </style:style>
    <style:style style:name="P167" style:family="paragraph" style:parent-style-name="Standard">
      <style:text-properties style:text-underline-style="none" officeooo:rsid="013aa708" officeooo:paragraph-rsid="0158743d"/>
    </style:style>
    <style:style style:name="P168" style:family="paragraph" style:parent-style-name="Standard">
      <style:text-properties style:text-underline-style="none" officeooo:rsid="013aa708" officeooo:paragraph-rsid="0165ea8e"/>
    </style:style>
    <style:style style:name="P169" style:family="paragraph" style:parent-style-name="Standard">
      <style:text-properties style:text-underline-style="none" officeooo:rsid="013aa708" officeooo:paragraph-rsid="01935782"/>
    </style:style>
    <style:style style:name="P170" style:family="paragraph" style:parent-style-name="Standard">
      <style:text-properties style:text-underline-style="none" officeooo:rsid="013aa708" officeooo:paragraph-rsid="0193edf0"/>
    </style:style>
    <style:style style:name="P171" style:family="paragraph" style:parent-style-name="Standard">
      <style:text-properties style:text-underline-style="none" officeooo:rsid="013aa708" officeooo:paragraph-rsid="01aab61d"/>
    </style:style>
    <style:style style:name="P172" style:family="paragraph" style:parent-style-name="Standard">
      <style:text-properties style:text-underline-style="none" officeooo:rsid="013aa708" officeooo:paragraph-rsid="01acace5"/>
    </style:style>
    <style:style style:name="P173" style:family="paragraph" style:parent-style-name="Standard">
      <style:text-properties style:text-underline-style="none" officeooo:rsid="013aa708" officeooo:paragraph-rsid="01ad6bc1"/>
    </style:style>
    <style:style style:name="P174" style:family="paragraph" style:parent-style-name="Standard">
      <style:text-properties style:text-underline-style="none" officeooo:rsid="013c5ef9" officeooo:paragraph-rsid="013c5ef9"/>
    </style:style>
    <style:style style:name="P175" style:family="paragraph" style:parent-style-name="Standard">
      <style:text-properties style:text-underline-style="none" officeooo:rsid="013c5ef9" officeooo:paragraph-rsid="012d5155"/>
    </style:style>
    <style:style style:name="P176" style:family="paragraph" style:parent-style-name="Standard">
      <style:text-properties style:text-underline-style="none" officeooo:rsid="013e2e4b" officeooo:paragraph-rsid="013e2e4b"/>
    </style:style>
    <style:style style:name="P177" style:family="paragraph" style:parent-style-name="Standard">
      <style:text-properties style:text-underline-style="none" officeooo:rsid="012c33dd" officeooo:paragraph-rsid="013e2e4b"/>
    </style:style>
    <style:style style:name="P178" style:family="paragraph" style:parent-style-name="Standard">
      <style:text-properties style:text-underline-style="none" officeooo:rsid="014a6f03" officeooo:paragraph-rsid="014a6f03"/>
    </style:style>
    <style:style style:name="P179" style:family="paragraph" style:parent-style-name="Standard">
      <style:text-properties style:text-underline-style="none" officeooo:rsid="013a6253" officeooo:paragraph-rsid="0167de52"/>
    </style:style>
    <style:style style:name="P180" style:family="paragraph" style:parent-style-name="Standard">
      <style:text-properties style:text-underline-style="none" officeooo:rsid="0037d144" officeooo:paragraph-rsid="0037d144"/>
    </style:style>
    <style:style style:name="P181" style:family="paragraph" style:parent-style-name="Standard">
      <style:text-properties style:text-underline-style="none" officeooo:rsid="011b7e13" officeooo:paragraph-rsid="0066cbd0"/>
    </style:style>
    <style:style style:name="P182" style:family="paragraph" style:parent-style-name="Standard">
      <style:text-properties style:text-underline-style="none" officeooo:rsid="01153d3c" officeooo:paragraph-rsid="01153d3c"/>
    </style:style>
    <style:style style:name="P183" style:family="paragraph" style:parent-style-name="Standard">
      <style:text-properties style:text-underline-style="none" officeooo:rsid="01153d3c" officeooo:paragraph-rsid="0116a0f7"/>
    </style:style>
    <style:style style:name="P184" style:family="paragraph" style:parent-style-name="Standard">
      <style:text-properties style:text-underline-style="none" officeooo:rsid="01153d3c" officeooo:paragraph-rsid="012d5155"/>
    </style:style>
    <style:style style:name="P185" style:family="paragraph" style:parent-style-name="Standard">
      <style:text-properties style:text-underline-style="none" officeooo:rsid="01153d3c" officeooo:paragraph-rsid="0165ea8e"/>
    </style:style>
    <style:style style:name="P186" style:family="paragraph" style:parent-style-name="Standard">
      <style:text-properties style:text-underline-style="none" officeooo:rsid="01153d3c" officeooo:paragraph-rsid="014f897c"/>
    </style:style>
    <style:style style:name="P187" style:family="paragraph" style:parent-style-name="Standard">
      <style:text-properties style:text-underline-style="none" officeooo:rsid="006d7e0a" officeooo:paragraph-rsid="0116a0f7"/>
    </style:style>
    <style:style style:name="P188" style:family="paragraph" style:parent-style-name="Standard">
      <style:text-properties style:text-underline-style="none" officeooo:rsid="006d7e0a" officeooo:paragraph-rsid="012d5155"/>
    </style:style>
    <style:style style:name="P189" style:family="paragraph" style:parent-style-name="Standard">
      <style:text-properties style:text-underline-style="none" officeooo:rsid="006d7e0a" officeooo:paragraph-rsid="0165ea8e"/>
    </style:style>
    <style:style style:name="P190" style:family="paragraph" style:parent-style-name="Standard">
      <style:text-properties style:text-underline-style="none" officeooo:rsid="006d7e0a" officeooo:paragraph-rsid="014f897c"/>
    </style:style>
    <style:style style:name="P191" style:family="paragraph" style:parent-style-name="Standard">
      <style:text-properties style:text-underline-style="none" officeooo:rsid="012d5155" officeooo:paragraph-rsid="013419b0"/>
    </style:style>
    <style:style style:name="P192" style:family="paragraph" style:parent-style-name="Standard">
      <style:text-properties style:text-underline-style="none" officeooo:rsid="013b0c88" officeooo:paragraph-rsid="015cfc7e"/>
    </style:style>
    <style:style style:name="P193" style:family="paragraph" style:parent-style-name="Standard">
      <style:text-properties style:text-underline-style="none" officeooo:rsid="0207ab9c" officeooo:paragraph-rsid="0207ab9c"/>
    </style:style>
    <style:style style:name="P194" style:family="paragraph" style:parent-style-name="Standard">
      <style:text-properties style:text-underline-style="none" officeooo:rsid="0208a744" officeooo:paragraph-rsid="0208a744"/>
    </style:style>
    <style:style style:name="P195" style:family="paragraph" style:parent-style-name="Standard">
      <style:text-properties style:text-underline-style="none" officeooo:rsid="0208c553" officeooo:paragraph-rsid="0208c553"/>
    </style:style>
    <style:style style:name="P196" style:family="paragraph" style:parent-style-name="Standard">
      <style:text-properties style:text-underline-style="none" officeooo:rsid="0209f640" officeooo:paragraph-rsid="0209f640"/>
    </style:style>
    <style:style style:name="P197" style:family="paragraph" style:parent-style-name="Standard">
      <style:text-properties style:text-underline-style="none" officeooo:rsid="01e89c46" officeooo:paragraph-rsid="01e89c46"/>
    </style:style>
    <style:style style:name="P198" style:family="paragraph" style:parent-style-name="Standard">
      <style:text-properties style:text-underline-style="none" officeooo:paragraph-rsid="00806e85"/>
    </style:style>
    <style:style style:name="P199" style:family="paragraph" style:parent-style-name="Standard">
      <style:text-properties style:text-underline-style="none" officeooo:rsid="010c1121" officeooo:paragraph-rsid="01a353a6"/>
    </style:style>
    <style:style style:name="P200" style:family="paragraph" style:parent-style-name="Standard">
      <style:text-properties style:text-underline-style="none" officeooo:rsid="01f18137" officeooo:paragraph-rsid="01f18137"/>
    </style:style>
    <style:style style:name="P201" style:family="paragraph" style:parent-style-name="Standard">
      <style:text-properties fo:font-size="12pt" style:text-underline-style="none" fo:font-weight="normal" officeooo:rsid="0063a93d" officeooo:paragraph-rsid="00735dec" style:font-size-asian="12pt" style:font-weight-asian="normal" style:font-size-complex="12pt" style:font-weight-complex="normal"/>
    </style:style>
    <style:style style:name="P202" style:family="paragraph" style:parent-style-name="Standard">
      <style:text-properties fo:font-size="12pt" style:text-underline-style="none" fo:font-weight="normal" officeooo:rsid="0063a93d" officeooo:paragraph-rsid="011e0a5a" style:font-size-asian="12pt" style:font-weight-asian="normal" style:font-size-complex="12pt" style:font-weight-complex="normal"/>
    </style:style>
    <style:style style:name="P203" style:family="paragraph" style:parent-style-name="Standard">
      <style:text-properties fo:font-size="12pt" style:text-underline-style="none" fo:font-weight="normal" officeooo:rsid="0107cc67" officeooo:paragraph-rsid="010bb9fa" style:font-size-asian="12pt" style:font-weight-asian="normal" style:font-size-complex="12pt" style:font-weight-complex="normal"/>
    </style:style>
    <style:style style:name="P204" style:family="paragraph" style:parent-style-name="Standard">
      <style:text-properties fo:font-size="12pt" style:text-underline-style="none" fo:font-weight="normal" officeooo:rsid="005603b8" officeooo:paragraph-rsid="012d5155" style:font-size-asian="12pt" style:font-weight-asian="normal" style:font-size-complex="12pt" style:font-weight-complex="normal"/>
    </style:style>
    <style:style style:name="P205" style:family="paragraph" style:parent-style-name="Standard">
      <style:text-properties fo:font-size="12pt" style:text-underline-style="none" fo:font-weight="normal" officeooo:rsid="005603b8" officeooo:paragraph-rsid="0165ea8e" style:font-size-asian="12pt" style:font-weight-asian="normal" style:font-size-complex="12pt" style:font-weight-complex="normal"/>
    </style:style>
    <style:style style:name="P206" style:family="paragraph" style:parent-style-name="Standard">
      <style:text-properties fo:font-size="12pt" style:text-underline-style="none" fo:font-weight="normal" officeooo:rsid="005603b8" officeooo:paragraph-rsid="014f897c" style:font-size-asian="12pt" style:font-weight-asian="normal" style:font-size-complex="12pt" style:font-weight-complex="normal"/>
    </style:style>
    <style:style style:name="P207" style:family="paragraph" style:parent-style-name="Standard">
      <style:text-properties fo:font-size="12pt" style:text-underline-style="none" fo:font-weight="normal" officeooo:rsid="01dca5ad" officeooo:paragraph-rsid="01dca5ad" style:font-size-asian="12pt" style:font-weight-asian="normal" style:font-size-complex="12pt" style:font-weight-complex="normal"/>
    </style:style>
    <style:style style:name="P208" style:family="paragraph" style:parent-style-name="Standard">
      <style:text-properties fo:font-size="12pt" style:text-underline-style="none" fo:font-weight="normal" officeooo:rsid="01de7b9b" officeooo:paragraph-rsid="01de7b9b" style:font-size-asian="12pt" style:font-weight-asian="normal" style:font-size-complex="12pt" style:font-weight-complex="normal"/>
    </style:style>
    <style:style style:name="P209" style:family="paragraph" style:parent-style-name="Standard">
      <style:text-properties fo:font-size="12pt" style:text-underline-style="none" fo:font-weight="normal" officeooo:rsid="01e04580" officeooo:paragraph-rsid="01e04580" style:font-size-asian="12pt" style:font-weight-asian="normal" style:font-size-complex="12pt" style:font-weight-complex="normal"/>
    </style:style>
    <style:style style:name="P210" style:family="paragraph" style:parent-style-name="Standard">
      <style:text-properties fo:font-size="12pt" fo:font-weight="normal" officeooo:paragraph-rsid="014f897c" style:font-size-asian="12pt" style:font-weight-asian="normal" style:font-size-complex="12pt" style:font-weight-complex="normal"/>
    </style:style>
    <style:style style:name="P211" style:family="paragraph" style:parent-style-name="Standard">
      <style:text-properties fo:font-size="12pt" fo:font-weight="normal" officeooo:rsid="0160b785" officeooo:paragraph-rsid="01691561" style:font-size-asian="12pt" style:font-weight-asian="normal" style:font-size-complex="12pt" style:font-weight-complex="normal"/>
    </style:style>
    <style:style style:name="P212" style:family="paragraph" style:parent-style-name="Standard">
      <style:text-properties fo:font-size="12pt" fo:font-weight="normal" officeooo:rsid="017164be" officeooo:paragraph-rsid="017164be" style:font-size-asian="12pt" style:font-weight-asian="normal" style:font-size-complex="12pt" style:font-weight-complex="normal"/>
    </style:style>
    <style:style style:name="P213" style:family="paragraph" style:parent-style-name="Standard">
      <style:text-properties fo:font-size="12pt" fo:font-weight="normal" officeooo:rsid="01725d57" officeooo:paragraph-rsid="01725d57" style:font-size-asian="12pt" style:font-weight-asian="normal" style:font-size-complex="12pt" style:font-weight-complex="normal"/>
    </style:style>
    <style:style style:name="P214" style:family="paragraph" style:parent-style-name="Standard">
      <style:text-properties fo:font-size="12pt" officeooo:rsid="0161ffae" officeooo:paragraph-rsid="0170dc28" style:font-size-asian="12pt" style:font-size-complex="12pt"/>
    </style:style>
    <style:style style:name="P215" style:family="paragraph" style:parent-style-name="Standard">
      <style:text-properties fo:font-size="12pt" officeooo:rsid="01725d57" officeooo:paragraph-rsid="01725d57" style:font-size-asian="12pt" style:font-size-complex="12pt"/>
    </style:style>
    <style:style style:name="P216" style:family="paragraph" style:parent-style-name="Standard">
      <style:text-properties officeooo:rsid="00806e85" officeooo:paragraph-rsid="00b41e59"/>
    </style:style>
    <style:style style:name="P217" style:family="paragraph" style:parent-style-name="Standard">
      <style:text-properties officeooo:rsid="00806e85" officeooo:paragraph-rsid="00806e85"/>
    </style:style>
    <style:style style:name="P218" style:family="paragraph" style:parent-style-name="Standard">
      <style:text-properties officeooo:rsid="00806e85" officeooo:paragraph-rsid="012d5155"/>
    </style:style>
    <style:style style:name="P219" style:family="paragraph" style:parent-style-name="Standard">
      <style:text-properties officeooo:rsid="00f950ed" officeooo:paragraph-rsid="00f950ed"/>
    </style:style>
    <style:style style:name="P220" style:family="paragraph" style:parent-style-name="Standard">
      <style:text-properties officeooo:rsid="00fba15b" officeooo:paragraph-rsid="00fba15b"/>
    </style:style>
    <style:style style:name="P221" style:family="paragraph" style:parent-style-name="Standard">
      <style:text-properties officeooo:rsid="00fc2b62" officeooo:paragraph-rsid="00fc2b62"/>
    </style:style>
    <style:style style:name="P222" style:family="paragraph" style:parent-style-name="Standard">
      <style:text-properties officeooo:rsid="00fc2b62" officeooo:paragraph-rsid="00fe20e4"/>
    </style:style>
    <style:style style:name="P223" style:family="paragraph" style:parent-style-name="Standard">
      <style:text-properties officeooo:rsid="00fc2b62" officeooo:paragraph-rsid="00f425a0"/>
    </style:style>
    <style:style style:name="P224" style:family="paragraph" style:parent-style-name="Standard">
      <style:text-properties officeooo:rsid="00fe5ebd" officeooo:paragraph-rsid="00fe5ebd"/>
    </style:style>
    <style:style style:name="P225" style:family="paragraph" style:parent-style-name="Standard">
      <style:text-properties officeooo:rsid="00ff04c7" officeooo:paragraph-rsid="00ff04c7"/>
    </style:style>
    <style:style style:name="P226" style:family="paragraph" style:parent-style-name="Standard">
      <style:text-properties officeooo:rsid="00ff04c7" officeooo:paragraph-rsid="0113bc8b"/>
    </style:style>
    <style:style style:name="P227" style:family="paragraph" style:parent-style-name="Standard">
      <style:text-properties officeooo:rsid="0105e310" officeooo:paragraph-rsid="010b6ce1"/>
    </style:style>
    <style:style style:name="P228" style:family="paragraph" style:parent-style-name="Standard">
      <style:text-properties officeooo:rsid="0105e310" officeooo:paragraph-rsid="010bb9fa"/>
    </style:style>
    <style:style style:name="P229" style:family="paragraph" style:parent-style-name="Standard">
      <style:text-properties officeooo:rsid="010bb9fa" officeooo:paragraph-rsid="010bb9fa"/>
    </style:style>
    <style:style style:name="P230" style:family="paragraph" style:parent-style-name="Standard">
      <style:text-properties officeooo:rsid="010c1121" officeooo:paragraph-rsid="010c1121"/>
    </style:style>
    <style:style style:name="P231" style:family="paragraph" style:parent-style-name="Standard">
      <style:text-properties officeooo:rsid="0113641d" officeooo:paragraph-rsid="0113641d"/>
    </style:style>
    <style:style style:name="P232" style:family="paragraph" style:parent-style-name="Standard">
      <style:text-properties officeooo:rsid="0113bc8b" officeooo:paragraph-rsid="0113bc8b"/>
    </style:style>
    <style:style style:name="P233" style:family="paragraph" style:parent-style-name="Standard">
      <style:text-properties officeooo:paragraph-rsid="0116a0f7"/>
    </style:style>
    <style:style style:name="P234" style:family="paragraph" style:parent-style-name="Standard">
      <style:text-properties officeooo:rsid="01214c2d" officeooo:paragraph-rsid="01214c2d"/>
    </style:style>
    <style:style style:name="P235" style:family="paragraph" style:parent-style-name="Standard">
      <style:text-properties officeooo:rsid="012236c8" officeooo:paragraph-rsid="012236c8"/>
    </style:style>
    <style:style style:name="P236" style:family="paragraph" style:parent-style-name="Standard">
      <style:text-properties officeooo:rsid="012236c8" officeooo:paragraph-rsid="013b4f62"/>
    </style:style>
    <style:style style:name="P237" style:family="paragraph" style:parent-style-name="Standard">
      <style:text-properties officeooo:rsid="012236c8" officeooo:paragraph-rsid="0158743d"/>
    </style:style>
    <style:style style:name="P238" style:family="paragraph" style:parent-style-name="Standard">
      <style:text-properties officeooo:rsid="012236c8" officeooo:paragraph-rsid="0165ea8e"/>
    </style:style>
    <style:style style:name="P239" style:family="paragraph" style:parent-style-name="Standard">
      <style:text-properties officeooo:rsid="012236c8" officeooo:paragraph-rsid="01935782"/>
    </style:style>
    <style:style style:name="P240" style:family="paragraph" style:parent-style-name="Standard">
      <style:text-properties officeooo:rsid="0122c24b" officeooo:paragraph-rsid="0136d5c5"/>
    </style:style>
    <style:style style:name="P241" style:family="paragraph" style:parent-style-name="Standard">
      <style:text-properties officeooo:rsid="01240e81" officeooo:paragraph-rsid="014f897c"/>
    </style:style>
    <style:style style:name="P242" style:family="paragraph" style:parent-style-name="Standard">
      <style:text-properties officeooo:rsid="0124b330" officeooo:paragraph-rsid="014f897c"/>
    </style:style>
    <style:style style:name="P243" style:family="paragraph" style:parent-style-name="Standard">
      <style:text-properties officeooo:rsid="01257a47" officeooo:paragraph-rsid="014f897c"/>
    </style:style>
    <style:style style:name="P244" style:family="paragraph" style:parent-style-name="Standard">
      <style:text-properties officeooo:rsid="0125b1f9" officeooo:paragraph-rsid="014f897c"/>
    </style:style>
    <style:style style:name="P245" style:family="paragraph" style:parent-style-name="Standard">
      <style:text-properties officeooo:rsid="01265d2c" officeooo:paragraph-rsid="01265d2c"/>
    </style:style>
    <style:style style:name="P246" style:family="paragraph" style:parent-style-name="Standard">
      <style:text-properties officeooo:rsid="01265d2c" officeooo:paragraph-rsid="014f897c"/>
    </style:style>
    <style:style style:name="P247" style:family="paragraph" style:parent-style-name="Standard">
      <style:text-properties officeooo:rsid="01265d2c" officeooo:paragraph-rsid="02008977"/>
    </style:style>
    <style:style style:name="P248" style:family="paragraph" style:parent-style-name="Standard">
      <style:text-properties officeooo:rsid="01296f49" officeooo:paragraph-rsid="012d5155"/>
    </style:style>
    <style:style style:name="P249" style:family="paragraph" style:parent-style-name="Standard">
      <style:text-properties officeooo:rsid="01296f49" officeooo:paragraph-rsid="013419b0"/>
    </style:style>
    <style:style style:name="P250" style:family="paragraph" style:parent-style-name="Standard">
      <style:text-properties officeooo:rsid="01298f42" officeooo:paragraph-rsid="012d5155"/>
    </style:style>
    <style:style style:name="P251" style:family="paragraph" style:parent-style-name="Standard">
      <style:text-properties officeooo:rsid="012bd732" officeooo:paragraph-rsid="0138d82a"/>
    </style:style>
    <style:style style:name="P252" style:family="paragraph" style:parent-style-name="Standard">
      <style:text-properties officeooo:rsid="012bd732" officeooo:paragraph-rsid="018dbae8"/>
    </style:style>
    <style:style style:name="P253" style:family="paragraph" style:parent-style-name="Standard">
      <style:text-properties officeooo:rsid="012c33dd" officeooo:paragraph-rsid="0138d82a"/>
    </style:style>
    <style:style style:name="P254" style:family="paragraph" style:parent-style-name="Standard">
      <style:text-properties officeooo:rsid="012c33dd" officeooo:paragraph-rsid="013e2e4b"/>
    </style:style>
    <style:style style:name="P255" style:family="paragraph" style:parent-style-name="Standard">
      <style:text-properties officeooo:rsid="012c33dd" officeooo:paragraph-rsid="018dbae8"/>
    </style:style>
    <style:style style:name="P256" style:family="paragraph" style:parent-style-name="Standard">
      <style:text-properties officeooo:rsid="012c33dd" officeooo:paragraph-rsid="01fa871a"/>
    </style:style>
    <style:style style:name="P257" style:family="paragraph" style:parent-style-name="Standard">
      <style:text-properties officeooo:paragraph-rsid="012d5155"/>
    </style:style>
    <style:style style:name="P258" style:family="paragraph" style:parent-style-name="Standard">
      <style:text-properties officeooo:rsid="01360c72" officeooo:paragraph-rsid="01360c72"/>
    </style:style>
    <style:style style:name="P259" style:family="paragraph" style:parent-style-name="Standard">
      <style:text-properties officeooo:rsid="0136123b" officeooo:paragraph-rsid="0136123b"/>
    </style:style>
    <style:style style:name="P260" style:family="paragraph" style:parent-style-name="Standard">
      <style:text-properties officeooo:rsid="013a6253" officeooo:paragraph-rsid="013a6253"/>
    </style:style>
    <style:style style:name="P261" style:family="paragraph" style:parent-style-name="Standard">
      <style:text-properties officeooo:rsid="01416fe7" officeooo:paragraph-rsid="01416fe7"/>
    </style:style>
    <style:style style:name="P262" style:family="paragraph" style:parent-style-name="Standard">
      <style:text-properties officeooo:rsid="01479d27" officeooo:paragraph-rsid="01479d27"/>
    </style:style>
    <style:style style:name="P263" style:family="paragraph" style:parent-style-name="Standard">
      <style:text-properties officeooo:rsid="01479d27" officeooo:paragraph-rsid="0158743d"/>
    </style:style>
    <style:style style:name="P264" style:family="paragraph" style:parent-style-name="Standard">
      <style:text-properties officeooo:rsid="01479d27" officeooo:paragraph-rsid="0165ea8e"/>
    </style:style>
    <style:style style:name="P265" style:family="paragraph" style:parent-style-name="Standard">
      <style:text-properties officeooo:rsid="01479d27" officeooo:paragraph-rsid="01935782"/>
    </style:style>
    <style:style style:name="P266" style:family="paragraph" style:parent-style-name="Standard">
      <style:text-properties officeooo:rsid="01479d27" officeooo:paragraph-rsid="01aab61d"/>
    </style:style>
    <style:style style:name="P267" style:family="paragraph" style:parent-style-name="Standard">
      <style:text-properties officeooo:rsid="01479d27" officeooo:paragraph-rsid="01acace5"/>
    </style:style>
    <style:style style:name="P268" style:family="paragraph" style:parent-style-name="Standard">
      <style:text-properties officeooo:rsid="01479d27" officeooo:paragraph-rsid="01ad6bc1"/>
    </style:style>
    <style:style style:name="P269" style:family="paragraph" style:parent-style-name="Standard">
      <style:text-properties officeooo:rsid="014f897c" officeooo:paragraph-rsid="014f897c"/>
    </style:style>
    <style:style style:name="P270" style:family="paragraph" style:parent-style-name="Standard">
      <style:text-properties officeooo:paragraph-rsid="014f897c"/>
    </style:style>
    <style:style style:name="P271" style:family="paragraph" style:parent-style-name="Standard">
      <style:text-properties officeooo:rsid="015e374c" officeooo:paragraph-rsid="015e374c"/>
    </style:style>
    <style:style style:name="P272" style:family="paragraph" style:parent-style-name="Standard">
      <style:text-properties officeooo:rsid="015e374c" officeooo:paragraph-rsid="01691561"/>
    </style:style>
    <style:style style:name="P273" style:family="paragraph" style:parent-style-name="Standard">
      <style:text-properties officeooo:rsid="0161ffae" officeooo:paragraph-rsid="016fb764"/>
    </style:style>
    <style:style style:name="P274" style:family="paragraph" style:parent-style-name="Standard">
      <style:text-properties officeooo:rsid="0161ffae" officeooo:paragraph-rsid="0170dc28"/>
    </style:style>
    <style:style style:name="P275" style:family="paragraph" style:parent-style-name="Standard">
      <style:text-properties officeooo:rsid="016382e8" officeooo:paragraph-rsid="016382e8"/>
    </style:style>
    <style:style style:name="P276" style:family="paragraph" style:parent-style-name="Standard">
      <style:text-properties officeooo:paragraph-rsid="0165ea8e"/>
    </style:style>
    <style:style style:name="P277" style:family="paragraph" style:parent-style-name="Standard">
      <style:text-properties officeooo:rsid="016ce4bd" officeooo:paragraph-rsid="016ce4bd"/>
    </style:style>
    <style:style style:name="P278" style:family="paragraph" style:parent-style-name="Standard">
      <style:text-properties officeooo:rsid="01725d57" officeooo:paragraph-rsid="01725d57"/>
    </style:style>
    <style:style style:name="P279" style:family="paragraph" style:parent-style-name="Standard">
      <style:text-properties officeooo:rsid="017f71b2" officeooo:paragraph-rsid="017f71b2"/>
    </style:style>
    <style:style style:name="P280" style:family="paragraph" style:parent-style-name="Standard">
      <style:text-properties officeooo:rsid="017f71b2" officeooo:paragraph-rsid="018b716f"/>
    </style:style>
    <style:style style:name="P281" style:family="paragraph" style:parent-style-name="Standard">
      <style:text-properties officeooo:rsid="0181660b" officeooo:paragraph-rsid="0181660b"/>
    </style:style>
    <style:style style:name="P282" style:family="paragraph" style:parent-style-name="Standard">
      <style:text-properties officeooo:rsid="0182051d" officeooo:paragraph-rsid="0182051d"/>
    </style:style>
    <style:style style:name="P283" style:family="paragraph" style:parent-style-name="Standard">
      <style:text-properties officeooo:rsid="0186a65a" officeooo:paragraph-rsid="0186a65a"/>
    </style:style>
    <style:style style:name="P284" style:family="paragraph" style:parent-style-name="Standard">
      <style:text-properties officeooo:rsid="0186fc77" officeooo:paragraph-rsid="0186fc77"/>
    </style:style>
    <style:style style:name="P285" style:family="paragraph" style:parent-style-name="Standard">
      <style:text-properties officeooo:rsid="018768df" officeooo:paragraph-rsid="018768df"/>
    </style:style>
    <style:style style:name="P286" style:family="paragraph" style:parent-style-name="Standard">
      <style:text-properties officeooo:rsid="0188fe53" officeooo:paragraph-rsid="0188fe53"/>
    </style:style>
    <style:style style:name="P287" style:family="paragraph" style:parent-style-name="Standard">
      <style:text-properties officeooo:rsid="018a19bc" officeooo:paragraph-rsid="018a19bc"/>
    </style:style>
    <style:style style:name="P288" style:family="paragraph" style:parent-style-name="Standard">
      <style:text-properties officeooo:rsid="018c7bce" officeooo:paragraph-rsid="018c7bce"/>
    </style:style>
    <style:style style:name="P289" style:family="paragraph" style:parent-style-name="Standard">
      <style:text-properties officeooo:rsid="018c7bce" officeooo:paragraph-rsid="018dbae8"/>
    </style:style>
    <style:style style:name="P290" style:family="paragraph" style:parent-style-name="Standard">
      <style:text-properties officeooo:paragraph-rsid="01935782"/>
    </style:style>
    <style:style style:name="P291" style:family="paragraph" style:parent-style-name="Standard">
      <style:text-properties officeooo:paragraph-rsid="00ee21f6"/>
    </style:style>
    <style:style style:name="P292" style:family="paragraph" style:parent-style-name="Standard">
      <style:text-properties officeooo:rsid="019c0c25" officeooo:paragraph-rsid="019c0c25"/>
    </style:style>
    <style:style style:name="P293" style:family="paragraph" style:parent-style-name="Standard">
      <style:text-properties officeooo:rsid="016c684d" officeooo:paragraph-rsid="0165ea8e"/>
    </style:style>
    <style:style style:name="P294" style:family="paragraph" style:parent-style-name="Standard">
      <style:text-properties officeooo:rsid="00ab94ea" officeooo:paragraph-rsid="00ab94ea"/>
    </style:style>
    <style:style style:name="P295" style:family="paragraph" style:parent-style-name="Standard">
      <style:text-properties officeooo:rsid="01d1548d" officeooo:paragraph-rsid="01d1548d"/>
    </style:style>
    <style:style style:name="P296" style:family="paragraph" style:parent-style-name="Standard">
      <style:text-properties officeooo:rsid="00a4b089" officeooo:paragraph-rsid="00a4b089"/>
    </style:style>
    <style:style style:name="P297" style:family="paragraph" style:parent-style-name="Standard">
      <style:text-properties officeooo:rsid="00a2a12f" officeooo:paragraph-rsid="00a2a12f"/>
    </style:style>
    <style:style style:name="P298" style:family="paragraph" style:parent-style-name="Standard">
      <style:text-properties officeooo:rsid="012d5155" officeooo:paragraph-rsid="013419b0"/>
    </style:style>
    <style:style style:name="P299" style:family="paragraph" style:parent-style-name="Standard">
      <style:text-properties officeooo:rsid="012a8a11" officeooo:paragraph-rsid="01fc12cc"/>
    </style:style>
    <style:style style:name="P300" style:family="paragraph" style:parent-style-name="Standard">
      <style:text-properties officeooo:rsid="0207ab9c" officeooo:paragraph-rsid="0207ab9c"/>
    </style:style>
    <style:style style:name="P301" style:family="paragraph" style:parent-style-name="Standard">
      <style:text-properties officeooo:rsid="0209f640" officeooo:paragraph-rsid="0209f640"/>
    </style:style>
    <style:style style:name="P302" style:family="paragraph" style:parent-style-name="Standard">
      <style:text-properties style:font-name="Liberation Serif" fo:font-size="12pt" style:text-underline-style="none" style:font-size-asian="12pt" style:font-size-complex="12pt"/>
    </style:style>
    <style:style style:name="P303" style:family="paragraph" style:parent-style-name="Standard">
      <style:text-properties style:font-name="Liberation Serif" fo:font-size="12pt" style:text-underline-style="none" officeooo:paragraph-rsid="00001924" style:font-size-asian="12pt" style:font-size-complex="12pt"/>
    </style:style>
    <style:style style:name="P304" style:family="paragraph" style:parent-style-name="Standard">
      <style:text-properties style:font-name="Liberation Serif" fo:font-size="12pt" style:text-underline-style="none" officeooo:paragraph-rsid="021c51c8" style:font-size-asian="12pt" style:font-size-complex="12pt"/>
    </style:style>
    <style:style style:name="P305" style:family="paragraph" style:parent-style-name="Standard">
      <style:text-properties style:font-name="Liberation Serif" fo:font-size="12pt" style:text-underline-style="none" officeooo:paragraph-rsid="021d09fc" style:font-size-asian="12pt" style:font-size-complex="12pt"/>
    </style:style>
    <style:style style:name="P306" style:family="paragraph" style:parent-style-name="Standard">
      <style:text-properties style:font-name="Liberation Serif" fo:font-size="12pt" style:text-underline-style="none" officeooo:paragraph-rsid="021ed9e1" style:font-size-asian="12pt" style:font-size-complex="12pt"/>
    </style:style>
    <style:style style:name="P307" style:family="paragraph" style:parent-style-name="Standard">
      <style:text-properties style:font-name="Liberation Serif" fo:font-size="12pt" style:text-underline-style="none" officeooo:rsid="02235d7b" officeooo:paragraph-rsid="02235d7b" style:font-size-asian="12pt" style:font-size-complex="12pt"/>
    </style:style>
    <style:style style:name="P308" style:family="paragraph" style:parent-style-name="Standard">
      <style:text-properties style:font-name="Liberation Serif" fo:font-size="12pt" style:text-underline-style="none" officeooo:paragraph-rsid="02258cd4" style:font-size-asian="12pt" style:font-size-complex="12pt"/>
    </style:style>
    <style:style style:name="P309" style:family="paragraph" style:parent-style-name="Standard">
      <style:text-properties style:font-name="Liberation Serif" fo:font-size="12pt" style:text-underline-style="none" officeooo:paragraph-rsid="022949d3" style:font-size-asian="12pt" style:font-size-complex="12pt"/>
    </style:style>
    <style:style style:name="P310" style:family="paragraph" style:parent-style-name="Standard">
      <style:text-properties style:font-name="Liberation Serif" fo:font-size="12pt" style:text-underline-style="none" officeooo:rsid="0229d138" officeooo:paragraph-rsid="0229d138" style:font-size-asian="12pt" style:font-size-complex="12pt"/>
    </style:style>
    <style:style style:name="P311" style:family="paragraph" style:parent-style-name="Standard">
      <style:text-properties style:font-name="Liberation Serif" fo:font-size="12pt" style:text-underline-style="none" officeooo:rsid="0232663a" officeooo:paragraph-rsid="0232663a" style:font-size-asian="12pt" style:font-size-complex="12pt"/>
    </style:style>
    <style:style style:name="P312" style:family="paragraph" style:parent-style-name="Standard">
      <style:text-properties style:font-name="Liberation Serif" fo:font-size="12pt" style:text-underline-style="none" officeooo:rsid="0232663a" officeooo:paragraph-rsid="02350abb" style:font-size-asian="12pt" style:font-size-complex="12pt"/>
    </style:style>
    <style:style style:name="P313" style:family="paragraph" style:parent-style-name="Standard">
      <style:text-properties style:font-name="Liberation Serif" fo:font-size="12pt" style:text-underline-style="none" officeooo:rsid="02366b7d" officeooo:paragraph-rsid="02366b7d" style:font-size-asian="12pt" style:font-size-complex="12pt"/>
    </style:style>
    <style:style style:name="P314" style:family="paragraph" style:parent-style-name="Standard">
      <style:text-properties fo:font-size="14pt" fo:font-weight="bold" officeooo:paragraph-rsid="0054994b" style:font-size-asian="14pt" style:font-weight-asian="bold" style:font-size-complex="14pt" style:font-weight-complex="bold"/>
    </style:style>
    <style:style style:name="T1" style:family="text">
      <style:text-properties officeooo:rsid="000135eb"/>
    </style:style>
    <style:style style:name="T2" style:family="text">
      <style:text-properties officeooo:rsid="0002d3be"/>
    </style:style>
    <style:style style:name="T3" style:family="text">
      <style:text-properties officeooo:rsid="00062e64"/>
    </style:style>
    <style:style style:name="T4" style:family="text">
      <style:text-properties officeooo:rsid="002152e7"/>
    </style:style>
    <style:style style:name="T5" style:family="text">
      <style:text-properties officeooo:rsid="00227e55"/>
    </style:style>
    <style:style style:name="T6" style:family="text">
      <style:text-properties officeooo:rsid="00240f88"/>
    </style:style>
    <style:style style:name="T7" style:family="text">
      <style:text-properties officeooo:rsid="002aa312"/>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62e64"/>
    </style:style>
    <style:style style:name="T10" style:family="text">
      <style:text-properties style:text-underline-style="solid" style:text-underline-width="auto" style:text-underline-color="font-color" officeooo:rsid="021c51c8"/>
    </style:style>
    <style:style style:name="T11" style:family="text">
      <style:text-properties officeooo:rsid="002b48e3"/>
    </style:style>
    <style:style style:name="T12" style:family="text">
      <style:text-properties officeooo:rsid="002d29e3"/>
    </style:style>
    <style:style style:name="T13" style:family="text">
      <style:text-properties officeooo:rsid="002d333c"/>
    </style:style>
    <style:style style:name="T14" style:family="text">
      <style:text-properties style:text-underline-style="none"/>
    </style:style>
    <style:style style:name="T15" style:family="text">
      <style:text-properties style:text-underline-style="none" officeooo:rsid="0037d144"/>
    </style:style>
    <style:style style:name="T16" style:family="text">
      <style:text-properties style:text-underline-style="none" officeooo:rsid="00393cab"/>
    </style:style>
    <style:style style:name="T17" style:family="text">
      <style:text-properties style:text-underline-style="none" officeooo:rsid="005603b8"/>
    </style:style>
    <style:style style:name="T18" style:family="text">
      <style:text-properties style:text-underline-style="none" officeooo:rsid="00062e64"/>
    </style:style>
    <style:style style:name="T19" style:family="text">
      <style:text-properties style:text-underline-style="none" officeooo:rsid="006163a4"/>
    </style:style>
    <style:style style:name="T20" style:family="text">
      <style:text-properties style:text-underline-style="none" officeooo:rsid="00735dec"/>
    </style:style>
    <style:style style:name="T21" style:family="text">
      <style:text-properties style:text-underline-style="none" officeooo:rsid="007544df"/>
    </style:style>
    <style:style style:name="T22" style:family="text">
      <style:text-properties style:text-underline-style="none" officeooo:rsid="008c6558"/>
    </style:style>
    <style:style style:name="T23" style:family="text">
      <style:text-properties style:text-underline-style="none" officeooo:rsid="008d67b5"/>
    </style:style>
    <style:style style:name="T24" style:family="text">
      <style:text-properties style:text-underline-style="none" officeooo:rsid="008e432c"/>
    </style:style>
    <style:style style:name="T25" style:family="text">
      <style:text-properties style:text-underline-style="none" officeooo:rsid="009edf15"/>
    </style:style>
    <style:style style:name="T26" style:family="text">
      <style:text-properties style:text-underline-style="none" officeooo:rsid="00a7ae9c"/>
    </style:style>
    <style:style style:name="T27" style:family="text">
      <style:text-properties style:text-underline-style="none" officeooo:rsid="006d7e0a"/>
    </style:style>
    <style:style style:name="T28" style:family="text">
      <style:text-properties style:text-underline-style="none" officeooo:rsid="00ab013b"/>
    </style:style>
    <style:style style:name="T29" style:family="text">
      <style:text-properties style:text-underline-style="none" officeooo:rsid="00b2ffe8"/>
    </style:style>
    <style:style style:name="T30" style:family="text">
      <style:text-properties style:text-underline-style="none" officeooo:rsid="00ba487b"/>
    </style:style>
    <style:style style:name="T31" style:family="text">
      <style:text-properties style:text-underline-style="none" officeooo:rsid="00bf632b"/>
    </style:style>
    <style:style style:name="T32" style:family="text">
      <style:text-properties style:text-underline-style="none" officeooo:rsid="00c27ae1"/>
    </style:style>
    <style:style style:name="T33" style:family="text">
      <style:text-properties style:text-underline-style="none" officeooo:rsid="00c3d4d9"/>
    </style:style>
    <style:style style:name="T34" style:family="text">
      <style:text-properties style:text-underline-style="none" officeooo:rsid="00c63bdf"/>
    </style:style>
    <style:style style:name="T35" style:family="text">
      <style:text-properties style:text-underline-style="none" officeooo:rsid="00c83598"/>
    </style:style>
    <style:style style:name="T36" style:family="text">
      <style:text-properties style:text-underline-style="none" officeooo:rsid="00bb2b47"/>
    </style:style>
    <style:style style:name="T37" style:family="text">
      <style:text-properties style:text-underline-style="none" officeooo:rsid="00c9b65b"/>
    </style:style>
    <style:style style:name="T38" style:family="text">
      <style:text-properties style:text-underline-style="none" officeooo:rsid="00cafeb2"/>
    </style:style>
    <style:style style:name="T39" style:family="text">
      <style:text-properties style:text-underline-style="none" officeooo:rsid="00cc218d"/>
    </style:style>
    <style:style style:name="T40" style:family="text">
      <style:text-properties style:text-underline-style="none" officeooo:rsid="00cd6e92"/>
    </style:style>
    <style:style style:name="T41" style:family="text">
      <style:text-properties style:text-underline-style="none" officeooo:rsid="00cecb3a"/>
    </style:style>
    <style:style style:name="T42" style:family="text">
      <style:text-properties style:text-underline-style="none" officeooo:rsid="00cee659"/>
    </style:style>
    <style:style style:name="T43" style:family="text">
      <style:text-properties style:text-underline-style="none" officeooo:rsid="00d05abf"/>
    </style:style>
    <style:style style:name="T44" style:family="text">
      <style:text-properties style:text-underline-style="none" officeooo:rsid="00d21c20"/>
    </style:style>
    <style:style style:name="T45" style:family="text">
      <style:text-properties style:text-underline-style="none" officeooo:rsid="00e24d9e"/>
    </style:style>
    <style:style style:name="T46" style:family="text">
      <style:text-properties style:text-underline-style="none" officeooo:rsid="00e39407"/>
    </style:style>
    <style:style style:name="T47" style:family="text">
      <style:text-properties style:text-underline-style="none" officeooo:rsid="00e41aee"/>
    </style:style>
    <style:style style:name="T48" style:family="text">
      <style:text-properties style:text-underline-style="none" officeooo:rsid="00ee725a"/>
    </style:style>
    <style:style style:name="T49" style:family="text">
      <style:text-properties style:text-underline-style="none" officeooo:rsid="00ef26bc"/>
    </style:style>
    <style:style style:name="T50" style:family="text">
      <style:text-properties style:text-underline-style="none" officeooo:rsid="00efe33d"/>
    </style:style>
    <style:style style:name="T51" style:family="text">
      <style:text-properties style:text-underline-style="none" officeooo:rsid="00f2515e"/>
    </style:style>
    <style:style style:name="T52" style:family="text">
      <style:text-properties style:text-underline-style="none" officeooo:rsid="00227e55"/>
    </style:style>
    <style:style style:name="T53" style:family="text">
      <style:text-properties style:text-underline-style="none" officeooo:rsid="00e90840"/>
    </style:style>
    <style:style style:name="T54" style:family="text">
      <style:text-properties style:text-underline-style="none" officeooo:rsid="00ee21f6"/>
    </style:style>
    <style:style style:name="T55" style:family="text">
      <style:text-properties style:text-underline-style="none" officeooo:rsid="00fc2b62"/>
    </style:style>
    <style:style style:name="T56" style:family="text">
      <style:text-properties style:text-underline-style="none" officeooo:rsid="010c1121"/>
    </style:style>
    <style:style style:name="T57" style:family="text">
      <style:text-properties style:text-underline-style="none" officeooo:rsid="010e9230"/>
    </style:style>
    <style:style style:name="T58" style:family="text">
      <style:text-properties style:text-underline-style="none" officeooo:rsid="0113bc8b"/>
    </style:style>
    <style:style style:name="T59" style:family="text">
      <style:text-properties style:text-underline-style="none" officeooo:rsid="011b7e13"/>
    </style:style>
    <style:style style:name="T60" style:family="text">
      <style:text-properties style:text-underline-style="none" officeooo:rsid="01214c2d"/>
    </style:style>
    <style:style style:name="T61" style:family="text">
      <style:text-properties style:text-underline-style="none" officeooo:rsid="01240e81"/>
    </style:style>
    <style:style style:name="T62" style:family="text">
      <style:text-properties style:text-underline-style="none" officeooo:rsid="01257a47"/>
    </style:style>
    <style:style style:name="T63" style:family="text">
      <style:text-properties style:text-underline-style="none" officeooo:rsid="0125b081"/>
    </style:style>
    <style:style style:name="T64" style:family="text">
      <style:text-properties style:text-underline-style="none" officeooo:rsid="013419b0"/>
    </style:style>
    <style:style style:name="T65" style:family="text">
      <style:text-properties style:text-underline-style="none" officeooo:rsid="013649db"/>
    </style:style>
    <style:style style:name="T66" style:family="text">
      <style:text-properties style:text-underline-style="none" officeooo:rsid="0136d5c5"/>
    </style:style>
    <style:style style:name="T67" style:family="text">
      <style:text-properties style:text-underline-style="none" officeooo:rsid="01372a40"/>
    </style:style>
    <style:style style:name="T68" style:family="text">
      <style:text-properties style:text-underline-style="none" officeooo:rsid="0139ab6a"/>
    </style:style>
    <style:style style:name="T69" style:family="text">
      <style:text-properties style:text-underline-style="none" officeooo:rsid="013b0c88"/>
    </style:style>
    <style:style style:name="T70" style:family="text">
      <style:text-properties style:text-underline-style="none" officeooo:rsid="0142d3c3"/>
    </style:style>
    <style:style style:name="T71" style:family="text">
      <style:text-properties style:text-underline-style="none" officeooo:rsid="013aa708"/>
    </style:style>
    <style:style style:name="T72" style:family="text">
      <style:text-properties style:text-underline-style="none" officeooo:rsid="014f897c"/>
    </style:style>
    <style:style style:name="T73" style:family="text">
      <style:text-properties style:text-underline-style="none" officeooo:rsid="01360c72"/>
    </style:style>
    <style:style style:name="T74" style:family="text">
      <style:text-properties style:text-underline-style="none" officeooo:rsid="015b2b19"/>
    </style:style>
    <style:style style:name="T75" style:family="text">
      <style:text-properties style:text-underline-style="none" officeooo:rsid="015bb42e"/>
    </style:style>
    <style:style style:name="T76" style:family="text">
      <style:text-properties style:text-underline-style="none" officeooo:rsid="015cfc7e"/>
    </style:style>
    <style:style style:name="T77" style:family="text">
      <style:text-properties style:text-underline-style="none" officeooo:rsid="015daeb6"/>
    </style:style>
    <style:style style:name="T78" style:family="text">
      <style:text-properties style:text-underline-style="none" officeooo:rsid="008325b8"/>
    </style:style>
    <style:style style:name="T79" style:family="text">
      <style:text-properties style:text-underline-style="none" officeooo:rsid="016c684d"/>
    </style:style>
    <style:style style:name="T80" style:family="text">
      <style:text-properties style:text-underline-style="none" officeooo:rsid="016c8f6e"/>
    </style:style>
    <style:style style:name="T81" style:family="text">
      <style:text-properties style:text-underline-style="none" officeooo:rsid="016ce4bd"/>
    </style:style>
    <style:style style:name="T82" style:family="text">
      <style:text-properties style:text-underline-style="none" officeooo:rsid="012d5155"/>
    </style:style>
    <style:style style:name="T83" style:family="text">
      <style:text-properties style:text-underline-style="none" officeooo:rsid="01725d57"/>
    </style:style>
    <style:style style:name="T84" style:family="text">
      <style:text-properties style:text-underline-style="none" officeooo:rsid="012236c8"/>
    </style:style>
    <style:style style:name="T85" style:family="text">
      <style:text-properties style:text-underline-style="none" officeooo:rsid="01935782"/>
    </style:style>
    <style:style style:name="T86" style:family="text">
      <style:text-properties style:text-underline-style="none" officeooo:rsid="019b33f8"/>
    </style:style>
    <style:style style:name="T87" style:family="text">
      <style:text-properties style:text-underline-style="none" officeooo:rsid="019dccdc"/>
    </style:style>
    <style:style style:name="T88" style:family="text">
      <style:text-properties style:text-underline-style="none" officeooo:rsid="01a0f46c"/>
    </style:style>
    <style:style style:name="T89" style:family="text">
      <style:text-properties style:text-underline-style="none" officeooo:rsid="01147b26"/>
    </style:style>
    <style:style style:name="T90" style:family="text">
      <style:text-properties style:text-underline-style="none" officeooo:rsid="01a17506"/>
    </style:style>
    <style:style style:name="T91" style:family="text">
      <style:text-properties style:text-underline-style="none" officeooo:rsid="01a52644"/>
    </style:style>
    <style:style style:name="T92" style:family="text">
      <style:text-properties style:text-underline-style="none" officeooo:rsid="01aa7b4c"/>
    </style:style>
    <style:style style:name="T93" style:family="text">
      <style:text-properties style:text-underline-style="none" fo:font-weight="normal" style:font-weight-asian="normal" style:font-weight-complex="normal"/>
    </style:style>
    <style:style style:name="T94" style:family="text">
      <style:text-properties style:text-underline-style="none" fo:font-weight="normal" officeooo:rsid="01d261c9" style:font-weight-asian="normal" style:font-weight-complex="normal"/>
    </style:style>
    <style:style style:name="T95" style:family="text">
      <style:text-properties style:text-underline-style="none" officeooo:rsid="01c824f2"/>
    </style:style>
    <style:style style:name="T96" style:family="text">
      <style:text-properties style:text-underline-style="none" officeooo:rsid="01c990e0"/>
    </style:style>
    <style:style style:name="T97" style:family="text">
      <style:text-properties style:text-underline-style="none" officeooo:rsid="01cd2d87"/>
    </style:style>
    <style:style style:name="T98" style:family="text">
      <style:text-properties style:text-underline-style="none" officeooo:rsid="01ce0273"/>
    </style:style>
    <style:style style:name="T99" style:family="text">
      <style:text-properties style:text-underline-style="none" officeooo:rsid="001bcb7c"/>
    </style:style>
    <style:style style:name="T100" style:family="text">
      <style:text-properties style:text-underline-style="none" officeooo:rsid="01e7e672"/>
    </style:style>
    <style:style style:name="T101" style:family="text">
      <style:text-properties style:text-underline-style="none" officeooo:rsid="01e84841"/>
    </style:style>
    <style:style style:name="T102" style:family="text">
      <style:text-properties style:text-underline-style="none" officeooo:rsid="01ece66c"/>
    </style:style>
    <style:style style:name="T103" style:family="text">
      <style:text-properties style:text-underline-style="none" officeooo:rsid="01f5a247"/>
    </style:style>
    <style:style style:name="T104" style:family="text">
      <style:text-properties style:text-underline-style="none" officeooo:rsid="02063eef"/>
    </style:style>
    <style:style style:name="T105" style:family="text">
      <style:text-properties style:text-underline-style="none" officeooo:rsid="020a6478"/>
    </style:style>
    <style:style style:name="T106" style:family="text">
      <style:text-properties officeooo:rsid="0031d321"/>
    </style:style>
    <style:style style:name="T107" style:family="text">
      <style:text-properties officeooo:rsid="00348266"/>
    </style:style>
    <style:style style:name="T108" style:family="text">
      <style:text-properties officeooo:rsid="0037d144"/>
    </style:style>
    <style:style style:name="T109" style:family="text">
      <style:text-properties officeooo:rsid="003abf9d"/>
    </style:style>
    <style:style style:name="T110" style:family="text">
      <style:text-properties officeooo:rsid="00508a8a"/>
    </style:style>
    <style:style style:name="T111" style:family="text">
      <style:text-properties officeooo:rsid="00520e81"/>
    </style:style>
    <style:style style:name="T112" style:family="text">
      <style:text-properties officeooo:rsid="00537442"/>
    </style:style>
    <style:style style:name="T113" style:family="text">
      <style:text-properties officeooo:rsid="005603b8"/>
    </style:style>
    <style:style style:name="T114" style:family="text">
      <style:text-properties officeooo:rsid="0057832b"/>
    </style:style>
    <style:style style:name="T115" style:family="text">
      <style:text-properties fo:font-size="14pt" fo:font-weight="bold" style:font-size-asian="14pt" style:font-weight-asian="bold" style:font-size-complex="14pt" style:font-weight-complex="bold"/>
    </style:style>
    <style:style style:name="T116" style:family="text">
      <style:text-properties fo:font-size="14pt" fo:font-weight="bold" officeooo:rsid="0054994b" style:font-size-asian="14pt" style:font-weight-asian="bold" style:font-size-complex="14pt" style:font-weight-complex="bold"/>
    </style:style>
    <style:style style:name="T117" style:family="text">
      <style:text-properties fo:font-size="14pt" fo:font-weight="bold" officeooo:rsid="002f0cc8" style:font-size-asian="14pt" style:font-weight-asian="bold" style:font-size-complex="14pt" style:font-weight-complex="bold"/>
    </style:style>
    <style:style style:name="T118" style:family="text">
      <style:text-properties fo:font-size="14pt" fo:font-weight="bold" officeooo:rsid="00b41e59" style:font-size-asian="14pt" style:font-weight-asian="bold" style:font-size-complex="14pt" style:font-weight-complex="bold"/>
    </style:style>
    <style:style style:name="T119" style:family="text">
      <style:text-properties fo:font-size="14pt" style:text-underline-style="none" fo:font-weight="bold" officeooo:rsid="005603b8" style:font-size-asian="14pt" style:font-weight-asian="bold" style:font-size-complex="14pt" style:font-weight-complex="bold"/>
    </style:style>
    <style:style style:name="T120" style:family="text">
      <style:text-properties fo:font-size="14pt" style:text-underline-style="none" fo:font-weight="bold" officeooo:rsid="0112091a" style:font-size-asian="14pt" style:font-weight-asian="bold" style:font-size-complex="14pt" style:font-weight-complex="bold"/>
    </style:style>
    <style:style style:name="T121" style:family="text">
      <style:text-properties fo:font-size="14pt" style:text-underline-style="none" fo:font-weight="bold" officeooo:rsid="0116a0f7" style:font-size-asian="14pt" style:font-weight-asian="bold" style:font-size-complex="14pt" style:font-weight-complex="bold"/>
    </style:style>
    <style:style style:name="T122" style:family="text">
      <style:text-properties fo:font-size="14pt" style:text-underline-style="none" fo:font-weight="bold" officeooo:rsid="012d5155" style:font-size-asian="14pt" style:font-weight-asian="bold" style:font-size-complex="14pt" style:font-weight-complex="bold"/>
    </style:style>
    <style:style style:name="T123" style:family="text">
      <style:text-properties fo:font-size="14pt" style:text-underline-style="none" fo:font-weight="bold" officeooo:rsid="0136d5c5" style:font-size-asian="14pt" style:font-weight-asian="bold" style:font-size-complex="14pt" style:font-weight-complex="bold"/>
    </style:style>
    <style:style style:name="T124" style:family="text">
      <style:text-properties fo:font-size="14pt" style:text-underline-style="none" fo:font-weight="bold" officeooo:rsid="014f897c" style:font-size-asian="14pt" style:font-weight-asian="bold" style:font-size-complex="14pt" style:font-weight-complex="bold"/>
    </style:style>
    <style:style style:name="T125" style:family="text">
      <style:text-properties fo:font-size="14pt" style:text-underline-style="none" fo:font-weight="bold" officeooo:rsid="015964a7" style:font-size-asian="14pt" style:font-weight-asian="bold" style:font-size-complex="14pt" style:font-weight-complex="bold"/>
    </style:style>
    <style:style style:name="T126" style:family="text">
      <style:text-properties fo:font-size="14pt" style:text-underline-style="none" fo:font-weight="bold" officeooo:rsid="015c1a8d" style:font-size-asian="14pt" style:font-weight-asian="bold" style:font-size-complex="14pt" style:font-weight-complex="bold"/>
    </style:style>
    <style:style style:name="T127" style:family="text">
      <style:text-properties fo:font-size="14pt" style:text-underline-style="none" fo:font-weight="bold" officeooo:rsid="0165ea8e" style:font-size-asian="14pt" style:font-weight-asian="bold" style:font-size-complex="14pt" style:font-weight-complex="bold"/>
    </style:style>
    <style:style style:name="T128" style:family="text">
      <style:text-properties fo:font-size="12pt" style:text-underline-style="none" fo:font-weight="normal" style:font-size-asian="12pt" style:font-weight-asian="normal" style:font-size-complex="12pt" style:font-weight-complex="normal"/>
    </style:style>
    <style:style style:name="T129" style:family="text">
      <style:text-properties fo:font-size="12pt" style:text-underline-style="none" fo:font-weight="normal" officeooo:rsid="005603b8" style:font-size-asian="12pt" style:font-weight-asian="normal" style:font-size-complex="12pt" style:font-weight-complex="normal"/>
    </style:style>
    <style:style style:name="T130" style:family="text">
      <style:text-properties fo:font-size="12pt" style:text-underline-style="none" fo:font-weight="normal" officeooo:rsid="0063a93d" style:font-size-asian="12pt" style:font-weight-asian="normal" style:font-size-complex="12pt" style:font-weight-complex="normal"/>
    </style:style>
    <style:style style:name="T131" style:family="text">
      <style:text-properties fo:font-size="12pt" style:text-underline-style="none" fo:font-weight="normal" officeooo:rsid="00796aa8" style:font-size-asian="12pt" style:font-weight-asian="normal" style:font-size-complex="12pt" style:font-weight-complex="normal"/>
    </style:style>
    <style:style style:name="T132" style:family="text">
      <style:text-properties fo:font-size="12pt" style:text-underline-style="none" fo:font-weight="normal" officeooo:rsid="007e61ca" style:font-size-asian="12pt" style:font-weight-asian="normal" style:font-size-complex="12pt" style:font-weight-complex="normal"/>
    </style:style>
    <style:style style:name="T133" style:family="text">
      <style:text-properties fo:font-size="12pt" style:text-underline-style="none" fo:font-weight="normal" officeooo:rsid="00ab013b" style:font-size-asian="12pt" style:font-weight-asian="normal" style:font-size-complex="12pt" style:font-weight-complex="normal"/>
    </style:style>
    <style:style style:name="T134" style:family="text">
      <style:text-properties fo:font-size="12pt" style:text-underline-style="none" fo:font-weight="normal" officeooo:rsid="00e48ebc" style:font-size-asian="12pt" style:font-weight-asian="normal" style:font-size-complex="12pt" style:font-weight-complex="normal"/>
    </style:style>
    <style:style style:name="T135" style:family="text">
      <style:text-properties fo:font-size="12pt" style:text-underline-style="none" fo:font-weight="normal" officeooo:rsid="0107cc67" style:font-size-asian="12pt" style:font-weight-asian="normal" style:font-size-complex="12pt" style:font-weight-complex="normal"/>
    </style:style>
    <style:style style:name="T136" style:family="text">
      <style:text-properties fo:font-size="12pt" style:text-underline-style="none" fo:font-weight="normal" officeooo:rsid="010bb9fa" style:font-size-asian="12pt" style:font-weight-asian="normal" style:font-size-complex="12pt" style:font-weight-complex="normal"/>
    </style:style>
    <style:style style:name="T137" style:family="text">
      <style:text-properties fo:font-size="12pt" style:text-underline-style="none" fo:font-weight="normal" officeooo:rsid="0112091a" style:font-size-asian="12pt" style:font-weight-asian="normal" style:font-size-complex="12pt" style:font-weight-complex="normal"/>
    </style:style>
    <style:style style:name="T138" style:family="text">
      <style:text-properties fo:font-size="12pt" style:text-underline-style="none" fo:font-weight="normal" officeooo:rsid="015964a7" style:font-size-asian="12pt" style:font-weight-asian="normal" style:font-size-complex="12pt" style:font-weight-complex="normal"/>
    </style:style>
    <style:style style:name="T139" style:family="text">
      <style:text-properties fo:font-size="12pt" style:text-underline-style="none" fo:font-weight="normal" officeooo:rsid="012d5155" style:font-size-asian="12pt" style:font-weight-asian="normal" style:font-size-complex="12pt" style:font-weight-complex="normal"/>
    </style:style>
    <style:style style:name="T140" style:family="text">
      <style:text-properties fo:font-size="12pt" style:text-underline-style="none" fo:font-weight="normal" officeooo:rsid="0136d5c5" style:font-size-asian="12pt" style:font-weight-asian="normal" style:font-size-complex="12pt" style:font-weight-complex="normal"/>
    </style:style>
    <style:style style:name="T141" style:family="text">
      <style:text-properties fo:font-size="12pt" style:text-underline-style="none" fo:font-weight="normal" officeooo:rsid="01dbb952" style:font-size-asian="12pt" style:font-weight-asian="normal" style:font-size-complex="12pt" style:font-weight-complex="normal"/>
    </style:style>
    <style:style style:name="T142" style:family="text">
      <style:text-properties fo:font-size="12pt" style:text-underline-style="none" fo:font-weight="normal" officeooo:rsid="01dca5ad" style:font-size-asian="12pt" style:font-weight-asian="normal" style:font-size-complex="12pt" style:font-weight-complex="normal"/>
    </style:style>
    <style:style style:name="T143" style:family="text">
      <style:text-properties fo:font-size="12pt" style:text-underline-style="none" fo:font-weight="normal" officeooo:rsid="01de7b9b" style:font-size-asian="12pt" style:font-weight-asian="normal" style:font-size-complex="12pt" style:font-weight-complex="normal"/>
    </style:style>
    <style:style style:name="T144" style:family="text">
      <style:text-properties fo:font-size="12pt" style:text-underline-style="none" fo:font-weight="normal" officeooo:rsid="0054994b" style:font-size-asian="12pt" style:font-weight-asian="normal" style:font-size-complex="12pt" style:font-weight-complex="normal"/>
    </style:style>
    <style:style style:name="T145" style:family="text">
      <style:text-properties fo:font-size="12pt" style:text-underline-style="none" fo:font-weight="normal" style:font-size-asian="10.5pt" style:font-weight-asian="normal" style:font-size-complex="12pt" style:font-weight-complex="normal"/>
    </style:style>
    <style:style style:name="T146" style:family="text">
      <style:text-properties fo:font-size="12pt" style:text-underline-style="none" fo:font-weight="normal" officeooo:rsid="01855c1c" style:font-size-asian="10.5pt" style:font-weight-asian="normal" style:font-size-complex="12pt" style:font-weight-complex="normal"/>
    </style:style>
    <style:style style:name="T147" style:family="text">
      <style:text-properties fo:font-size="12pt" style:text-underline-style="none" officeooo:rsid="005603b8" style:font-size-asian="12pt" style:font-size-complex="12pt"/>
    </style:style>
    <style:style style:name="T148" style:family="text">
      <style:text-properties fo:font-size="12pt" style:text-underline-style="none" officeooo:rsid="014f897c" style:font-size-asian="12pt" style:font-size-complex="12pt"/>
    </style:style>
    <style:style style:name="T149" style:family="text">
      <style:text-properties fo:font-size="12pt" style:font-size-asian="12pt" style:font-size-complex="12pt"/>
    </style:style>
    <style:style style:name="T150" style:family="text">
      <style:text-properties fo:font-size="12pt" officeooo:rsid="0162b053" style:font-size-asian="12pt" style:font-size-complex="12pt"/>
    </style:style>
    <style:style style:name="T151" style:family="text">
      <style:text-properties fo:font-size="12pt" officeooo:rsid="0173aeb5" style:font-size-asian="12pt" style:font-size-complex="12pt"/>
    </style:style>
    <style:style style:name="T152" style:family="text">
      <style:text-properties fo:font-size="12pt" officeooo:rsid="01fc7d79" style:font-size-asian="12pt" style:font-size-complex="12pt"/>
    </style:style>
    <style:style style:name="T153" style:family="text">
      <style:text-properties officeooo:rsid="0066cbd0"/>
    </style:style>
    <style:style style:name="T154" style:family="text">
      <style:text-properties officeooo:rsid="00695fe5"/>
    </style:style>
    <style:style style:name="T155" style:family="text">
      <style:text-properties officeooo:rsid="006bb0ff"/>
    </style:style>
    <style:style style:name="T156" style:family="text">
      <style:text-properties officeooo:rsid="0072eecf"/>
    </style:style>
    <style:style style:name="T157" style:family="text">
      <style:text-properties officeooo:rsid="008325b8"/>
    </style:style>
    <style:style style:name="T158" style:family="text">
      <style:text-properties officeooo:rsid="009cfa2b"/>
    </style:style>
    <style:style style:name="T159" style:family="text">
      <style:text-properties officeooo:rsid="00a2a12f"/>
    </style:style>
    <style:style style:name="T160" style:family="text">
      <style:text-properties officeooo:rsid="00a2fbb6"/>
    </style:style>
    <style:style style:name="T161" style:family="text">
      <style:text-properties officeooo:rsid="00a57043"/>
    </style:style>
    <style:style style:name="T162" style:family="text">
      <style:text-properties officeooo:rsid="00e53ec6"/>
    </style:style>
    <style:style style:name="T163" style:family="text">
      <style:text-properties officeooo:rsid="00e90840"/>
    </style:style>
    <style:style style:name="T164" style:family="text">
      <style:text-properties officeooo:rsid="00ea965b"/>
    </style:style>
    <style:style style:name="T165" style:family="text">
      <style:text-properties officeooo:rsid="00ed8d4e"/>
    </style:style>
    <style:style style:name="T166" style:family="text">
      <style:text-properties officeooo:rsid="00f2515e"/>
    </style:style>
    <style:style style:name="T167" style:family="text">
      <style:text-properties officeooo:rsid="00f425a0"/>
    </style:style>
    <style:style style:name="T168" style:family="text">
      <style:text-properties officeooo:rsid="00f52ac2"/>
    </style:style>
    <style:style style:name="T169" style:family="text">
      <style:text-properties officeooo:rsid="00fe20e4"/>
    </style:style>
    <style:style style:name="T170" style:family="text">
      <style:text-properties officeooo:rsid="010c1121"/>
    </style:style>
    <style:style style:name="T171" style:family="text">
      <style:text-properties officeooo:rsid="011c2b3d"/>
    </style:style>
    <style:style style:name="T172" style:family="text">
      <style:text-properties officeooo:rsid="012236c8"/>
    </style:style>
    <style:style style:name="T173" style:family="text">
      <style:text-properties officeooo:rsid="01282a7f"/>
    </style:style>
    <style:style style:name="T174" style:family="text">
      <style:text-properties officeooo:rsid="01298f42"/>
    </style:style>
    <style:style style:name="T175" style:family="text">
      <style:text-properties officeooo:rsid="0129ae00"/>
    </style:style>
    <style:style style:name="T176" style:family="text">
      <style:text-properties officeooo:rsid="012a8a11"/>
    </style:style>
    <style:style style:name="T177" style:family="text">
      <style:text-properties officeooo:rsid="012bd732"/>
    </style:style>
    <style:style style:name="T178" style:family="text">
      <style:text-properties officeooo:rsid="012daf4a"/>
    </style:style>
    <style:style style:name="T179" style:family="text">
      <style:text-properties officeooo:rsid="013419b0"/>
    </style:style>
    <style:style style:name="T180" style:family="text">
      <style:text-properties officeooo:rsid="01372a40"/>
    </style:style>
    <style:style style:name="T181" style:family="text">
      <style:text-properties officeooo:rsid="01390b38"/>
    </style:style>
    <style:style style:name="T182" style:family="text">
      <style:text-properties officeooo:rsid="013a611a"/>
    </style:style>
    <style:style style:name="T183" style:family="text">
      <style:text-properties officeooo:rsid="013a6253"/>
    </style:style>
    <style:style style:name="T184" style:family="text">
      <style:text-properties officeooo:rsid="013b0c88"/>
    </style:style>
    <style:style style:name="T185" style:family="text">
      <style:text-properties officeooo:rsid="013c5ef9"/>
    </style:style>
    <style:style style:name="T186" style:family="text">
      <style:text-properties officeooo:rsid="013e2e4b"/>
    </style:style>
    <style:style style:name="T187" style:family="text">
      <style:text-properties officeooo:rsid="0144c32e"/>
    </style:style>
    <style:style style:name="T188" style:family="text">
      <style:text-properties officeooo:rsid="01475834"/>
    </style:style>
    <style:style style:name="T189" style:family="text">
      <style:text-properties officeooo:rsid="01479d27"/>
    </style:style>
    <style:style style:name="T190" style:family="text">
      <style:text-properties officeooo:rsid="014d2976"/>
    </style:style>
    <style:style style:name="T191" style:family="text">
      <style:text-properties officeooo:rsid="014e3dad"/>
    </style:style>
    <style:style style:name="T192" style:family="text">
      <style:text-properties officeooo:rsid="0158453c"/>
    </style:style>
    <style:style style:name="T193" style:family="text">
      <style:text-properties officeooo:rsid="015daeb6"/>
    </style:style>
    <style:style style:name="T194" style:family="text">
      <style:text-properties officeooo:rsid="015e8b52"/>
    </style:style>
    <style:style style:name="T195" style:family="text">
      <style:text-properties officeooo:rsid="015f5a45"/>
    </style:style>
    <style:style style:name="T196" style:family="text">
      <style:text-properties officeooo:rsid="0162b053"/>
    </style:style>
    <style:style style:name="T197" style:family="text">
      <style:text-properties officeooo:rsid="016c8f6e"/>
    </style:style>
    <style:style style:name="T198" style:family="text">
      <style:text-properties officeooo:rsid="016ce4bd"/>
    </style:style>
    <style:style style:name="T199" style:family="text">
      <style:text-properties officeooo:rsid="0170dc28"/>
    </style:style>
    <style:style style:name="T200" style:family="text">
      <style:text-properties officeooo:rsid="017872ab"/>
    </style:style>
    <style:style style:name="T201" style:family="text">
      <style:text-properties officeooo:rsid="017f71b2"/>
    </style:style>
    <style:style style:name="T202" style:family="text">
      <style:text-properties officeooo:rsid="0182051d"/>
    </style:style>
    <style:style style:name="T203" style:family="text">
      <style:text-properties officeooo:rsid="01855c1c"/>
    </style:style>
    <style:style style:name="T204" style:family="text">
      <style:text-properties officeooo:rsid="0185e46d"/>
    </style:style>
    <style:style style:name="T205" style:family="text">
      <style:text-properties officeooo:rsid="018b716f"/>
    </style:style>
    <style:style style:name="T206" style:family="text">
      <style:text-properties officeooo:rsid="018c6e4a"/>
    </style:style>
    <style:style style:name="T207" style:family="text">
      <style:text-properties officeooo:rsid="018c7bce"/>
    </style:style>
    <style:style style:name="T208" style:family="text">
      <style:text-properties officeooo:rsid="018d4972"/>
    </style:style>
    <style:style style:name="T209" style:family="text">
      <style:text-properties officeooo:rsid="018ec260"/>
    </style:style>
    <style:style style:name="T210" style:family="text">
      <style:text-properties officeooo:rsid="0190cc17"/>
    </style:style>
    <style:style style:name="T211" style:family="text">
      <style:text-properties officeooo:rsid="0193df8a"/>
    </style:style>
    <style:style style:name="T212" style:family="text">
      <style:text-properties officeooo:rsid="019d9589"/>
    </style:style>
    <style:style style:name="T213" style:family="text">
      <style:text-properties officeooo:rsid="019f1d2b"/>
    </style:style>
    <style:style style:name="T214" style:family="text">
      <style:text-properties officeooo:rsid="01a353a6"/>
    </style:style>
    <style:style style:name="T215" style:family="text">
      <style:text-properties officeooo:rsid="01a52644"/>
    </style:style>
    <style:style style:name="T216" style:family="text">
      <style:text-properties officeooo:rsid="01aab61d"/>
    </style:style>
    <style:style style:name="T217" style:family="text">
      <style:text-properties officeooo:rsid="01acace5"/>
    </style:style>
    <style:style style:name="T218" style:family="text">
      <style:text-properties officeooo:rsid="01ad6bc1"/>
    </style:style>
    <style:style style:name="T219" style:family="text">
      <style:text-properties officeooo:rsid="01bd1a64"/>
    </style:style>
    <style:style style:name="T220" style:family="text">
      <style:text-properties officeooo:rsid="01be46b9"/>
    </style:style>
    <style:style style:name="T221" style:family="text">
      <style:text-properties officeooo:rsid="01c04487"/>
    </style:style>
    <style:style style:name="T222" style:family="text">
      <style:text-properties officeooo:rsid="01c22dc3"/>
    </style:style>
    <style:style style:name="T223" style:family="text">
      <style:text-properties officeooo:rsid="01c3b4ea"/>
    </style:style>
    <style:style style:name="T224" style:family="text">
      <style:text-properties officeooo:rsid="01c5854b"/>
    </style:style>
    <style:style style:name="T225" style:family="text">
      <style:text-properties officeooo:rsid="01c6506b"/>
    </style:style>
    <style:style style:name="T226" style:family="text">
      <style:text-properties officeooo:rsid="01c7ad93"/>
    </style:style>
    <style:style style:name="T227" style:family="text">
      <style:text-properties officeooo:rsid="01d50bde"/>
    </style:style>
    <style:style style:name="T228" style:family="text">
      <style:text-properties officeooo:rsid="01dbb952"/>
    </style:style>
    <style:style style:name="T229" style:family="text">
      <style:text-properties officeooo:rsid="01e4f42f"/>
    </style:style>
    <style:style style:name="T230" style:family="text">
      <style:text-properties officeooo:rsid="01e84841"/>
    </style:style>
    <style:style style:name="T231" style:family="text">
      <style:text-properties officeooo:rsid="01ece66c"/>
    </style:style>
    <style:style style:name="T232" style:family="text">
      <style:text-properties officeooo:rsid="01f5a247"/>
    </style:style>
    <style:style style:name="T233" style:family="text">
      <style:text-properties officeooo:rsid="01f6234d"/>
    </style:style>
    <style:style style:name="T234" style:family="text">
      <style:text-properties officeooo:rsid="01fc70c1"/>
    </style:style>
    <style:style style:name="T235" style:family="text">
      <style:text-properties officeooo:rsid="02063eef"/>
    </style:style>
    <style:style style:name="T236" style:family="text">
      <style:text-properties officeooo:rsid="021c51c8"/>
    </style:style>
    <style:style style:name="T237" style:family="text">
      <style:text-properties officeooo:rsid="021d09fc"/>
    </style:style>
    <style:style style:name="T238" style:family="text">
      <style:text-properties officeooo:rsid="021ed9e1"/>
    </style:style>
    <style:style style:name="T239" style:family="text">
      <style:text-properties officeooo:rsid="0220bade"/>
    </style:style>
    <style:style style:name="T240" style:family="text">
      <style:text-properties officeooo:rsid="02235d7b"/>
    </style:style>
    <style:style style:name="T241" style:family="text">
      <style:text-properties officeooo:rsid="02253b6b"/>
    </style:style>
    <style:style style:name="T242" style:family="text">
      <style:text-properties officeooo:rsid="022771c4"/>
    </style:style>
    <style:style style:name="T243" style:family="text">
      <style:text-properties officeooo:rsid="0229d138"/>
    </style:style>
    <style:style style:name="T244" style:family="text">
      <style:text-properties officeooo:rsid="022cd593"/>
    </style:style>
    <style:style style:name="T245" style:family="text">
      <style:text-properties officeooo:rsid="022dbe0f"/>
    </style:style>
    <style:style style:name="T246" style:family="text">
      <style:text-properties officeooo:rsid="022e31d3"/>
    </style:style>
    <style:style style:name="T247" style:family="text">
      <style:text-properties officeooo:rsid="0230bbe8"/>
    </style:style>
    <style:style style:name="T248" style:family="text">
      <style:text-properties officeooo:rsid="0231a2b6"/>
    </style:style>
    <style:style style:name="T249" style:family="text">
      <style:text-properties officeooo:rsid="023293d7"/>
    </style:style>
    <style:style style:name="T250" style:family="text">
      <style:text-properties officeooo:rsid="02350abb"/>
    </style:style>
    <style:style style:name="T251" style:family="text">
      <style:text-properties officeooo:rsid="0236658d"/>
    </style:style>
    <style:style style:name="T252" style:family="text">
      <style:text-properties officeooo:rsid="02379d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Documentación de la aplicación local del cliente de PINFbet.</text:p>
      <text:p text:style-name="P92"/>
      <text:p text:style-name="P20">Caso de Uso: <text:span text:style-name="T1">Registro del usuario en el sistema.</text:span></text:p>
      <text:p text:style-name="P20"/>
      <text:p text:style-name="P31">Descripción<text:span text:style-name="T3">.</text:span></text:p>
      <text:p text:style-name="P52"><text:span text:style-name="T2">Registrar a un nuevo usuario en el sistema de PINFbet</text:span>. </text:p>
      <text:p text:style-name="P52"/>
      <text:p text:style-name="P31">Actores<text:span text:style-name="T3">.</text:span></text:p>
      <text:p text:style-name="P1">El usuario que desea registrarse.</text:p>
      <text:p text:style-name="P52"><text:s/></text:p>
      <text:p text:style-name="P52"><text:span text:style-name="T8">Precondiciones</text:span><text:span text:style-name="T9">.</text:span></text:p>
      <text:p text:style-name="P53"/>
      <text:p text:style-name="P40">Postcondiciones<text:span text:style-name="T3">.</text:span></text:p>
      <text:p text:style-name="P54">El usuario es registrado en el sistema.</text:p>
      <text:p text:style-name="P53"/>
      <text:p text:style-name="P304"><text:span text:style-name="T10">E</text:span><text:span text:style-name="T8">scenario principal.</text:span></text:p>
      <text:p text:style-name="P310">1. El sistema inicializa los campos "Nombre" y "Contraseña" respectivamente con <text:span text:style-name="T242">el siguiente texto: "Introduzca su nombre" e "Introduzca su contraseña (8 carácteres mínimo)".</text:span></text:p>
      <text:p text:style-name="P307"><text:span text:style-name="T243">2</text:span>. El sistema muestra al usuario<text:span text:style-name="T246"> los campos: </text:span>"<text:span text:style-name="T242">N</text:span>ombre" y "<text:span text:style-name="T242">C</text:span>ontraseña"<text:span text:style-name="T249"> con sus respectivos valores.</text:span></text:p>
      <text:p text:style-name="P304"><text:span text:style-name="T243">3</text:span>. El usuario <text:span text:style-name="T242">modifica los campos "Nombre" y "Contraseña" para introducir su nombre y su contraseña.</text:span></text:p>
      <text:p text:style-name="P304"><text:span text:style-name="T243">4</text:span>. El sistema comprueba que <text:span text:style-name="T240">los campos modificados por el usuario son correctos.</text:span></text:p>
      <text:p text:style-name="P304"><text:span text:style-name="T243">5</text:span>. El sistema muestra al usuario el contrato de responsabilidad.</text:p>
      <text:p text:style-name="P304"><text:span text:style-name="T243">6.</text:span> El usuario acepta el contrato de responsabilidad.</text:p>
      <text:p text:style-name="P304"><text:span text:style-name="T243">7</text:span>. El sistema envía al servidor de PINFbet una petición para crear un nuevo usuario en el sistema, enviándole al mismo el nombre y la contraseña introducidos por el usuario.</text:p>
      <text:p text:style-name="P304"><text:span text:style-name="T243">8</text:span>. El sistema informa al usuario de que el registro se ha realizado satisfactoriamente.</text:p>
      <text:p text:style-name="P304"/>
      <text:p text:style-name="P304"><text:span text:style-name="T8">Extensiones.</text:span></text:p>
      <text:p text:style-name="P304"><text:span text:style-name="T14"/></text:p>
      <text:p text:style-name="P304"><text:span text:style-name="T244">4</text:span>a. Nombre no disponible.</text:p>
      <text:p text:style-name="P304"><text:span text:style-name="T236"><text:tab/></text:span>1. El sistema comprueba que el nombre introducido por el usuario no está disponible, informa <text:span text:style-name="T236"><text:tab/></text:span>al<text:span text:style-name="T236"> </text:span>usuario del error y le solicita que introduzca un nuevo nombre (paso <text:span text:style-name="T245">2</text:span>).</text:p>
      <text:p text:style-name="P304"/>
      <text:p text:style-name="P308"><text:span text:style-name="T244">4b</text:span>. Contraseña demasiado corta.</text:p>
      <text:p text:style-name="P308"><text:span text:style-name="T238"><text:tab/></text:span>1. El sistema comprueba que la contraseña introducida por el usuario no tiene mínimo 8 <text:span text:style-name="T238"><text:tab/></text:span>carácteres, informa al usuario del error y le solicita que introduzca una nueva contraseña <text:span text:style-name="T238"><text:tab/></text:span>(paso<text:span text:style-name="T247"> 2</text:span>).</text:p>
      <text:p text:style-name="P304"/>
      <text:p text:style-name="P305"><text:span text:style-name="T244">4c</text:span>. Error de conexión al comprobar<text:span text:style-name="T241"> datos</text:span>.</text:p>
      <text:p text:style-name="P309"><text:span text:style-name="T237"><text:tab/></text:span>1. El sistema informa al cliente de que se ha producido un error de conexión a la hora de <text:span text:style-name="T237"><text:tab/></text:span>comunicarse con el servidor PINFbet<text:span text:style-name="T248"> e</text:span> informa de ello al usuario<text:span text:style-name="T248"> (paso 1)</text:span>.</text:p>
      <text:p text:style-name="P302"/>
      <text:p text:style-name="P311">5-<text:span text:style-name="T251">7</text:span>a. Volver a modificar los datos de la cuenta.</text:p>
      <text:p text:style-name="P312"><text:tab/>1. El usuarios selecciona la opción "Atrás" </text:p>
      <text:p text:style-name="P312"><text:span text:style-name="T250"><text:tab/>2. El sistema vuelve a mostrar los campos "Nombre" y "Contraseña" </text:span>(paso 2).</text:p>
      <text:p text:style-name="P302"/>
      <text:p text:style-name="P306"/>
      <text:p text:style-name="P306"/>
      <text:p text:style-name="P306"><text:soft-page-break/>6a. Contrato de responsabilidad no aceptado.</text:p>
      <text:p text:style-name="P306"><text:span text:style-name="T238"><text:tab/></text:span>1. El usuario no acepta el contrato de responsabilidad mostrado por el sistema.</text:p>
      <text:p text:style-name="P306"><text:span text:style-name="T238"><text:tab/></text:span>2. El sistema informa al usuario de que para registrarse en PINFbet debe aceptar el contrato de <text:span text:style-name="T238"><text:tab/></text:span>responsabilidad y vuelve a mostrarle el contrato de responsabilidad (paso 5).</text:p>
      <text:p text:style-name="P306"/>
      <text:p text:style-name="P306">7a. Error de conexión con el servidor.</text:p>
      <text:p text:style-name="P306"><text:span text:style-name="T238"><text:tab/></text:span>1. El sistema informa al cliente de que se ha producido un error de conexión a la hora de <text:span text:style-name="T238"><text:tab/></text:span>comunicarse con el servidor PINFbet para registrar al usuario e informa a éste de ello.</text:p>
      <text:p text:style-name="P306"><text:span text:style-name="T238"><text:tab/></text:span>2. El usuario selecciona la opción "Reintentar" (paso 7).</text:p>
      <text:p text:style-name="P313"><text:tab/><text:tab/>2a. Volver al contrato.</text:p>
      <text:p text:style-name="P313"><text:tab/><text:tab/><text:tab/>1. El usuario selecciona la opción "Contrato"</text:p>
      <text:p text:style-name="P313"><text:tab/><text:tab/><text:tab/>2. El sistema vuelve a mostrar al usuario el contrato de responsabilidad (paso <text:span text:style-name="T252">5).</text:span></text:p>
      <text:p text:style-name="P306"/>
      <text:p text:style-name="P306">*a. Cancelar registro.</text:p>
      <text:p text:style-name="P306"><text:span text:style-name="T238"><text:tab/></text:span>1. El usuario selecciona la opción "Cancelar" de la pantalla de registro.</text:p>
      <text:p text:style-name="P306"><text:span text:style-name="T238"><text:tab/></text:span>2. El sistema cancela el registro del usuario.</text:p>
      <text:p text:style-name="P306"><text:span text:style-name="T238"><text:tab/></text:span>3. Se <text:span text:style-name="T239">muestra al usuario el menú inicial de la aplicación.</text:span></text:p>
      <text:p text:style-name="P306"/>
      <text:p text:style-name="P306">*b. Salir de la aplicación.</text:p>
      <text:p text:style-name="P306"><text:span text:style-name="T238"><text:tab/></text:span>1. El usuario selecciona la opción "Salir" de la pantalla de registro.</text:p>
      <text:p text:style-name="P306"><text:span text:style-name="T238"><text:tab/></text:span>2. El sistema se cierra <text:span text:style-name="T238">.</text:span></text:p>
      <text:p text:style-name="P303"/>
      <text:p text:style-name="P40">Variaciones.</text:p>
      <text:p text:style-name="P75">Ninguna.</text:p>
      <text:p text:style-name="P53"/>
      <text:p text:style-name="P40">No<text:span text:style-name="T3"> </text:span>funcional.</text:p>
      <text:p text:style-name="P85">Requisito de seguridad.<text:span text:style-name="T12"> Cifrado de las contraseñas.</text:span></text:p>
      <text:p text:style-name="P86">Las contraseñas que se envíen al servidor deben ser cifradas antes de enviarlas para que en caso de una violación de seguridad de interceptación de los datos las contraseñas tengan ese cifrado para que los elementos no autorizados que se hayan apropiado de ellas no puedan usarlas de forma tan sencilla<text:span text:style-name="T6"> y que pueda dar tiempo a detectar el robo de información y avisar a los usuarios para que cambien las contraseñas para proteger sus cuentas</text:span>.</text:p>
      <text:p text:style-name="P86"/>
      <text:p text:style-name="P75">Requisito de portabilidad.<text:span text:style-name="T12"> Multiplataforma.</text:span></text:p>
      <text:p text:style-name="P75">El usuario debe ser capaz de registrarse independientemente de si lo hace con un dispositivo móvil como una tablet o un teléfono móvil o si lo hace con un computador<text:span text:style-name="T112">,</text:span> con la gran mayoría de sistemas operativos y entornos que usen todos estos dispositivos.</text:p>
      <text:p text:style-name="P53"/>
      <text:p text:style-name="P40">Cuestiones.</text:p>
      <text:p text:style-name="P13">Ninguna.</text:p>
      <text:p text:style-name="P13"/>
      <text:p text:style-name="P21"/>
      <text:p text:style-name="P21"/>
      <text:p text:style-name="P21"/>
      <text:p text:style-name="P21"/>
      <text:p text:style-name="P21"/>
      <text:p text:style-name="P21"/>
      <text:p text:style-name="P21"/>
      <text:p text:style-name="P21"><text:soft-page-break/>Caso de Uso: <text:span text:style-name="T7">Inicio de sesión en el sistema.</text:span></text:p>
      <text:p text:style-name="P21"/>
      <text:p text:style-name="P32">Descripción<text:span text:style-name="T3">.</text:span></text:p>
      <text:p text:style-name="P87"><text:span text:style-name="T7">Iniciar la sesión de un usuario en el sistema de PINFbet</text:span>. </text:p>
      <text:p text:style-name="P87"/>
      <text:p text:style-name="P32">Actores<text:span text:style-name="T3">.</text:span></text:p>
      <text:p text:style-name="P2">El usuario que desea <text:span text:style-name="T7">iniciar su sesión</text:span>.</text:p>
      <text:p text:style-name="P87"><text:s/></text:p>
      <text:p text:style-name="P87"><text:span text:style-name="T8">Precondiciones</text:span><text:span text:style-name="T9">.</text:span></text:p>
      <text:p text:style-name="P87"/>
      <text:p text:style-name="P41">Postcondiciones<text:span text:style-name="T3">.</text:span></text:p>
      <text:p text:style-name="P55">El usuario <text:span text:style-name="T7">inicia su sesión</text:span> en el sistema.</text:p>
      <text:p text:style-name="P87"/>
      <text:p text:style-name="P41">Escenario principal.</text:p>
      <text:p text:style-name="P57">1. <text:span text:style-name="T11">El usuario introduce el nombre de usuario.</text:span></text:p>
      <text:p text:style-name="P88">2. El sistema comprueba que existe un<text:span text:style-name="T13">a cuenta con el nombre de usuario introducido.</text:span></text:p>
      <text:p text:style-name="P89">3. El usuario introduce la contraseña.</text:p>
      <text:p text:style-name="P90">4. El sistema comprueba que la contraseña introducida corresponde a la cuenta especificada por el nombre de usuario introducido.</text:p>
      <text:p text:style-name="P132">5. El sistema inicia la sesión del usuario.</text:p>
      <text:p text:style-name="P132">6. El sistema comprueba que el usuario ya ha subido su expediente del curso anterior.</text:p>
      <text:p text:style-name="P134">7. El sistema comprueba que el usuario ya ha especificado las asignaturas de las que está matriculado.</text:p>
      <text:p text:style-name="P294"><text:span text:style-name="T227">8.</text:span> <text:span text:style-name="T27">El sistema comprueba todas las apuestas </text:span><text:span text:style-name="T26">que han </text:span><text:span text:style-name="T27">finalizad</text:span><text:span text:style-name="T26">o</text:span><text:span text:style-name="T27"> del usuario y le muestra y aplica el resultado de éstas</text:span><text:span text:style-name="T44"> a su cantidad actual de PINFcoins</text:span><text:span text:style-name="T27">.</text:span></text:p>
      <text:p text:style-name="P57"/>
      <text:p text:style-name="P41">Extensiones.</text:p>
      <text:p text:style-name="P151">2a. Nombre de usuario inexistente.</text:p>
      <text:p text:style-name="P151"><text:tab/>1. El sistema detecta que no existe cuenta con el nombre de usuario introducido en PINFbet, <text:tab/>informa al usuario del error y le solicita que introduzca un nuevo nombre (paso 1).</text:p>
      <text:p text:style-name="P151"/>
      <text:p text:style-name="P60"><text:span text:style-name="T106">2b</text:span>. Error de conexión<text:span text:style-name="T106"> al comprobar el nombre</text:span>.</text:p>
      <text:p text:style-name="P60"><text:tab/>1. El sistema informa al cliente de que se ha producido un error de conexión a la hora de <text:tab/>comunicarse con el servidor PINFbet<text:span text:style-name="T219"> para comprobar el nombre introducido e informa al <text:tab/>usuario de ello</text:span>.</text:p>
      <text:p text:style-name="P109"><text:tab/><text:span text:style-name="T219">2</text:span>. El usuario selecciona la opción "<text:span text:style-name="T219">Reintentar</text:span>"<text:span text:style-name="T220"> (paso 2)</text:span>.</text:p>
      <text:p text:style-name="P107"><text:tab/><text:tab/><text:span text:style-name="T223">2</text:span>a. El usuario introduce otro nombre de usuario (paso <text:span text:style-name="T107">1</text:span>).</text:p>
      <text:p text:style-name="P138"/>
      <text:p text:style-name="P137">3a. Volver a introducir el nombre de usuario.</text:p>
      <text:p text:style-name="P137"><text:tab/>1. El usuario selecciona la opción "<text:span text:style-name="T221">Nombre</text:span>" (paso 1).</text:p>
      <text:p text:style-name="P180"/>
      <text:p text:style-name="P91"><text:span text:style-name="T15">4</text:span><text:span text:style-name="T14">a. </text:span><text:span text:style-name="T15">Contraseña</text:span><text:span text:style-name="T14"> </text:span><text:span text:style-name="T15">incorrecta</text:span><text:span text:style-name="T14">.</text:span></text:p>
      <text:p text:style-name="P91"><text:span text:style-name="T14"><text:tab/>1. El sistema detecta que </text:span><text:span text:style-name="T16">la</text:span><text:span text:style-name="T14"> </text:span><text:span text:style-name="T16">contraseña introducida no coincide con la de la </text:span><text:span text:style-name="T14">cuenta </text:span><text:span text:style-name="T16">especificada <text:tab/></text:span><text:span text:style-name="T14">con el nombre de usuario introducido, informa al usuario del error y le solicita que introduzca </text:span><text:span text:style-name="T16"><text:tab/></text:span><text:span text:style-name="T14">un nuevo </text:span><text:span text:style-name="T16">la contraseña</text:span><text:span text:style-name="T14"> (paso </text:span><text:span text:style-name="T16">3</text:span><text:span text:style-name="T14">).</text:span></text:p>
      <text:p text:style-name="P152"/>
      <text:p text:style-name="P152"/>
      <text:p text:style-name="P152"/>
      <text:p text:style-name="P152"/>
      <text:p text:style-name="P61"><text:soft-page-break/><text:span text:style-name="T108">4b</text:span>. Error de conexión<text:span text:style-name="T106"> al comprobar la contraseña</text:span>.</text:p>
      <text:p text:style-name="P61"><text:tab/>1. El sistema informa al cliente de que se ha producido un error de conexión a la hora de <text:tab/>comunicarse con el servidor PINFbet<text:span text:style-name="T222"> para comprobar la contraseña e informa al usuario de ello</text:span>.</text:p>
      <text:p text:style-name="P110"><text:tab/><text:span text:style-name="T223">2</text:span>. El usuario selecciona la opción "<text:span text:style-name="T224">Reintentar</text:span>"<text:span text:style-name="T225"> (paso 4)</text:span>.</text:p>
      <text:p text:style-name="P108"><text:tab/><text:tab/><text:span text:style-name="T223">2</text:span>a. El usuario introduce otr<text:span text:style-name="T109">a contraseña</text:span> (paso <text:span text:style-name="T109">3</text:span>).</text:p>
      <text:p text:style-name="P111"><text:tab/><text:tab/><text:span text:style-name="T223">2</text:span>b. El usuario selecciona la opción "<text:span text:style-name="T226">Nombre</text:span>" (paso 1).</text:p>
      <text:p text:style-name="P139"/>
      <text:p text:style-name="P93"><text:span text:style-name="T14">6a.</text:span><text:span text:style-name="T32"> Expediente del curso anterior no subido.</text:span></text:p>
      <text:p text:style-name="P94"><text:span text:style-name="T14"><text:tab/>1. El sistema detecta que el usuario no ha subido el expediente con las notas del curso anterior, </text:span><text:span text:style-name="T33"><text:tab/></text:span><text:span text:style-name="T14">informa al usuario del error y le pide que suba su expediente en formato PDF.</text:span></text:p>
      <text:p text:style-name="P141"><text:tab/>2. El usuario sube su expediente del curso anterior en formato PDF.</text:p>
      <text:p text:style-name="P100"><text:span text:style-name="T14"><text:tab/>3. Al usuario se le asignan una cantidad determinada de PINFcoins en base a las notas del <text:tab/>expediente</text:span><text:span text:style-name="T34"> (paso </text:span><text:span text:style-name="T35">7</text:span><text:span text:style-name="T34">)</text:span><text:span text:style-name="T14">.</text:span></text:p>
      <text:p text:style-name="P142"/>
      <text:p text:style-name="P101"><text:span text:style-name="T14">6b</text:span><text:span text:style-name="T95">. </text:span><text:span text:style-name="T96">Error de conexión al comprobar el expediente.</text:span></text:p>
      <text:p text:style-name="P145"><text:tab/>1. El sistema un error de conexión a la hora de comprobar si el usuario ha subido el expediente <text:tab/>del curso anterior e informa al usuario de ello.</text:p>
      <text:p text:style-name="P146"><text:tab/>2. El usuario selecciona la opción "Reintentar" (paso 6).</text:p>
      <text:p text:style-name="P142"/>
      <text:p text:style-name="P143">7a. Asignaturas matriculadas no especificadas.</text:p>
      <text:p text:style-name="P95"><text:span text:style-name="T14"><text:tab/>1. </text:span><text:span text:style-name="T36">El sistema comprueba que el usuario </text:span><text:span text:style-name="T14">no</text:span><text:span text:style-name="T36"> ha especificado las asignaturas de las que está </text:span><text:span text:style-name="T14"><text:tab/><text:tab/></text:span><text:span text:style-name="T36">matriculado</text:span><text:span text:style-name="T14"> este curso</text:span><text:span text:style-name="T37">, informa al usuario del error.</text:span></text:p>
      <text:p text:style-name="P97"><text:span text:style-name="T14"><text:tab/>2. El sistema muestra al usuario una lista de todas las asignaturas en las que es posible que se <text:tab/>haya matriculado</text:span><text:span text:style-name="T47">,</text:span><text:span text:style-name="T46"> mostrando </text:span><text:span text:style-name="T47">si están ya marcadas o no</text:span><text:span text:style-name="T14">.</text:span></text:p>
      <text:p text:style-name="P96"><text:span text:style-name="T14"><text:tab/>3. El usuario selecciona una de las asignaturas de la lista</text:span><text:span text:style-name="T38">.</text:span></text:p>
      <text:p text:style-name="P98"><text:span text:style-name="T14"><text:tab/></text:span><text:span text:style-name="T39">4. El sistema marca esa asignatura seleccionada si no lo estaba y le quita la marca si la tenía.</text:span></text:p>
      <text:p text:style-name="P144"><text:tab/>5. Volver al paso 2 hasta que el usuario seleccione la opción "Confirmar".</text:p>
      <text:p text:style-name="P102"><text:span text:style-name="T14"><text:tab/></text:span><text:span text:style-name="T40">6. </text:span><text:span text:style-name="T41">El sistema almacena en el servidor todas las </text:span><text:span text:style-name="T43">asignaturas</text:span><text:span text:style-name="T41"> marcadas de la lista como </text:span><text:span text:style-name="T43"><text:tab/></text:span><text:span text:style-name="T41">asignaturas en las cuales se ha matriculado el usuario</text:span><text:span text:style-name="T42"> (paso 8)</text:span><text:span text:style-name="T41">.</text:span></text:p>
      <text:p text:style-name="P103"><text:span text:style-name="T41"><text:tab/></text:span><text:span text:style-name="T14"><text:tab/>6a. Error de conexión al registrar las asignaturas.</text:span></text:p>
      <text:p text:style-name="P147"><text:tab/><text:tab/><text:tab/>1. El sistema detecta un error de conexión a la hora de almacenar el en servidor <text:tab/><text:tab/><text:tab/><text:tab/>todas las asignaturas en las que se ha matriculado el usuario e informa a éste de <text:tab/><text:tab/><text:tab/><text:tab/>ello.</text:p>
      <text:p text:style-name="P147"><text:tab/><text:tab/><text:tab/>2. El usuario selecciona la opción "Reintentar" (paso 6 de 7a).</text:p>
      <text:p text:style-name="P104"><text:span text:style-name="T97"><text:tab/></text:span><text:span text:style-name="T14"><text:tab/><text:tab/><text:tab/>2a. El usuario selecciona la opción "Asignaturas" (paso 2 de 7a)</text:span><text:span text:style-name="T98">.</text:span></text:p>
      <text:p text:style-name="P140"/>
      <text:p text:style-name="P105"><text:span text:style-name="T99">7</text:span><text:span text:style-name="T14">b. Error de conexión al comprobar las asignaturas.</text:span></text:p>
      <text:p text:style-name="P148"><text:tab/>1. El sistema detecta un error de conexión a la hora de comprobar si el usuario ya especificó <text:tab/>todas las asignaturas en las que está matriculado e informa a éste de ello.</text:p>
      <text:p text:style-name="P149"><text:tab/>2. El usuario selecciona la opción "Reintentar" (paso 7).</text:p>
      <text:p text:style-name="P149"/>
      <text:p text:style-name="P106"><text:span text:style-name="T14">8a. Error de conexión al </text:span><text:span text:style-name="T27">compr</text:span><text:span text:style-name="T14">obar</text:span><text:span text:style-name="T27"> todas las apuestas </text:span><text:span text:style-name="T26">que han </text:span><text:span text:style-name="T27">finalizad</text:span><text:span text:style-name="T26">o</text:span><text:span text:style-name="T14">.</text:span></text:p>
      <text:p text:style-name="P106"><text:span text:style-name="T14"><text:tab/>1. El sistema detecta un error de conexión a la hora de comprobar </text:span><text:span text:style-name="T27">las apuestas </text:span><text:span text:style-name="T26">que han </text:span><text:span text:style-name="T14"><text:tab/></text:span><text:span text:style-name="T27">finalizad</text:span><text:span text:style-name="T26">o</text:span><text:span text:style-name="T27"> del usuario</text:span><text:span text:style-name="T14"> e informa a éste de ello.</text:span></text:p>
      <text:p text:style-name="P295"><text:span text:style-name="T93"><text:tab/>2. El usuario selecciona la opción "Reintentar" (paso </text:span><text:span text:style-name="T94">8)</text:span><text:span text:style-name="T93">.</text:span></text:p>
      <text:p text:style-name="P150"/>
      <text:p text:style-name="P150"/>
      <text:p text:style-name="P150"/>
      <text:p text:style-name="P150"/>
      <text:p text:style-name="P62"><text:soft-page-break/>*a. Cancelar <text:span text:style-name="T113">inicio de sesión</text:span>.</text:p>
      <text:p text:style-name="P62"><text:tab/>1. El <text:span text:style-name="T4">usuario</text:span> selecciona la opción "Cancelar".</text:p>
      <text:p text:style-name="P62"><text:tab/>2. El sistema cancela el <text:span text:style-name="T114">inicio de sesión</text:span>.</text:p>
      <text:p text:style-name="P66"><text:tab/><text:span text:style-name="T56">3. Se inicializa el caso de uso Menú </text:span><text:span text:style-name="T57">de </text:span><text:span text:style-name="T56">inicio.</text:span></text:p>
      <text:p text:style-name="P68"/>
      <text:p text:style-name="P68">*b. Salir de la aplicación.</text:p>
      <text:p text:style-name="P68"><text:tab/>1. El usuario selecciona la opción "Salir".</text:p>
      <text:p text:style-name="P68"><text:tab/>2. <text:span text:style-name="T5">El sistema se cierra.</text:span></text:p>
      <text:p text:style-name="P87"/>
      <text:p text:style-name="P41"/>
      <text:p text:style-name="P41">Variaciones.</text:p>
      <text:p text:style-name="P76">Ninguna.</text:p>
      <text:p text:style-name="P87"/>
      <text:p text:style-name="P41">No<text:span text:style-name="T3"> </text:span>funcional.</text:p>
      <text:p text:style-name="P84">Requisito de seguridad.<text:span text:style-name="T12"> Cifrado de las contraseñas.</text:span></text:p>
      <text:p text:style-name="P84"><text:span text:style-name="T11">A la hora de comprobar las contraseñas introducidas por los usuarios, las</text:span> contraseñas que se envíen al servidor deben ser cifradas antes de enviarlas para <text:span text:style-name="T110">protegerlas</text:span> en caso de una violación de seguridad de interceptación<text:span text:style-name="T111"> de datos.</text:span></text:p>
      <text:p text:style-name="P87"/>
      <text:p text:style-name="P41">Cuestiones.</text:p>
      <text:p text:style-name="P14">Ninguna.</text:p>
      <text:p text:style-name="P1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pan text:style-name="T116"/></text:p>
      <text:p text:style-name="P117"><text:soft-page-break/><text:span text:style-name="T115">Caso de Uso: </text:span><text:span text:style-name="T117">Menú principal usuario.</text:span></text:p>
      <text:p text:style-name="P26"/>
      <text:p text:style-name="P33">Descripción<text:span text:style-name="T3">.</text:span></text:p>
      <text:p text:style-name="P117"><text:span text:style-name="T153">Mostrar las opciones disponibles al usuario con sesión iniciada en el sistema.</text:span> </text:p>
      <text:p text:style-name="P117"/>
      <text:p text:style-name="P33">Actores<text:span text:style-name="T3">.</text:span></text:p>
      <text:p text:style-name="P3">El usuario que <text:span text:style-name="T153">ha iniciado sesión</text:span>.</text:p>
      <text:p text:style-name="P117"><text:s/></text:p>
      <text:p text:style-name="P117"><text:span text:style-name="T8">Precondiciones</text:span><text:span text:style-name="T9">.</text:span></text:p>
      <text:p text:style-name="P259"><text:span text:style-name="T19">E</text:span><text:span text:style-name="T14">l usuario debe haber iniciado su sesión en </text:span><text:span text:style-name="T65">el sistema.</text:span></text:p>
      <text:p text:style-name="P117"/>
      <text:p text:style-name="P42">Postcondiciones<text:span text:style-name="T3">.</text:span></text:p>
      <text:p text:style-name="P56">El usuario <text:span text:style-name="T154">selecciona alguna de las opciones que se le muestra</text:span>.</text:p>
      <text:p text:style-name="P117"/>
      <text:p text:style-name="P42">Escenario principal.</text:p>
      <text:p text:style-name="P118"><text:span text:style-name="T228">1</text:span>. El usuario selecciona la opción "Realizar apuesta".</text:p>
      <text:p text:style-name="P118"><text:span text:style-name="T228">2</text:span>. Include (Realizar apuesta)<text:span text:style-name="T156">.</text:span></text:p>
      <text:p text:style-name="P227"><text:span text:style-name="T141">3</text:span><text:span text:style-name="T131">. </text:span><text:span text:style-name="T135">Volver al paso 1.</text:span></text:p>
      <text:p text:style-name="P58"/>
      <text:p text:style-name="P42">Extensiones.</text:p>
      <text:p text:style-name="P113"><text:span text:style-name="T28">2</text:span><text:span text:style-name="T14">a. Opción "</text:span><text:span text:style-name="T17">Comprobar apuestas</text:span><text:span text:style-name="T14">" seleccionada.</text:span></text:p>
      <text:p text:style-name="P113"><text:span text:style-name="T14"><text:tab/>1. El usuario selecciona la opción "</text:span><text:span text:style-name="T17">Comprobar apuestas</text:span><text:span text:style-name="T14">".</text:span></text:p>
      <text:p text:style-name="P113"><text:span text:style-name="T14"><text:tab/>2. Include (</text:span><text:span text:style-name="T129">Comprobar apuestas</text:span><text:span text:style-name="T128">).</text:span></text:p>
      <text:p text:style-name="P229"><text:span text:style-name="T128"><text:tab/></text:span><text:span text:style-name="T131">3. </text:span><text:span text:style-name="T135">Volver al paso 1.</text:span></text:p>
      <text:p text:style-name="P203"/>
      <text:p text:style-name="P116"><text:span text:style-name="T28">2</text:span><text:span text:style-name="T20">b</text:span><text:span text:style-name="T14">. Opción "</text:span><text:span text:style-name="T74">S</text:span><text:span text:style-name="T138">ocial</text:span><text:span text:style-name="T14">" seleccionada.</text:span></text:p>
      <text:p text:style-name="P116"><text:span text:style-name="T14"><text:tab/>1. El usuario selecciona la opción "</text:span><text:span text:style-name="T74">S</text:span><text:span text:style-name="T138">ocial</text:span><text:span text:style-name="T14">".</text:span></text:p>
      <text:p text:style-name="P116"><text:span text:style-name="T128"><text:tab/>2. Include (</text:span><text:span text:style-name="T137">Menú </text:span><text:span text:style-name="T138">social</text:span><text:span text:style-name="T128">).</text:span></text:p>
      <text:p text:style-name="P228"><text:span text:style-name="T136"><text:tab/></text:span><text:span text:style-name="T131">3. </text:span><text:span text:style-name="T135">Volver al paso 1.</text:span></text:p>
      <text:p text:style-name="P201"/>
      <text:p text:style-name="P114"><text:span text:style-name="T28">2</text:span><text:span text:style-name="T21">c</text:span><text:span text:style-name="T14">. Opción "</text:span><text:span text:style-name="T17">Ranking</text:span><text:span text:style-name="T14">" seleccionada.</text:span></text:p>
      <text:p text:style-name="P114"><text:span text:style-name="T14"><text:tab/>1. El usuario selecciona la opción "</text:span><text:span text:style-name="T17">Ranking</text:span><text:span text:style-name="T14">".</text:span></text:p>
      <text:p text:style-name="P114"><text:span text:style-name="T128"><text:tab/>2. </text:span><text:span text:style-name="T142">El sistema muestra al usuario el ranking de usuarios de PINFbet y su posición</text:span><text:span text:style-name="T128">.</text:span></text:p>
      <text:p text:style-name="P207"><text:tab/><text:tab/>2a. Error de conexión a la hora de mostrar el ranking.</text:p>
      <text:p text:style-name="P207"><text:tab/><text:tab/><text:tab/>1. El sistema detecta un error de conexión a la hora de mostrar al usuario el <text:tab/><text:tab/><text:tab/><text:tab/>ranking e informa a éste de ello.</text:p>
      <text:p text:style-name="P208"><text:tab/><text:tab/><text:tab/>2. El usuario selecciona la opción "Reintentar" (paso 2 de 2c).</text:p>
      <text:p text:style-name="P209"><text:tab/><text:tab/><text:tab/><text:tab/>2a. El usuario selecciona la opción "Atrás" (paso 1).</text:p>
      <text:p text:style-name="P120"><text:span text:style-name="T143"><text:tab/>3. El usuario selecciona la opción "Atrás" (paso </text:span><text:span text:style-name="T134">1</text:span><text:span text:style-name="T143">).</text:span></text:p>
      <text:p text:style-name="P203"/>
      <text:p text:style-name="P119"><text:span text:style-name="T133">2</text:span><text:span text:style-name="T132">d</text:span><text:span text:style-name="T128">.</text:span><text:span text:style-name="T130"> Opción "</text:span><text:span text:style-name="T129">Contrato de responsabilidad</text:span><text:span text:style-name="T130">" seleccionada.</text:span></text:p>
      <text:p text:style-name="P115"><text:span text:style-name="T14"><text:tab/>1. El usuario selecciona la opción "</text:span><text:span text:style-name="T17">Contrato de responsabilidad</text:span><text:span text:style-name="T14">".</text:span></text:p>
      <text:p text:style-name="P115"><text:span text:style-name="T128"><text:tab/>2. </text:span><text:span text:style-name="T131">El sistema muestra al usuario el contrato de responsabilidad.</text:span></text:p>
      <text:p text:style-name="P119"><text:span text:style-name="T128"><text:tab/>3. El usuario selecciona la opción "Atrás" (paso </text:span><text:span text:style-name="T134">1</text:span><text:span text:style-name="T128">).</text:span></text:p>
      <text:p text:style-name="P181"/>
      <text:p text:style-name="P181"/>
      <text:p text:style-name="P181"/>
      <text:p text:style-name="P181"/>
      <text:p text:style-name="P300"><text:soft-page-break/><text:span text:style-name="T59">2</text:span><text:span text:style-name="T14">e. Opción "Eliminar cuenta" seleccionada.</text:span></text:p>
      <text:p text:style-name="P193"><text:tab/>1. El usuario selecciona la opción "Eliminar cuenta"</text:p>
      <text:p text:style-name="P193"><text:tab/>2. El sistema pregunta al usuario de si está seguro de que quiere borrar su cuenta, advirtiéndole <text:tab/>de que no se podrá recuperar la cuenta una vez borrada.</text:p>
      <text:p text:style-name="P193"><text:tab/>3. El usuario selecciona la opción "Sí".</text:p>
      <text:p text:style-name="P194"><text:tab/><text:tab/>3a. El usuario selecciona la opción "No" (paso 1).</text:p>
      <text:p text:style-name="P193"><text:tab/>4. El sistema borra la cuenta del usuario.</text:p>
      <text:p text:style-name="P195"><text:tab/><text:tab/>4a. Error de conexión al borrar la cuenta.</text:p>
      <text:p text:style-name="P195"><text:tab/><text:tab/><text:tab/>1. El sistema detecta un error de conexión a la hora de borrar la cuenta del <text:tab/><text:tab/><text:tab/><text:tab/>usuario e informa a éste de ello.</text:p>
      <text:p text:style-name="P196"><text:tab/><text:tab/><text:tab/>2. El usuario selecciona la opción "Reintentar" (paso 4 de 2e).</text:p>
      <text:p text:style-name="P301"><text:span text:style-name="T14"><text:tab/><text:tab/><text:tab/><text:tab/>2a. El usuario selecciona la opción "No borrar</text:span><text:span text:style-name="T105"> cuenta</text:span><text:span text:style-name="T14">"</text:span><text:span text:style-name="T105"> (paso 1).</text:span></text:p>
      <text:p text:style-name="P300"><text:span text:style-name="T14"><text:tab/>5. El sistema inicializa el caso de uso</text:span><text:span text:style-name="T128"> </text:span><text:span text:style-name="T144">Menú de inicio</text:span><text:span text:style-name="T128">.</text:span></text:p>
      <text:p text:style-name="P181"/>
      <text:p text:style-name="P112"><text:span text:style-name="T59">*a</text:span><text:span text:style-name="T14">. Opción "</text:span><text:span text:style-name="T17">Salir</text:span><text:span text:style-name="T14">" seleccionada.</text:span></text:p>
      <text:p text:style-name="P112"><text:span text:style-name="T14"><text:tab/>1. El usuario selecciona la opción "</text:span><text:span text:style-name="T17">Salir</text:span><text:span text:style-name="T14">".</text:span></text:p>
      <text:p text:style-name="P202"><text:tab/>2. El sistema <text:span text:style-name="T171">cierra su sesión.</text:span></text:p>
      <text:p text:style-name="P202"><text:span text:style-name="T171"><text:s/><text:tab/>3. El sistema </text:span>se cierra.</text:p>
      <text:p text:style-name="P202"/>
      <text:p text:style-name="P42">Variaciones.</text:p>
      <text:p text:style-name="P77">Ninguna.</text:p>
      <text:p text:style-name="P117"/>
      <text:p text:style-name="P117"><text:span text:style-name="T8">No</text:span><text:span text:style-name="T9"> </text:span><text:span text:style-name="T8">funcional.</text:span></text:p>
      <text:p text:style-name="P77">Requisito de portabilidad.<text:span text:style-name="T12"> Multiplataforma.</text:span></text:p>
      <text:p text:style-name="P77">El usuario debe ser capaz de <text:span text:style-name="T155">usar la aplicación</text:span> independientemente de si lo hace con un dispositivo móvil como una tablet o un teléfono móvil o si lo hace con un computador<text:span text:style-name="T112">,</text:span> con la gran mayoría de sistemas operativos y entornos que usen todos estos dispositivos.</text:p>
      <text:p text:style-name="P117"/>
      <text:p text:style-name="P42">Cuestiones.</text:p>
      <text:p text:style-name="P15">Ninguna.</text:p>
      <text:p text:style-name="P1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33"><text:soft-page-break/><text:span text:style-name="T115">Caso de Uso: </text:span><text:span text:style-name="T118">Realizar</text:span><text:span text:style-name="T119"> apuesta</text:span><text:span text:style-name="T117">.</text:span></text:p>
      <text:p text:style-name="P24"/>
      <text:p text:style-name="P35">Descripción<text:span text:style-name="T3">.</text:span></text:p>
      <text:p text:style-name="P216">El usuario realiza una apuesta sobre las calificaciones de asignaturas en las que está matriculado o en las que está matriculado un amigo del usuario.</text:p>
      <text:p text:style-name="P133"/>
      <text:p text:style-name="P35">Actores<text:span text:style-name="T3">.</text:span></text:p>
      <text:p text:style-name="P5">El usuario que <text:span text:style-name="T157">desea realizar la apuesta.</text:span></text:p>
      <text:p text:style-name="P133"><text:s/></text:p>
      <text:p text:style-name="P133"><text:span text:style-name="T8">Precondiciones</text:span><text:span text:style-name="T9">.</text:span></text:p>
      <text:p text:style-name="P133"/>
      <text:p text:style-name="P133"><text:span text:style-name="T8">Postcondiciones</text:span><text:span text:style-name="T9">.</text:span></text:p>
      <text:p text:style-name="P128"><text:span text:style-name="T18">E</text:span><text:span text:style-name="T14">l usuario </text:span><text:span text:style-name="T30">realiza una nueva apuesta.</text:span></text:p>
      <text:p text:style-name="P133"/>
      <text:p text:style-name="P44">Escenario principal.</text:p>
      <text:p text:style-name="P161">1. El sistema muestra al usuario una lista de posibles usuarios sobre los que apostar (él mismo o sus amigos).</text:p>
      <text:p text:style-name="P123"><text:span text:style-name="T51">2</text:span><text:span text:style-name="T14">. </text:span><text:span text:style-name="T31">El usuario selecciona</text:span><text:span text:style-name="T48"> sobre quién apostará</text:span><text:span text:style-name="T51"> de la lista</text:span><text:span text:style-name="T49">.</text:span></text:p>
      <text:p text:style-name="P135"><text:span text:style-name="T51">3</text:span><text:span text:style-name="T14">. El sistema muestra al usuario una lista con las </text:span><text:span text:style-name="T45">asignaturas en las que está matriculado</text:span><text:span text:style-name="T50"> el usuario sobre el que se está apostando</text:span><text:span text:style-name="T46">, mostrando </text:span><text:span text:style-name="T47">si están ya marcadas o no</text:span><text:span text:style-name="T45">.</text:span></text:p>
      <text:p text:style-name="P136"><text:span text:style-name="T51">4</text:span><text:span text:style-name="T14">. El usuario </text:span><text:span text:style-name="T50">que desea hacer la apuesta </text:span><text:span text:style-name="T14">selecciona una asignatura de la lista.</text:span></text:p>
      <text:p text:style-name="P153"><text:span text:style-name="T166">5</text:span>. El sistema marca esa asignatura si no estaba antes marcada o le quita la marca si ya estaba marcada antes.</text:p>
      <text:p text:style-name="P154"><text:span text:style-name="T166">6</text:span>. Volver al paso<text:span text:style-name="T162"> 3 hasta que el usuario seleccione la opción "Confirmar asignaturas".</text:span></text:p>
      <text:p text:style-name="P157"><text:span text:style-name="T166">7</text:span>. El sistema muestra al usuario una lista de las asignaturas <text:span text:style-name="T163">marcadas por él</text:span>.</text:p>
      <text:p text:style-name="P158"><text:span text:style-name="T166">8</text:span>. El usuario selecciona una asignatura de la lista e introduce la nota final esperada.</text:p>
      <text:p text:style-name="P158"><text:span text:style-name="T166">9</text:span>. El sistema comprueba que la nota final introducida es válida (mayor o igual que 0 y menor o igual que 10)<text:span text:style-name="T164">.</text:span></text:p>
      <text:p text:style-name="P159"><text:span text:style-name="T166">10</text:span>. Volver al paso <text:span text:style-name="T166">7</text:span> hasta que el usuario seleccione la opción "Confirmar<text:span text:style-name="T165"> notas</text:span>".</text:p>
      <text:p text:style-name="P160">1<text:span text:style-name="T166">1</text:span>. El usuario introduce la cantidad de PINFcoins que desea apostar.</text:p>
      <text:p text:style-name="P160">1<text:span text:style-name="T166">2</text:span>. El sistema comprueba que el usuario dispone de PINFcoins suficientes para realizar la apuesta.</text:p>
      <text:p text:style-name="P291"><text:span text:style-name="T54">1</text:span><text:span text:style-name="T51">3</text:span><text:span text:style-name="T54">. El sistema crea la apuesta</text:span><text:span text:style-name="T86"> e informa al usuario de que se ha creado existosamente</text:span><text:span text:style-name="T54">.</text:span></text:p>
      <text:p text:style-name="P292"><text:span text:style-name="T54">1</text:span><text:span text:style-name="T14">4. </text:span><text:span text:style-name="T71">El sistema inicializa el caso de uso </text:span><text:span text:style-name="T56">Menú principal usuario</text:span><text:span text:style-name="T71">.</text:span></text:p>
      <text:p text:style-name="P44"/>
      <text:p text:style-name="P44">Extensiones.</text:p>
      <text:p text:style-name="P223"/>
      <text:p text:style-name="P221">3-6a. Volver a seleccionar usuario <text:span text:style-name="T229">sobre el que se</text:span> apuesta.</text:p>
      <text:p text:style-name="P221"><text:tab/>1. El usuario selecciona la opción "<text:span text:style-name="T212">Usuario</text:span>" (paso 1).</text:p>
      <text:p text:style-name="P221"/>
      <text:p text:style-name="P222"><text:span text:style-name="T169">7</text:span>-<text:span text:style-name="T169">10</text:span>a. Volver a seleccionar <text:span text:style-name="T169">las asignaturas</text:span>.</text:p>
      <text:p text:style-name="P222"><text:tab/>1. El usuario selecciona la opción "<text:span text:style-name="T212">Asignaturas</text:span>" (paso <text:span text:style-name="T169">3</text:span>).</text:p>
      <text:p text:style-name="P63"/>
      <text:p text:style-name="P219">9a. Nota no válida.</text:p>
      <text:p text:style-name="P219"><text:tab/>1. <text:span text:style-name="T53">El sistema comprueba que la nota final introducida</text:span><text:span text:style-name="T14"> no</text:span><text:span text:style-name="T53"> es válida</text:span><text:span text:style-name="T14">, informa al usuario de ello y <text:tab/>le solicita que de nuevo seleccione la nota y introduzca una nota (paso 7).</text:span></text:p>
      <text:p text:style-name="P162"/>
      <text:p text:style-name="P163">11a. Volver a introducir las notas finales.</text:p>
      <text:p text:style-name="P224"><text:span text:style-name="T14"><text:tab/></text:span><text:span text:style-name="T55">1. El usuario selecciona la opción "</text:span><text:span text:style-name="T87">Notas finales</text:span><text:span text:style-name="T55">" (paso </text:span><text:span text:style-name="T14">7</text:span><text:span text:style-name="T55">).</text:span></text:p>
      <text:p text:style-name="P162"><text:soft-page-break/></text:p>
      <text:p text:style-name="P164">12a. Cantidad de PINFcoins insuficiente.</text:p>
      <text:p text:style-name="P220"><text:span text:style-name="T14"><text:tab/>1. </text:span><text:span text:style-name="T54">El sistema comprueba que el usuario </text:span><text:span text:style-name="T14">no </text:span><text:span text:style-name="T54">dispone de PINFcoins suficientes para realizar la </text:span><text:span text:style-name="T14"><text:tab/></text:span><text:span text:style-name="T54">apuesta</text:span><text:span text:style-name="T14">, informa al usuario del error y le solicita que introduzca una nueva cantidad de <text:tab/>PINFcoins a apostar (paso 11).</text:span></text:p>
      <text:p text:style-name="P164"/>
      <text:p text:style-name="P165">13a. Error de conexión al crear la apuesta.</text:p>
      <text:p text:style-name="P165"><text:tab/>1. Se produce un error de conexión con el servidor de PINFbet para crear la nueva apuesta, el <text:tab/>sistema informa al usuario de ello<text:span text:style-name="T230">.</text:span></text:p>
      <text:p text:style-name="P225"><text:span text:style-name="T14"><text:tab/>2. El usuario selecciona la opción "</text:span><text:span text:style-name="T101">Reintentar</text:span><text:span text:style-name="T14">"</text:span><text:span text:style-name="T100"> (paso 13).</text:span></text:p>
      <text:p text:style-name="P63"/>
      <text:p text:style-name="P63">*a. Cancelar <text:span text:style-name="T167">creación de apuesta</text:span>.</text:p>
      <text:p text:style-name="P63"><text:tab/>1. El <text:span text:style-name="T4">usuario</text:span> selecciona la opción "Cancelar".</text:p>
      <text:p text:style-name="P63"><text:tab/>2. El sistema cancela <text:span text:style-name="T168">la creación de la apuesta</text:span>.</text:p>
      <text:p text:style-name="P230"><text:span text:style-name="T19"><text:tab/></text:span><text:span text:style-name="T14">3. Se inicializa el caso de uso Menú principal usuario.</text:span></text:p>
      <text:p text:style-name="P65"/>
      <text:p text:style-name="P70">*b. Salir de la aplicación.</text:p>
      <text:p text:style-name="P70"><text:tab/>1. El usuario selecciona la opción "Salir".</text:p>
      <text:p text:style-name="P234"><text:tab/>2. El sistema cierra su sesión.</text:p>
      <text:p text:style-name="P45"><text:span text:style-name="T14"><text:tab/></text:span><text:span text:style-name="T60">3</text:span><text:span text:style-name="T14">. </text:span><text:span text:style-name="T52">El sistema se cierra.</text:span></text:p>
      <text:p text:style-name="P133"/>
      <text:p text:style-name="P44">Variaciones.</text:p>
      <text:p text:style-name="P79">Ninguna.</text:p>
      <text:p text:style-name="P133"/>
      <text:p text:style-name="P133"><text:span text:style-name="T8">No</text:span><text:span text:style-name="T9"> </text:span><text:span text:style-name="T8">funcional.</text:span></text:p>
      <text:p text:style-name="P19">Ningun<text:span text:style-name="T213">o</text:span>.</text:p>
      <text:p text:style-name="P133"/>
      <text:p text:style-name="P44">Cuestiones.</text:p>
      <text:p text:style-name="P16">Ninguna.</text:p>
      <text:p text:style-name="P12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25"><text:soft-page-break/><text:span text:style-name="T115">Caso de Uso: </text:span><text:span text:style-name="T119">Comprobar apuestas</text:span><text:span text:style-name="T117">.</text:span></text:p>
      <text:p text:style-name="P23"/>
      <text:p text:style-name="P34">Descripción<text:span text:style-name="T3">.</text:span></text:p>
      <text:p text:style-name="P217">El usuario comprueba toda las apuestas que ha realizado y que todavía no se han terminado.</text:p>
      <text:p text:style-name="P121"/>
      <text:p text:style-name="P34">Actores<text:span text:style-name="T3">.</text:span></text:p>
      <text:p text:style-name="P4">El usuario que <text:span text:style-name="T157">desea comprobar sus apuestas realizadas</text:span>.</text:p>
      <text:p text:style-name="P121"><text:s/></text:p>
      <text:p text:style-name="P121"><text:span text:style-name="T8">Precondiciones</text:span><text:span text:style-name="T9">.</text:span></text:p>
      <text:p text:style-name="P121"/>
      <text:p text:style-name="P121"><text:span text:style-name="T8">Postcondiciones</text:span><text:span text:style-name="T9">.</text:span></text:p>
      <text:p text:style-name="P127"><text:span text:style-name="T18">E</text:span><text:span text:style-name="T14">l usuario </text:span><text:span text:style-name="T22">comprueba sus apuestas y puede que elimine apuesta</text:span><text:span text:style-name="T23">s suyas, con una penalización en sus PINFcoins en el último caso.</text:span></text:p>
      <text:p text:style-name="P121"/>
      <text:p text:style-name="P43">Escenario principal.</text:p>
      <text:p text:style-name="P122"><text:span text:style-name="T14">1. </text:span><text:span text:style-name="T24">El sistema muestra al usuario una lista de todas las apuestas que ha realizado y que todavía no han finalizado.</text:span></text:p>
      <text:p text:style-name="P155">2. El usuario selecciona una de las apuestas.</text:p>
      <text:p text:style-name="P129"><text:span text:style-name="T14">3. El sistema muestra al usuario la información relativa a </text:span><text:span text:style-name="T29">la</text:span><text:span text:style-name="T14"> apuesta</text:span><text:span text:style-name="T25"> seleccionada</text:span><text:span text:style-name="T14">.</text:span></text:p>
      <text:p text:style-name="P129"><text:span text:style-name="T14">4. El usuario selecciona la opción "</text:span><text:span text:style-name="T88">Apuestas</text:span><text:span text:style-name="T14">".</text:span></text:p>
      <text:p text:style-name="P156">5. Se vuelve al paso 1.</text:p>
      <text:p text:style-name="P59"/>
      <text:p text:style-name="P43">Extensiones.</text:p>
      <text:p text:style-name="P197">1a. Error de conexión al obtener las apuestas.</text:p>
      <text:p text:style-name="P197"><text:tab/>1. El sistema detecta un error de conexión al obtener la lista de apuestas realizadas y no <text:tab/>finalizadas del usuario e informa a éste de ello.</text:p>
      <text:p text:style-name="P197"><text:tab/>2. El usuario selecciona la opción "Reintentar" (paso 1).</text:p>
      <text:p text:style-name="P198"/>
      <text:p text:style-name="P130">4a. El usuario selecciona la opción "Eliminar apuesta".</text:p>
      <text:p text:style-name="P130"><text:tab/>1. El sistema muestra al usuario la cantidad de PINFcoins que tendrá que pagar para eliminar la <text:tab/>apuesta<text:span text:style-name="T158"> seleccionada</text:span>.</text:p>
      <text:p text:style-name="P130"><text:tab/>2. El usuario paga dicha cantidad de PINFcoins</text:p>
      <text:p text:style-name="P131"><text:tab/><text:tab/>2a. <text:span text:style-name="T159">PINFcoins insuficientes.</text:span></text:p>
      <text:p text:style-name="P297"><text:tab/><text:tab/><text:tab/>1. <text:span text:style-name="T160">El sistema detecta que el usuario no dispone de suficientes PINFcoins para <text:tab/><text:tab/><text:tab/><text:tab/>eliminar la apuesta, informa al usuario del error y no elimina la apuesta <text:tab/><text:tab/><text:tab/><text:tab/><text:tab/>seleccionada (paso 1).</text:span></text:p>
      <text:p text:style-name="P296"><text:tab/><text:tab/>2b. El usuario no decide pagar dicha cantidad de PINFcoins</text:p>
      <text:p text:style-name="P296"><text:tab/><text:tab/><text:tab/>1. El sistema no elimina la apuesta seleccionada<text:span text:style-name="T161"> (paso 1)</text:span>.</text:p>
      <text:p text:style-name="P130"><text:tab/>3. El sistema elimina la apuesta<text:span text:style-name="T158"> seleccionada (paso 1)</text:span>.</text:p>
      <text:p text:style-name="P231"><text:tab/><text:tab/>3a. Error de conexión para eliminar la apuesta.</text:p>
      <text:p text:style-name="P232"><text:tab/><text:tab/><text:tab/>1. El sistema detecta un error de conexión con el servidor para eliminar la <text:tab/><text:tab/><text:tab/><text:tab/>apuesta<text:span text:style-name="T231"> e</text:span> informa de ello al usuario<text:span text:style-name="T102">.</text:span></text:p>
      <text:p text:style-name="P226"><text:span text:style-name="T14"><text:tab/></text:span><text:span text:style-name="T58"><text:tab/><text:tab/></text:span><text:span text:style-name="T14">2. El usuario selecciona la opción "Re</text:span><text:span text:style-name="T102">intentar</text:span><text:span text:style-name="T14">"</text:span><text:span text:style-name="T90"> </text:span><text:span text:style-name="T14">(</text:span><text:span text:style-name="T89">paso 3 de 4a</text:span><text:span text:style-name="T14">).</text:span></text:p>
      <text:p text:style-name="P69"/>
      <text:p text:style-name="P64"><text:span text:style-name="T214">*</text:span>a. <text:span text:style-name="T215">Dejar de comprobar</text:span>.</text:p>
      <text:p text:style-name="P64"><text:tab/>1. El <text:span text:style-name="T4">usuario</text:span> selecciona la opción "<text:span text:style-name="T91">Inicio</text:span>".</text:p>
      <text:p text:style-name="P67"><text:tab/><text:span text:style-name="T170">2</text:span><text:span text:style-name="T56">. Se inicializa el caso de uso Menú principal usuario.</text:span></text:p>
      <text:p text:style-name="P199"/>
      <text:p text:style-name="P69"><text:soft-page-break/>*<text:span text:style-name="T214">b.</text:span> Salir de la aplicación.</text:p>
      <text:p text:style-name="P69"><text:tab/>1. El usuario selecciona la opción "Salir".</text:p>
      <text:p text:style-name="P235"><text:tab/>2. El sistema cierra su sesión.</text:p>
      <text:p text:style-name="P69"><text:tab/><text:span text:style-name="T172">3</text:span>. <text:span text:style-name="T5">El sistema se cierra.</text:span></text:p>
      <text:p text:style-name="P121"/>
      <text:p text:style-name="P43">Variaciones.</text:p>
      <text:p text:style-name="P78">Ninguna.</text:p>
      <text:p text:style-name="P121"/>
      <text:p text:style-name="P121"><text:span text:style-name="T8">No</text:span><text:span text:style-name="T9"> </text:span><text:span text:style-name="T8">funcional.</text:span></text:p>
      <text:p text:style-name="P182">Ninguno.</text:p>
      <text:p text:style-name="P121"/>
      <text:p text:style-name="P43">Cuestiones.</text:p>
      <text:p text:style-name="P17">Ninguna.</text:p>
      <text:p text:style-name="P17"/>
      <text:p text:style-name="P27"/>
      <text:p text:style-name="P233"><text:span text:style-name="T115">Caso de Uso: </text:span><text:span text:style-name="T120">Menú </text:span><text:span text:style-name="T125">social</text:span><text:span text:style-name="T121">.</text:span></text:p>
      <text:p text:style-name="P27"/>
      <text:p text:style-name="P36">Descripción<text:span text:style-name="T3">.</text:span></text:p>
      <text:p text:style-name="P7">El usuario<text:span text:style-name="T184"> comprueba sus amigos y solicitudes de amigos pendientes.</text:span></text:p>
      <text:p text:style-name="P233"/>
      <text:p text:style-name="P36">Actores<text:span text:style-name="T3">.</text:span></text:p>
      <text:p text:style-name="P9">El usuario<text:span text:style-name="T184"> que</text:span> <text:span text:style-name="T184">desea comprobar sus amigos y solicitudes de amigos pendientes.</text:span></text:p>
      <text:p text:style-name="P233"><text:s/></text:p>
      <text:p text:style-name="P233"><text:span text:style-name="T8">Precondiciones</text:span><text:span text:style-name="T9">.</text:span></text:p>
      <text:p text:style-name="P233"/>
      <text:p text:style-name="P233"><text:span text:style-name="T8">Postcondiciones</text:span><text:span text:style-name="T9">.</text:span></text:p>
      <text:p text:style-name="P10"><text:span text:style-name="T14">El usuario</text:span><text:span text:style-name="T69"> comprueba sus amigos y solicitudes de amigos pendientes.</text:span></text:p>
      <text:p text:style-name="P233"/>
      <text:p text:style-name="P46">Escenario principal.</text:p>
      <text:p text:style-name="P48"><text:span text:style-name="T14">1. El usuario selecciona la opción "Lista de am</text:span><text:span text:style-name="T64">igos"</text:span></text:p>
      <text:p text:style-name="P269"><text:span text:style-name="T61">2</text:span><text:span text:style-name="T14">. Include (Gestionar amigos</text:span><text:span text:style-name="T75"> e interactuar</text:span><text:span text:style-name="T14">).</text:span></text:p>
      <text:p text:style-name="P187"/>
      <text:p text:style-name="P46">Extensiones.</text:p>
      <text:p text:style-name="P249"><text:span text:style-name="T179">1a</text:span>. Seleccionar solicitud de amistad de la lista.</text:p>
      <text:p text:style-name="P258"><text:tab/>1. El usuario selecciona la opción "Solicitudes de amistad".</text:p>
      <text:p text:style-name="P298"><text:span text:style-name="T14"><text:tab/></text:span><text:span text:style-name="T73">2</text:span><text:span text:style-name="T14">. Include (Gestionar solicitud</text:span><text:span text:style-name="T66">es</text:span><text:span text:style-name="T14"> de amistad).</text:span></text:p>
      <text:p text:style-name="P191"/>
      <text:p text:style-name="P265">*a.<text:span text:style-name="T71"> Volver al menú</text:span><text:span text:style-name="T85"> inicial del usuario</text:span><text:span text:style-name="T71">.</text:span></text:p>
      <text:p text:style-name="P169"><text:tab/>1. El usuario selecciona la opción "<text:span text:style-name="T211">Inicio</text:span>".</text:p>
      <text:p text:style-name="P170"><text:tab/>2. El sistema inicializa el caso de uso <text:span text:style-name="T170">Menú principal usuario</text:span>.</text:p>
      <text:p text:style-name="P290"/>
      <text:p text:style-name="P74">*<text:span text:style-name="T189">b</text:span>. Salir de la aplicación.</text:p>
      <text:p text:style-name="P74"><text:tab/>1. El usuario selecciona la opción "Salir".</text:p>
      <text:p text:style-name="P239"><text:tab/>2. El sistema cierra su sesión.</text:p>
      <text:p text:style-name="P74"><text:span text:style-name="T14"><text:tab/></text:span><text:span text:style-name="T84">3</text:span><text:span text:style-name="T14">. </text:span><text:span text:style-name="T52">El sistema se cierra.</text:span></text:p>
      <text:p text:style-name="P245"/>
      <text:p text:style-name="P46">Variaciones.</text:p>
      <text:p text:style-name="P80">Ninguna.</text:p>
      <text:p text:style-name="P233"><text:soft-page-break/></text:p>
      <text:p text:style-name="P233"><text:span text:style-name="T8">No</text:span><text:span text:style-name="T9"> </text:span><text:span text:style-name="T8">funcional.</text:span></text:p>
      <text:p text:style-name="P183">Ninguno.</text:p>
      <text:p text:style-name="P233"/>
      <text:p text:style-name="P46">Cuestiones.</text:p>
      <text:p text:style-name="P18">Ninguna.</text:p>
      <text:p text:style-name="P18"/>
      <text:p text:style-name="P18"/>
      <text:p text:style-name="P257"><text:span text:style-name="T115">Caso de Uso: </text:span><text:span text:style-name="T122">Gestionar solicitud</text:span><text:span text:style-name="T123">es</text:span><text:span text:style-name="T122"> de amistad</text:span><text:span text:style-name="T121">.</text:span></text:p>
      <text:p text:style-name="P28"/>
      <text:p text:style-name="P37">Descripción<text:span text:style-name="T3">.</text:span></text:p>
      <text:p text:style-name="P218">El usuario <text:span text:style-name="T178">gestiona las solicitudes de amistad.</text:span></text:p>
      <text:p text:style-name="P257"/>
      <text:p text:style-name="P37">Actores<text:span text:style-name="T3">.</text:span></text:p>
      <text:p text:style-name="P6">El usuario que <text:span text:style-name="T157">desea gestionar las solicitudes de amistad.</text:span></text:p>
      <text:p text:style-name="P257"><text:s/></text:p>
      <text:p text:style-name="P257"><text:span text:style-name="T8">Precondiciones</text:span><text:span text:style-name="T9">.</text:span></text:p>
      <text:p text:style-name="P257"/>
      <text:p text:style-name="P257"><text:span text:style-name="T8">Postcondiciones</text:span><text:span text:style-name="T9">.</text:span></text:p>
      <text:p text:style-name="P240"><text:span text:style-name="T66">E</text:span><text:span text:style-name="T14">l usuario gestiona </text:span><text:span text:style-name="T66">sus solicitudes de amistad que ha enviado y que ha recibido</text:span><text:span text:style-name="T14">.</text:span></text:p>
      <text:p text:style-name="P257"/>
      <text:p text:style-name="P47">Escenario principal.</text:p>
      <text:p text:style-name="P49"><text:span text:style-name="T67">1</text:span><text:span text:style-name="T14">. </text:span><text:span text:style-name="T61">El sistema muestra al usuario una lista de</text:span><text:span text:style-name="T63"> todas las solicitudes de amistad pendientes</text:span><text:span text:style-name="T61">.</text:span></text:p>
      <text:p text:style-name="P248"><text:span text:style-name="T180">2</text:span>. <text:span text:style-name="T174">El usuario selecciona una solicitud de amistad que le ha enviado otro usuario.</text:span></text:p>
      <text:p text:style-name="P250"><text:span text:style-name="T180">3</text:span>. El usuario acepta la solicitud de amistad.</text:p>
      <text:p text:style-name="P250"><text:span text:style-name="T180">4</text:span>. El sistema registra que este usuario y el que envió la solicitud son ahora amigos<text:span text:style-name="T235"> y borra la solicitud en el receptor y en el emisor.</text:span></text:p>
      <text:p text:style-name="P250"><text:tab/><text:span text:style-name="T180">4</text:span>a. Error de conexión al registrar <text:span text:style-name="T175">a </text:span>los nuevos amigos<text:span text:style-name="T191"> o borrar las solicitudes</text:span>.</text:p>
      <text:p text:style-name="P250"><text:tab/><text:tab/><text:span text:style-name="T176">1. El sistema detecta un error de conexión con el servidor de PINFbet a la hora de <text:tab/><text:tab/><text:tab/>registrar a los nuevos amigos o borrar las solicitudes e informa al usuario de ello.</text:span></text:p>
      <text:p text:style-name="P299"><text:span text:style-name="T61"><text:tab/><text:tab/>2. El usuario selecciona la opción "</text:span><text:span text:style-name="T103">Reintentar</text:span><text:span text:style-name="T61">" (paso </text:span><text:span text:style-name="T68">4</text:span><text:span text:style-name="T61">).</text:span></text:p>
      <text:p text:style-name="P261"><text:span text:style-name="T104">5</text:span><text:span text:style-name="T14">. Volver al paso 1</text:span><text:span text:style-name="T70">.</text:span></text:p>
      <text:p text:style-name="P188"/>
      <text:p text:style-name="P47">Extensiones.</text:p>
      <text:p text:style-name="P200">1a. Error de conexión al obtener la lista de solicitudes.</text:p>
      <text:p text:style-name="P200"><text:tab/>1. El sistema detecta un error a la hora de obtener la lista de solicitudes de amistad pendientes <text:tab/>del usuario e informa a éste de ello.</text:p>
      <text:p text:style-name="P200"><text:tab/>2. El usuario selecciona la opción "Reintentar".</text:p>
      <text:p text:style-name="P175"/>
      <text:p text:style-name="P175"/>
      <text:p text:style-name="P175"/>
      <text:p text:style-name="P175"/>
      <text:p text:style-name="P175"/>
      <text:p text:style-name="P175"/>
      <text:p text:style-name="P175"/>
      <text:p text:style-name="P175"/>
      <text:p text:style-name="P175"/>
      <text:p text:style-name="P175"/>
      <text:p text:style-name="P174"><text:soft-page-break/>2<text:span text:style-name="T189">a</text:span>. Solicitudes enviadas por el usuario.</text:p>
      <text:p text:style-name="P174"><text:tab/>1. El usuario selecciona una solicitud que él mismo ha enviado a otro usuario.</text:p>
      <text:p text:style-name="P174"><text:tab/>2. El usuario selecciona la opción "Borrar".</text:p>
      <text:p text:style-name="P174"><text:tab/>3. El sistema borra esa solicitud de la cuenta del emisor y del receptor<text:span text:style-name="T188"> (paso 1).</text:span></text:p>
      <text:p text:style-name="P176"><text:tab/><text:tab/>3a<text:span text:style-name="T177">. Error de conexión al borrar la solicitud.</text:span></text:p>
      <text:p text:style-name="P254"><text:tab/><text:tab/><text:span text:style-name="T181"><text:tab/></text:span>1. El sistema <text:span text:style-name="T176">detecta un error de conexión con el servido</text:span>r <text:span text:style-name="T200">a la hora de borrar la <text:tab/><text:tab/><text:tab/><text:tab/>solicitud </text:span>e informa al usuario de ello.</text:p>
      <text:p text:style-name="P177"><text:tab/><text:tab/><text:span text:style-name="T181"><text:tab/></text:span>2. El usuario selecciona la opción "<text:span text:style-name="T232">Reintentar</text:span>" (paso <text:span text:style-name="T186">3 de 2a).</text:span></text:p>
      <text:p text:style-name="P178"><text:tab/><text:tab/><text:tab/><text:tab/>2a. <text:span text:style-name="T183">Volver a lista.</text:span></text:p>
      <text:p text:style-name="P179"><text:tab/><text:span text:style-name="T190"><text:tab/><text:tab/><text:tab/><text:tab/></text:span>1. El usuario selecciona la opción "<text:span text:style-name="T233">Lista</text:span>"(paso 1).</text:p>
      <text:p text:style-name="P271"/>
      <text:p text:style-name="P271">2b. Crear solicitud.</text:p>
      <text:p text:style-name="P271"><text:tab/>1. El usuario selecciona la opción "Nueva solicitud".</text:p>
      <text:p text:style-name="P275"><text:tab/>2. Include (Crear solicitud).</text:p>
      <text:p text:style-name="P275"/>
      <text:p text:style-name="P251"><text:span text:style-name="T180">3</text:span>a. Rechazar la solicitud de amistad.</text:p>
      <text:p text:style-name="P251"><text:tab/>1. El usuario <text:span text:style-name="T207">selecciona la opción "Rechazar".</text:span></text:p>
      <text:p text:style-name="P251"><text:tab/>2. El sistema borra la solicitud de amistad<text:span text:style-name="T185"> y cambia la misma solicitud en la cuenta del emisor a <text:tab/>estado Rechazada</text:span> (paso 1).</text:p>
      <text:p text:style-name="P251"><text:tab/><text:span text:style-name="T181"><text:tab/>2</text:span>a. <text:span text:style-name="T174">Error de conexión al borrar la solicitud.</text:span></text:p>
      <text:p text:style-name="P253"><text:tab/><text:tab/><text:span text:style-name="T181"><text:tab/></text:span>1. El sistema <text:span text:style-name="T176">detecta un error de conexión con el servido</text:span>r<text:span text:style-name="T210"> a la hora de rechazar la <text:tab/><text:tab/><text:tab/>solicitud</text:span> e informa al usuario de ello.</text:p>
      <text:p text:style-name="P256"><text:tab/><text:tab/><text:span text:style-name="T181"><text:tab/></text:span>2. El usuario selecciona la opción "<text:span text:style-name="T103">Reintentar</text:span>" (paso <text:span text:style-name="T182">2 de 3a).</text:span></text:p>
      <text:p text:style-name="P253"/>
      <text:p text:style-name="P288">3b. Bloquear al usuario emisor de la solicitud.</text:p>
      <text:p text:style-name="P288"><text:tab/>1. El usuario selecciona la opción "Bloquear <text:span text:style-name="T208">usuario</text:span>".</text:p>
      <text:p text:style-name="P289"><text:tab/><text:span text:style-name="T177">2. El sistema borra la solicitud de amistad, cambia la misma solicitud en la cuenta del emisor a <text:tab/>estado Rechazada y bloquea al emisor en la cuenta del usuario (paso 1).</text:span></text:p>
      <text:p text:style-name="P252"><text:tab/><text:span text:style-name="T181"><text:tab/>2</text:span>a. <text:span text:style-name="T174">Error de conexión al bloquear al emisor.</text:span></text:p>
      <text:p text:style-name="P255"><text:tab/><text:tab/><text:span text:style-name="T181"><text:tab/></text:span>1. El sistema <text:span text:style-name="T176">detecta un error de conexión con el servido</text:span>r<text:span text:style-name="T209"> a la hora de bloquear al <text:tab/><text:tab/><text:tab/>emisor de la solicitud</text:span> e <text:span text:style-name="T209">i</text:span>nforma al usuario de ello.</text:p>
      <text:p text:style-name="P256"><text:tab/><text:tab/><text:span text:style-name="T181"><text:tab/></text:span>2. El usuario selecciona la opción "<text:span text:style-name="T103">Reintentar</text:span>" (paso <text:span text:style-name="T182">2 de 3b).</text:span></text:p>
      <text:p text:style-name="P253"/>
      <text:p text:style-name="P260"><text:span text:style-name="T187">3</text:span>-4a. Volver a lista.</text:p>
      <text:p text:style-name="P260"><text:tab/>1. El usuario selecciona la opción "Volver a la lista"(paso 1).</text:p>
      <text:p text:style-name="P257"/>
      <text:p text:style-name="P262">*a.<text:span text:style-name="T71"> Volver al menú </text:span><text:span text:style-name="T92">social</text:span><text:span text:style-name="T71">.</text:span></text:p>
      <text:p text:style-name="P166"><text:tab/>1. El usuario selecciona la opción "<text:span text:style-name="T204">Social</text:span>".</text:p>
      <text:p text:style-name="P166"><text:tab/>2. El sistema inicializa el caso de uso Menú <text:span text:style-name="T204">social</text:span>.</text:p>
      <text:p text:style-name="P166"/>
      <text:p text:style-name="P266">*<text:span text:style-name="T216">b</text:span>.<text:span text:style-name="T71"> Volver al menú</text:span><text:span text:style-name="T85"> inicial del usuario</text:span><text:span text:style-name="T71">.</text:span></text:p>
      <text:p text:style-name="P171"><text:tab/>1. El usuario selecciona la opción "<text:span text:style-name="T211">Inicio</text:span>".</text:p>
      <text:p text:style-name="P171"><text:tab/>2. El sistema inicializa el caso de uso <text:span text:style-name="T170">Menú principal usuario</text:span>.</text:p>
      <text:p text:style-name="P257"/>
      <text:p text:style-name="P71">*<text:span text:style-name="T216">c</text:span>. Salir de la aplicación.</text:p>
      <text:p text:style-name="P71"><text:tab/>1. El usuario selecciona la opción "Salir".</text:p>
      <text:p text:style-name="P236"><text:tab/>2. El sistema cierra su sesión.</text:p>
      <text:p text:style-name="P71"><text:tab/><text:span text:style-name="T172">3</text:span>. <text:span text:style-name="T5">El sistema se cierra.</text:span></text:p>
      <text:p text:style-name="P257"/>
      <text:p text:style-name="P47"><text:soft-page-break/>Variaciones.</text:p>
      <text:p text:style-name="P81">Ninguna.</text:p>
      <text:p text:style-name="P257"/>
      <text:p text:style-name="P257"><text:span text:style-name="T8">No</text:span><text:span text:style-name="T9"> </text:span><text:span text:style-name="T8">funcional.</text:span></text:p>
      <text:p text:style-name="P184">Ninguno.</text:p>
      <text:p text:style-name="P257"/>
      <text:p text:style-name="P47">Cuestiones.</text:p>
      <text:p text:style-name="P204">Ninguna.</text:p>
      <text:p text:style-name="P204"/>
      <text:p text:style-name="P30"/>
      <text:p text:style-name="P276"><text:span text:style-name="T115">Caso de Uso: </text:span><text:span text:style-name="T127">Crear solicitud</text:span></text:p>
      <text:p text:style-name="P30"/>
      <text:p text:style-name="P39">Descripción<text:span text:style-name="T3">.</text:span></text:p>
      <text:p text:style-name="P293">Crear una nueva solicitud de amistad.</text:p>
      <text:p text:style-name="P276"/>
      <text:p text:style-name="P39">Actores<text:span text:style-name="T3">.</text:span></text:p>
      <text:p text:style-name="P12">El usuario que <text:span text:style-name="T157">desea crear una nueva solicitud de amistad.</text:span></text:p>
      <text:p text:style-name="P276"><text:s/></text:p>
      <text:p text:style-name="P276"><text:span text:style-name="T8">Precondiciones</text:span><text:span text:style-name="T9">.</text:span></text:p>
      <text:p text:style-name="P276"/>
      <text:p text:style-name="P276"><text:span text:style-name="T8">Postcondiciones</text:span><text:span text:style-name="T9">.</text:span></text:p>
      <text:p text:style-name="P12"><text:span text:style-name="T14">El usuari</text:span><text:span text:style-name="T79">o</text:span><text:span text:style-name="T78"> cre</text:span><text:span text:style-name="T79">a</text:span><text:span text:style-name="T78"> una nueva solicitud de amistad.</text:span></text:p>
      <text:p text:style-name="P276"/>
      <text:p text:style-name="P51">Escenario principal.</text:p>
      <text:p text:style-name="P272"><text:tab/><text:span text:style-name="T197">1</text:span>. El usuario introduce el nombre del usuario al cual desea enviar una solicitud de amistad.</text:p>
      <text:p text:style-name="P272"><text:tab/><text:span text:style-name="T197">2</text:span>. El sistema comprueba que dicho usuario existe.</text:p>
      <text:p text:style-name="P272"><text:tab/><text:span text:style-name="T197">3</text:span>. El sistema comprueba que <text:span text:style-name="T194">dicho usuario </text:span>no tiene a el usuario emisor bloqueado<text:span text:style-name="T195">.</text:span></text:p>
      <text:p text:style-name="P211"><text:span text:style-name="T70"><text:tab/></text:span><text:span text:style-name="T80">4</text:span><text:span text:style-name="T70">. El sistema registra la nueva solicitud y la envía a dicho usuario.</text:span></text:p>
      <text:p text:style-name="P213"><text:span text:style-name="T70"><text:tab/></text:span><text:span text:style-name="T14">5. El sistema informa al usuario de que se ha creado la solicitud exitosamente.</text:span></text:p>
      <text:p text:style-name="P212"><text:span text:style-name="T70"><text:tab/></text:span><text:span text:style-name="T83">6</text:span><text:span text:style-name="T14">. Inicializar el caso de uso </text:span><text:span text:style-name="T82">Gestionar solicitud</text:span><text:span text:style-name="T66">es</text:span><text:span text:style-name="T82"> de amistad</text:span><text:span text:style-name="T81">.</text:span></text:p>
      <text:p text:style-name="P189"/>
      <text:p text:style-name="P51">Extensiones.</text:p>
      <text:p text:style-name="P273"><text:span text:style-name="T197">2</text:span>a. Usuario inexistente.</text:p>
      <text:p text:style-name="P273"><text:tab/>1. El sistema comprueba que el usuario especificado por el nombre introducido <text:tab/><text:tab/><text:tab/><text:tab/>no existe, informa al usuario que introdujo el nombre de ello y le solicita que <text:tab/><text:tab/><text:tab/><text:tab/>introduzca otro nombre (paso <text:span text:style-name="T234">1</text:span>).</text:p>
      <text:p text:style-name="P273"/>
      <text:p text:style-name="P274"><text:span text:style-name="T199">3</text:span>a. Usuario <text:span text:style-name="T196">emisor bloqueado</text:span>.</text:p>
      <text:p text:style-name="P274"><text:tab/>1. El sistema comprueba que el usuario especificado por el nombre introducido <text:tab/><text:tab/><text:tab/><text:tab/><text:span text:style-name="T196">tiene al usuario emisor bloqueado</text:span>, informa al usuario que introdujo el nombre de <text:span text:style-name="T196"><text:tab/></text:span><text:span text:style-name="T150"><text:tab/><text:tab/></text:span><text:span text:style-name="T149">ello y le solicita que introduzca otro nombre (paso </text:span><text:span text:style-name="T152">1</text:span><text:span text:style-name="T149">).</text:span></text:p>
      <text:p text:style-name="P214"/>
      <text:p text:style-name="P215">4a. Error de conexión al crear la solicitud.</text:p>
      <text:p text:style-name="P215"><text:tab/>1. El sistema detecta un error de conexión con el servidor a la hora de crear la solicitud e <text:tab/>informa al usuario de ello.</text:p>
      <text:p text:style-name="P278"><text:span text:style-name="T149"><text:tab/>2. El usuario selecciona la opción "Reintentar"</text:span><text:span text:style-name="T151"> (paso 4).</text:span></text:p>
      <text:p text:style-name="P276"/>
      <text:p text:style-name="P277"/>
      <text:p text:style-name="P277"><text:soft-page-break/>*a. Volver a la lista de solicitudes.</text:p>
      <text:p text:style-name="P277"><text:tab/>1<text:span text:style-name="T145">. El usuario selecciona la opción "</text:span><text:span text:style-name="T146">L</text:span><text:span text:style-name="T145">ista".</text:span></text:p>
      <text:p text:style-name="P277"><text:span text:style-name="T145"><text:tab/>2. El sistema inicializa el aso de uso</text:span><text:span text:style-name="T128"> </text:span><text:span text:style-name="T139">Gestionar solicitud</text:span><text:span text:style-name="T140">es</text:span><text:span text:style-name="T139"> de amistad</text:span><text:span text:style-name="T128">.</text:span></text:p>
      <text:p text:style-name="P276"/>
      <text:p text:style-name="P264">*<text:span text:style-name="T198">b</text:span>.<text:span text:style-name="T71"> Volver al menú de amigos.</text:span></text:p>
      <text:p text:style-name="P168"><text:tab/>1. El usuario selecciona la opción "<text:span text:style-name="T204">Social</text:span>".</text:p>
      <text:p text:style-name="P168"><text:tab/>2. El sistema inicializa el caso de uso Menú <text:span text:style-name="T203">social</text:span>.</text:p>
      <text:p text:style-name="P73"/>
      <text:p text:style-name="P267">*<text:span text:style-name="T217">c</text:span>.<text:span text:style-name="T71"> Volver al menú</text:span><text:span text:style-name="T85"> inicial del usuario</text:span><text:span text:style-name="T71">.</text:span></text:p>
      <text:p text:style-name="P172"><text:tab/>1. El usuario selecciona la opción "<text:span text:style-name="T211">Inicio</text:span>".</text:p>
      <text:p text:style-name="P172"><text:tab/>2. El sistema inicializa el caso de uso <text:span text:style-name="T170">Menú principal usuario</text:span>.</text:p>
      <text:p text:style-name="P73"/>
      <text:p text:style-name="P73">*<text:span text:style-name="T217">d</text:span>. Salir de la aplicación.</text:p>
      <text:p text:style-name="P73"><text:tab/>1. El usuario selecciona la opción "Salir".</text:p>
      <text:p text:style-name="P238"><text:tab/>2. El sistema cierra su sesión.</text:p>
      <text:p text:style-name="P73"><text:tab/><text:span text:style-name="T172">3</text:span>. <text:span text:style-name="T5">El sistema se cierra.</text:span></text:p>
      <text:p text:style-name="P276"/>
      <text:p text:style-name="P51">Variaciones.</text:p>
      <text:p text:style-name="P83">Ninguna.</text:p>
      <text:p text:style-name="P276"/>
      <text:p text:style-name="P276"><text:span text:style-name="T8">No</text:span><text:span text:style-name="T9"> </text:span><text:span text:style-name="T8">funcional.</text:span></text:p>
      <text:p text:style-name="P185">Ninguno.</text:p>
      <text:p text:style-name="P276"/>
      <text:p text:style-name="P51">Cuestiones.</text:p>
      <text:p text:style-name="P205">Ninguna.</text:p>
      <text:p text:style-name="P21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70"><text:soft-page-break/><text:span text:style-name="T115">Caso de Uso: </text:span><text:span text:style-name="T124">Gestionar amigos</text:span><text:span text:style-name="T126"> e interactuar</text:span></text:p>
      <text:p text:style-name="P29"/>
      <text:p text:style-name="P38">Descripción<text:span text:style-name="T3">.</text:span></text:p>
      <text:p text:style-name="P8">El usuario<text:span text:style-name="T184"> gestiona sus amigos e interactúa con ellos.</text:span></text:p>
      <text:p text:style-name="P270"/>
      <text:p text:style-name="P38">Actores<text:span text:style-name="T3">.</text:span></text:p>
      <text:p text:style-name="P11">El usuario<text:span text:style-name="T184"> que</text:span> <text:span text:style-name="T184">desea gestionar sus amigos e interactuar con ellos.</text:span></text:p>
      <text:p text:style-name="P270"><text:s/></text:p>
      <text:p text:style-name="P270"><text:span text:style-name="T8">Precondiciones</text:span><text:span text:style-name="T9">.</text:span></text:p>
      <text:p text:style-name="P270"/>
      <text:p text:style-name="P270"><text:span text:style-name="T8">Postcondiciones</text:span><text:span text:style-name="T9">.</text:span></text:p>
      <text:p text:style-name="P11"><text:span text:style-name="T69">El usuario gestiona sus amigos e interact</text:span><text:span text:style-name="T76">úa </text:span><text:span text:style-name="T69">con ellos.</text:span></text:p>
      <text:p text:style-name="P192"/>
      <text:p text:style-name="P50">Escenario principal.</text:p>
      <text:p text:style-name="P124"><text:span text:style-name="T72">1</text:span><text:span text:style-name="T14">. </text:span><text:span text:style-name="T61">El sistema muestra al usuario una lista de todos sus amigos</text:span><text:span text:style-name="T63"> (marcando los amigos que han enviado mensajes sin leer)</text:span><text:span text:style-name="T61">.</text:span></text:p>
      <text:p text:style-name="P241"><text:span text:style-name="T72">2</text:span><text:span text:style-name="T14">. El usuario selecciona un amigo de la lista.</text:span></text:p>
      <text:p text:style-name="P241"><text:span text:style-name="T72">3</text:span><text:span text:style-name="T14">. El usuario selecciona la opción "Chat".</text:span></text:p>
      <text:p text:style-name="P241"><text:span text:style-name="T72">4</text:span><text:span text:style-name="T14">. El sistema muestra al usuario el chat que tiene con ese amigo seleccionado.</text:span></text:p>
      <text:p text:style-name="P242"><text:span text:style-name="T72">5</text:span><text:span text:style-name="T14">. </text:span><text:span text:style-name="T62">El usuario escribe un mensaje en el chat.</text:span></text:p>
      <text:p text:style-name="P243"><text:span text:style-name="T72">6</text:span><text:span text:style-name="T14">. El sistema envía dicho mensaje al amigo del usuario.</text:span></text:p>
      <text:p text:style-name="P244"><text:span text:style-name="T72">7</text:span><text:span text:style-name="T14">. Volver al paso 4.</text:span></text:p>
      <text:p text:style-name="P99"><text:span text:style-name="T148">8</text:span><text:span text:style-name="T147">. Volver al paso 1.</text:span></text:p>
      <text:p text:style-name="P190"/>
      <text:p text:style-name="P50">Extensiones.</text:p>
      <text:p text:style-name="P246"><text:span text:style-name="T192">1</text:span>a. Error de conexión al mostrar la lista.</text:p>
      <text:p text:style-name="P246"><text:tab/>1. El sistema detecta un error de conexión a la hora de obtener la lista de amigos y solicitudes de <text:tab/>amistad del usuario e informa a éste de ello.</text:p>
      <text:p text:style-name="P247"><text:tab/>2. <text:span text:style-name="T173">El usuario selecciona la opción "</text:span><text:span text:style-name="T103">Reintentar</text:span><text:span text:style-name="T173">" (paso 1).</text:span></text:p>
      <text:p text:style-name="P279"/>
      <text:p text:style-name="P279">3a. Borrar amigo.</text:p>
      <text:p text:style-name="P279"><text:tab/>1. El usuario selecciona la opción "Borrar".</text:p>
      <text:p text:style-name="P279"><text:tab/>2. El sistema registra que éste usuario y el amigo seleccionado de la lista ya no son amigos <text:tab/>(paso 1).</text:p>
      <text:p text:style-name="P279"><text:tab/><text:tab/>2a. Error de conexión al borrar <text:span text:style-name="T205">al </text:span>amigo.</text:p>
      <text:p text:style-name="P279"><text:tab/><text:tab/><text:tab/>1. El sistema detecta un error de conexión con el servidor a la hora de registrar</text:p>
      <text:p text:style-name="P279"><text:tab/><text:tab/><text:tab/> que éste usuario y el amigo seleccionado de la lista ya no son amigos e informa <text:tab/><text:tab/><text:tab/><text:tab/>al usuario de ello.</text:p>
      <text:p text:style-name="P279"><text:tab/><text:tab/><text:tab/>2. El usuario selecciona la opción "Reintentar" (paso 2 de 3a).</text:p>
      <text:p text:style-name="P279"/>
      <text:p text:style-name="P287">3b. Bloquear amigo.</text:p>
      <text:p text:style-name="P287"><text:tab/>1. El usuario selecciona la opción "Bloquear".</text:p>
      <text:p text:style-name="P287"><text:tab/><text:span text:style-name="T201">2. El sistema registra que éste usuario y el amigo seleccionado de la lista ya no son amigos</text:span> y <text:tab/>que además éste usuario ha bloqueado a dicho amigo<text:span text:style-name="T201"> (paso 1).</text:span></text:p>
      <text:p text:style-name="P280"><text:tab/><text:tab/>2a. Error de conexión al <text:span text:style-name="T205">bloquear al</text:span> amigo.</text:p>
      <text:p text:style-name="P280"><text:tab/><text:tab/><text:tab/>1. El sistema detecta un error de conexión con el servidor a la hora <text:span text:style-name="T205">bloquear al <text:tab/><text:tab/><text:tab/><text:tab/>amigo e informa al usuario de ello</text:span>.</text:p>
      <text:p text:style-name="P280"><text:tab/><text:tab/><text:tab/>2. El usuario selecciona la opción "Reintentar" (paso 2 de 3<text:span text:style-name="T206">b</text:span>).</text:p>
      <text:p text:style-name="P279"><text:soft-page-break/></text:p>
      <text:p text:style-name="P283">4a. Error de conexión al obtener el chat.</text:p>
      <text:p text:style-name="P283"><text:tab/>1. El sistema detecta un error de conexión con el servidor para obtener el chat entre el usuario y <text:tab/>el amigo seleccionado por el mismo e informa al usuario de ello.</text:p>
      <text:p text:style-name="P284"><text:tab/>2. El usuario selecciona la opción "Reintentar" (paso 4).</text:p>
      <text:p text:style-name="P284"/>
      <text:p text:style-name="P285">6a. Error de conexión al enviar el mensaje.</text:p>
      <text:p text:style-name="P285"><text:tab/>1. El sistema detecta un error de conexión con el servidor a la hora de enviar un mensaje al <text:tab/>amigo del usuario e informa a dicho usuario del error.</text:p>
      <text:p text:style-name="P285"><text:tab/>2. El usuario selecciona la opción "Reintentar" (paso 6).</text:p>
      <text:p text:style-name="P286"><text:tab/><text:tab/>2a. Nuevo mensaje</text:p>
      <text:p text:style-name="P286"><text:tab/><text:tab/><text:tab/>1. El usuario selecciona la opción "Nuevo mensaje".</text:p>
      <text:p text:style-name="P286"><text:tab/><text:tab/><text:tab/>2. El sistema desecha el antiguo mensaje (paso 4).</text:p>
      <text:p text:style-name="P279"/>
      <text:p text:style-name="P281">3-<text:span text:style-name="T202">7a. Volver a la lista.</text:span></text:p>
      <text:p text:style-name="P282"><text:tab/>1. El usuario selecciona la opción "Lista" (paso 1).</text:p>
      <text:p text:style-name="P270"/>
      <text:p text:style-name="P263">*a.<text:span text:style-name="T71"> Volver al menú </text:span><text:span text:style-name="T77">social</text:span><text:span text:style-name="T71">.</text:span></text:p>
      <text:p text:style-name="P167"><text:tab/>1. El usuario selecciona la opción "<text:span text:style-name="T204">Social</text:span>".</text:p>
      <text:p text:style-name="P167"><text:tab/>2. El sistema inicializa el caso de uso Menú <text:span text:style-name="T193">social</text:span>.</text:p>
      <text:p text:style-name="P167"/>
      <text:p text:style-name="P268">*<text:span text:style-name="T218">b</text:span>.<text:span text:style-name="T71"> Volver al menú</text:span><text:span text:style-name="T85"> inicial del usuario</text:span><text:span text:style-name="T71">.</text:span></text:p>
      <text:p text:style-name="P173"><text:tab/>1. El usuario selecciona la opción "<text:span text:style-name="T211">Inicio</text:span>".</text:p>
      <text:p text:style-name="P173"><text:tab/>2. El sistema inicializa el caso de uso <text:span text:style-name="T170">Menú principal usuario</text:span>.</text:p>
      <text:p text:style-name="P72"/>
      <text:p text:style-name="P72">*<text:span text:style-name="T218">c</text:span>. Salir de la aplicación.</text:p>
      <text:p text:style-name="P72"><text:tab/>1. El usuario selecciona la opción "Salir".</text:p>
      <text:p text:style-name="P237"><text:tab/>2. El sistema cierra su sesión.</text:p>
      <text:p text:style-name="P72"><text:tab/><text:span text:style-name="T172">3</text:span>. <text:span text:style-name="T5">El sistema se cierra.</text:span></text:p>
      <text:p text:style-name="P246"/>
      <text:p text:style-name="P50">Variaciones.</text:p>
      <text:p text:style-name="P82">Ninguna.</text:p>
      <text:p text:style-name="P270"/>
      <text:p text:style-name="P270"><text:span text:style-name="T8">No</text:span><text:span text:style-name="T9"> </text:span><text:span text:style-name="T8">funcional.</text:span></text:p>
      <text:p text:style-name="P186">Ninguno.</text:p>
      <text:p text:style-name="P270"/>
      <text:p text:style-name="P50">Cuestiones.</text:p>
      <text:p text:style-name="P206">Ningu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20-11-07T17:37:20.214000000</dc:date>
    <meta:editing-duration>PT9H41M38S</meta:editing-duration>
    <meta:editing-cycles>582</meta:editing-cycles>
    <meta:document-statistic meta:table-count="0" meta:image-count="0" meta:object-count="0" meta:page-count="17" meta:paragraph-count="476" meta:word-count="4394" meta:character-count="26246" meta:non-whitespace-character-count="21920"/>
  </office:meta>
</office:document-meta>
</file>